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52.44pt"/>
    </style:style>
    <style:style style:name="co6" style:family="table-column">
      <style:table-column-properties fo:break-before="auto" style:column-width="53.26pt"/>
    </style:style>
    <style:style style:name="co7" style:family="table-column">
      <style:table-column-properties fo:break-before="auto" style:column-width="44.76pt"/>
    </style:style>
    <style:style style:name="co8" style:family="table-column">
      <style:table-column-properties fo:break-before="auto" style:column-width="43.99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41.64pt"/>
    </style:style>
    <style:style style:name="co11" style:family="table-column">
      <style:table-column-properties fo:break-before="auto" style:column-width="40.9pt"/>
    </style:style>
    <style:style style:name="co12" style:family="table-column">
      <style:table-column-properties fo:break-before="auto" style:column-width="48.61pt"/>
    </style:style>
    <style:style style:name="co13" style:family="table-column">
      <style:table-column-properties fo:break-before="auto" style:column-width="59.41pt"/>
    </style:style>
    <style:style style:name="co14" style:family="table-column">
      <style:table-column-properties fo:break-before="auto" style:column-width="47.85pt"/>
    </style:style>
    <style:style style:name="co15" style:family="table-column">
      <style:table-column-properties fo:break-before="auto" style:column-width="38.55pt"/>
    </style:style>
    <style:style style:name="co16" style:family="table-column">
      <style:table-column-properties fo:break-before="auto" style:column-width="77.16pt"/>
    </style:style>
    <style:style style:name="co17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cccccc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pt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pt"/>
      <style:map style:condition="cell-content()&lt;-1*DQ_TO_DQS" style:apply-style-name="DarkBlue" style:base-cell-address="Sheet1.Q2"/>
      <style:map style:condition="cell-content()&lt;-5" style:apply-style-name="LightBlue" style:base-cell-address="Sheet1.Q2"/>
      <style:map style:condition="cell-content()&gt;DQ_TO_DQS" style:apply-style-name="DarkRed" style:base-cell-address="Sheet1.Q2"/>
      <style:map style:condition="cell-content()&gt;5" style:apply-style-name="LightRed" style:base-cell-address="Sheet1.Q2"/>
      <style:map style:condition="cell-content-is-between(-5,5)" style:apply-style-name="Green" style:base-cell-address="Sheet1.Q2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pt"/>
      <style:map style:condition="cell-content()&lt;-CLK_TO_DQ" style:apply-style-name="DarkBlue" style:base-cell-address="Sheet1.Q82"/>
      <style:map style:condition="cell-content()&lt;-5" style:apply-style-name="LightBlue" style:base-cell-address="Sheet1.Q82"/>
      <style:map style:condition="cell-content()&gt;CLK_TO_DQ" style:apply-style-name="DarkRed" style:base-cell-address="Sheet1.Q82"/>
      <style:map style:condition="cell-content()&gt;5" style:apply-style-name="LightRed" style:base-cell-address="Sheet1.Q82"/>
      <style:map style:condition="cell-content-is-between(-5,5)" style:apply-style-name="Green" style:base-cell-address="Sheet1.Q82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pt"/>
      <style:map style:condition="cell-content()&lt;0" style:apply-style-name="DarkBlue" style:base-cell-address="Sheet1.Q108"/>
      <style:map style:condition="cell-content()&lt;400" style:apply-style-name="LightBlue" style:base-cell-address="Sheet1.Q108"/>
      <style:map style:condition="cell-content()&gt;1600" style:apply-style-name="DarkRed" style:base-cell-address="Sheet1.Q108"/>
      <style:map style:condition="cell-content()&gt;800" style:apply-style-name="LightRed" style:base-cell-address="Sheet1.Q108"/>
      <style:map style:condition="cell-content-is-between(400,800)" style:apply-style-name="Green" style:base-cell-address="Sheet1.Q108"/>
    </style:style>
    <style:style style:name="ce18" style:family="table-cell" style:parent-style-name="LightRed">
      <style:table-cell-properties fo:background-color="transparent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5"/>
        <table:table-column table:style-name="co11" table:default-cell-style-name="ce5"/>
        <table:table-column table:style-name="co8" table:default-cell-style-name="ce5"/>
        <table:table-column table:style-name="co12" table:default-cell-style-name="ce5"/>
        <table:table-column table:style-name="co13" table:default-cell-style-name="ce13"/>
        <table:table-column table:style-name="co12" table:number-columns-repeated="2" table:default-cell-style-name="ce13"/>
        <table:table-column table:style-name="co1" table:default-cell-style-name="ce9"/>
        <table:table-column table:style-name="co14" table:default-cell-style-name="ce9"/>
        <table:table-column table:style-name="co6" table:default-cell-style-name="ce9"/>
        <table:table-column table:style-name="co8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0"/>
        <table:table-column table:style-name="co1" table:number-columns-repeated="999" table:default-cell-style-name="Default"/>
        <table:table-row table:style-name="ro1">
          <table:table-cell table:style-name="ce1" office:value-type="string" calcext:value-type="string">
            <text:p>Signal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Group</text:p>
          </table:table-cell>
          <table:table-cell table:style-name="ce6" office:value-type="string" calcext:value-type="string">
            <text:p>Pkg min</text:p>
          </table:table-cell>
          <table:table-cell table:style-name="ce6" office:value-type="string" calcext:value-type="string">
            <text:p>Pkg max</text:p>
          </table:table-cell>
          <table:table-cell table:style-name="ce6" office:value-type="string" calcext:value-type="string">
            <text:p>Pkg avg</text:p>
          </table:table-cell>
          <table:table-cell table:style-name="ce11" office:value-type="string" calcext:value-type="string">
            <text:p>Int len</text:p>
          </table:table-cell>
          <table:table-cell table:style-name="ce11" office:value-type="string" calcext:value-type="string">
            <text:p>Ext len</text:p>
          </table:table-cell>
          <table:table-cell table:style-name="ce11" office:value-type="string" calcext:value-type="string">
            <text:p>Int delay</text:p>
          </table:table-cell>
          <table:table-cell table:style-name="ce11" office:value-type="string" calcext:value-type="string">
            <text:p>Ext delay</text:p>
          </table:table-cell>
          <table:table-cell table:style-name="ce3" office:value-type="string" calcext:value-type="string">
            <text:p>VL1-L8</text:p>
          </table:table-cell>
          <table:table-cell table:style-name="ce3" office:value-type="string" calcext:value-type="string">
            <text:p>VL1-L3</text:p>
          </table:table-cell>
          <table:table-cell table:style-name="ce3" office:value-type="string" calcext:value-type="string">
            <text:p>VL1-L6</text:p>
          </table:table-cell>
          <table:table-cell table:style-name="ce3" office:value-type="string" calcext:value-type="string">
            <text:p>Via delay</text:p>
          </table:table-cell>
          <table:table-cell table:style-name="ce11" office:value-type="string" calcext:value-type="string">
            <text:p>Total delay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Skew</text:p>
          </table:table-cell>
          <table:table-cell table:style-name="ce6" office:value-type="string" calcext:value-type="string">
            <text:p>Trace target</text:p>
          </table:table-cell>
          <table:table-cell table:style-name="ce6" office:value-type="string" calcext:value-type="string">
            <text:p>Int target</text:p>
          </table:table-cell>
          <table:table-cell table:style-name="ce6" office:value-type="string" calcext:value-type="string">
            <text:p>Ext target</text:p>
          </table:table-cell>
          <table:table-cell table:style-name="ce1" table:number-columns-repeated="4"/>
          <table:table-cell table:style-name="ce19" office:value-type="string" calcext:value-type="string">
            <text:p>Velocity (ps/mm)</text:p>
          </table:table-cell>
          <table:table-cell table:style-name="ce1" table:number-columns-repeated="999"/>
        </table:table-row>
        <table:table-row table:style-name="ro2">
          <table:table-cell table:style-name="ce2" office:value-type="string" calcext:value-type="string">
            <text:p>DQ0</text:p>
          </table:table-cell>
          <table:table-cell table:style-name="ce4" office:value-type="string" calcext:value-type="string">
            <text:p>U5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89.62" calcext:value-type="float">
            <text:p>89.62</text:p>
          </table:table-cell>
          <table:table-cell table:style-name="ce7" office:value-type="float" office:value="90.52" calcext:value-type="float">
            <text:p>90.52</text:p>
          </table:table-cell>
          <table:table-cell table:style-name="ce10" table:formula="of:=AVERAGE([.D2:.E2])" office:value-type="float" office:value="90.07" calcext:value-type="float">
            <text:p>90.07</text:p>
          </table:table-cell>
          <table:table-cell table:style-name="ce12" office:value-type="float" office:value="48.247" calcext:value-type="float">
            <text:p>48.2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2]*INTERNAL_40" office:value-type="float" office:value="313.6055" calcext:value-type="float">
            <text:p>313.61</text:p>
          </table:table-cell>
          <table:table-cell table:style-name="ce12" table:formula="of:=[.H2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2]+VIA_13*[.L2]+VIA_16*[.M2]" office:value-type="float" office:value="10.14" calcext:value-type="float">
            <text:p>10.14</text:p>
          </table:table-cell>
          <table:table-cell table:style-name="ce12" table:formula="of:=[.I2]+[.J2]+[.N2]+[.F2]" office:value-type="float" office:value="413.8155" calcext:value-type="float">
            <text:p>413.82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2]-[.P2]" office:value-type="float" office:value="2.09250000000003" calcext:value-type="float">
            <text:p>2.09</text:p>
          </table:table-cell>
          <table:table-cell table:formula="of:=([.P2]-([.F2]+[.N2]))" office:value-type="float" office:value="311.513" calcext:value-type="float">
            <text:p>311.51</text:p>
          </table:table-cell>
          <table:table-cell table:formula="of:=[.R2]/INTERNAL_40" office:value-type="float" office:value="47.9250769230769" calcext:value-type="float">
            <text:p>47.93</text:p>
          </table:table-cell>
          <table:table-cell table:formula="of:=[.R2]/EXTERNAL_40" office:value-type="float" office:value="52.798813559322" calcext:value-type="float">
            <text:p>52.80</text:p>
          </table:table-cell>
          <table:table-cell table:number-columns-repeated="3"/>
          <table:table-cell table:style-name="ce1" office:value-type="string" calcext:value-type="string">
            <text:p>Internal 40</text:p>
          </table:table-cell>
          <table:table-cell office:value-type="float" office:value="6.5" calcext:value-type="float">
            <text:p>6.5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1</text:p>
          </table:table-cell>
          <table:table-cell table:style-name="ce4" office:value-type="string" calcext:value-type="string">
            <text:p>U2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11.19" calcext:value-type="float">
            <text:p>111.19</text:p>
          </table:table-cell>
          <table:table-cell table:style-name="ce7" office:value-type="float" office:value="112.308" calcext:value-type="float">
            <text:p>112.31</text:p>
          </table:table-cell>
          <table:table-cell table:style-name="ce10" table:formula="of:=AVERAGE([.D3:.E3])" office:value-type="float" office:value="111.749" calcext:value-type="float">
            <text:p>111.7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0.212" calcext:value-type="float">
            <text:p>50.21</text:p>
          </table:table-cell>
          <table:table-cell table:style-name="ce12" table:formula="of:=[.G3]*INTERNAL_40" office:value-type="float" office:value="0" calcext:value-type="float">
            <text:p>0.00</text:p>
          </table:table-cell>
          <table:table-cell table:style-name="ce12" table:formula="of:=[.H3]*EXTERNAL_40" office:value-type="float" office:value="296.2508" calcext:value-type="float">
            <text:p>296.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3]+VIA_13*[.L3]+VIA_16*[.M3]" office:value-type="float" office:value="0" calcext:value-type="float">
            <text:p>0</text:p>
          </table:table-cell>
          <table:table-cell table:style-name="ce12" table:formula="of:=[.I3]+[.J3]+[.N3]+[.F3]" office:value-type="float" office:value="407.9998" calcext:value-type="float">
            <text:p>408.00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3]-[.P3]" office:value-type="float" office:value="-3.72319999999991" calcext:value-type="float">
            <text:p>-3.72</text:p>
          </table:table-cell>
          <table:table-cell table:formula="of:=([.P3]-([.F3]+[.N3]))" office:value-type="float" office:value="299.974" calcext:value-type="float">
            <text:p>299.97</text:p>
          </table:table-cell>
          <table:table-cell table:formula="of:=[.R3]/INTERNAL_40" office:value-type="float" office:value="46.1498461538461" calcext:value-type="float">
            <text:p>46.15</text:p>
          </table:table-cell>
          <table:table-cell table:formula="of:=[.R3]/EXTERNAL_40" office:value-type="float" office:value="50.8430508474576" calcext:value-type="float">
            <text:p>50.84</text:p>
          </table:table-cell>
          <table:table-cell table:number-columns-repeated="3"/>
          <table:table-cell table:style-name="ce1" office:value-type="string" calcext:value-type="string">
            <text:p>Internal 80</text:p>
          </table:table-cell>
          <table:table-cell office:value-type="float" office:value="5.5" calcext:value-type="float">
            <text:p>5.5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2</text:p>
          </table:table-cell>
          <table:table-cell table:style-name="ce4" office:value-type="string" calcext:value-type="string">
            <text:p>U1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18.168" calcext:value-type="float">
            <text:p>118.17</text:p>
          </table:table-cell>
          <table:table-cell table:style-name="ce7" office:value-type="float" office:value="119.356" calcext:value-type="float">
            <text:p>119.36</text:p>
          </table:table-cell>
          <table:table-cell table:style-name="ce10" table:formula="of:=AVERAGE([.D4:.E4])" office:value-type="float" office:value="118.762" calcext:value-type="float">
            <text:p>118.7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9" calcext:value-type="float">
            <text:p>49.00</text:p>
          </table:table-cell>
          <table:table-cell table:style-name="ce12" table:formula="of:=[.G4]*INTERNAL_40" office:value-type="float" office:value="0" calcext:value-type="float">
            <text:p>0.00</text:p>
          </table:table-cell>
          <table:table-cell table:style-name="ce12" table:formula="of:=[.H4]*EXTERNAL_40" office:value-type="float" office:value="289.1" calcext:value-type="float">
            <text:p>289.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4]+VIA_13*[.L4]+VIA_16*[.M4]" office:value-type="float" office:value="0" calcext:value-type="float">
            <text:p>0</text:p>
          </table:table-cell>
          <table:table-cell table:style-name="ce12" table:formula="of:=[.I4]+[.J4]+[.N4]+[.F4]" office:value-type="float" office:value="407.862" calcext:value-type="float">
            <text:p>407.86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4]-[.P4]" office:value-type="float" office:value="-3.86099999999993" calcext:value-type="float">
            <text:p>-3.86</text:p>
          </table:table-cell>
          <table:table-cell table:formula="of:=([.P4]-([.F4]+[.N4]))" office:value-type="float" office:value="292.961" calcext:value-type="float">
            <text:p>292.96</text:p>
          </table:table-cell>
          <table:table-cell table:formula="of:=[.R4]/INTERNAL_40" office:value-type="float" office:value="45.0709230769231" calcext:value-type="float">
            <text:p>45.07</text:p>
          </table:table-cell>
          <table:table-cell table:formula="of:=[.R4]/EXTERNAL_40" office:value-type="float" office:value="49.654406779661" calcext:value-type="float">
            <text:p>49.65</text:p>
          </table:table-cell>
          <table:table-cell table:number-columns-repeated="3"/>
          <table:table-cell table:style-name="ce1" office:value-type="string" calcext:value-type="string">
            <text:p>External 40</text:p>
          </table:table-cell>
          <table:table-cell office:value-type="float" office:value="5.9" calcext:value-type="float">
            <text:p>5.9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3</text:p>
          </table:table-cell>
          <table:table-cell table:style-name="ce4" office:value-type="string" calcext:value-type="string">
            <text:p>V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12.328" calcext:value-type="float">
            <text:p>112.33</text:p>
          </table:table-cell>
          <table:table-cell table:style-name="ce7" office:value-type="float" office:value="113.456" calcext:value-type="float">
            <text:p>113.46</text:p>
          </table:table-cell>
          <table:table-cell table:style-name="ce10" table:formula="of:=AVERAGE([.D5:.E5])" office:value-type="float" office:value="112.892" calcext:value-type="float">
            <text:p>112.8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0" calcext:value-type="float">
            <text:p>50.00</text:p>
          </table:table-cell>
          <table:table-cell table:style-name="ce12" table:formula="of:=[.G5]*INTERNAL_40" office:value-type="float" office:value="0" calcext:value-type="float">
            <text:p>0.00</text:p>
          </table:table-cell>
          <table:table-cell table:style-name="ce12" table:formula="of:=[.H5]*EXTERNAL_40" office:value-type="float" office:value="295" calcext:value-type="float">
            <text:p>295.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5]+VIA_13*[.L5]+VIA_16*[.M5]" office:value-type="float" office:value="0" calcext:value-type="float">
            <text:p>0</text:p>
          </table:table-cell>
          <table:table-cell table:style-name="ce12" table:formula="of:=[.I5]+[.J5]+[.N5]+[.F5]" office:value-type="float" office:value="407.892" calcext:value-type="float">
            <text:p>407.89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5]-[.P5]" office:value-type="float" office:value="-3.83099999999996" calcext:value-type="float">
            <text:p>-3.83</text:p>
          </table:table-cell>
          <table:table-cell table:formula="of:=([.P5]-([.F5]+[.N5]))" office:value-type="float" office:value="298.831" calcext:value-type="float">
            <text:p>298.83</text:p>
          </table:table-cell>
          <table:table-cell table:formula="of:=[.R5]/INTERNAL_40" office:value-type="float" office:value="45.974" calcext:value-type="float">
            <text:p>45.97</text:p>
          </table:table-cell>
          <table:table-cell table:formula="of:=[.R5]/EXTERNAL_40" office:value-type="float" office:value="50.6493220338983" calcext:value-type="float">
            <text:p>50.65</text:p>
          </table:table-cell>
          <table:table-cell table:number-columns-repeated="3"/>
          <table:table-cell table:style-name="ce1" office:value-type="string" calcext:value-type="string">
            <text:p>External 80</text:p>
          </table:table-cell>
          <table:table-cell office:value-type="float" office:value="6.4" calcext:value-type="float">
            <text:p>6.4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4</text:p>
          </table:table-cell>
          <table:table-cell table:style-name="ce4" office:value-type="string" calcext:value-type="string">
            <text:p>W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7.041" calcext:value-type="float">
            <text:p>127.04</text:p>
          </table:table-cell>
          <table:table-cell table:style-name="ce7" office:value-type="float" office:value="128.317" calcext:value-type="float">
            <text:p>128.32</text:p>
          </table:table-cell>
          <table:table-cell table:style-name="ce10" table:formula="of:=AVERAGE([.D6:.E6])" office:value-type="float" office:value="127.679" calcext:value-type="float">
            <text:p>127.68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7.9" calcext:value-type="float">
            <text:p>47.90</text:p>
          </table:table-cell>
          <table:table-cell table:style-name="ce12" table:formula="of:=[.G6]*INTERNAL_40" office:value-type="float" office:value="0" calcext:value-type="float">
            <text:p>0.00</text:p>
          </table:table-cell>
          <table:table-cell table:style-name="ce12" table:formula="of:=[.H6]*EXTERNAL_40" office:value-type="float" office:value="282.61" calcext:value-type="float">
            <text:p>282.6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6]+VIA_13*[.L6]+VIA_16*[.M6]" office:value-type="float" office:value="0" calcext:value-type="float">
            <text:p>0</text:p>
          </table:table-cell>
          <table:table-cell table:style-name="ce12" table:formula="of:=[.I6]+[.J6]+[.N6]+[.F6]" office:value-type="float" office:value="410.289" calcext:value-type="float">
            <text:p>410.29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6]-[.P6]" office:value-type="float" office:value="-1.43399999999997" calcext:value-type="float">
            <text:p>-1.43</text:p>
          </table:table-cell>
          <table:table-cell table:formula="of:=([.P6]-([.F6]+[.N6]))" office:value-type="float" office:value="284.044" calcext:value-type="float">
            <text:p>284.04</text:p>
          </table:table-cell>
          <table:table-cell table:formula="of:=[.R6]/INTERNAL_40" office:value-type="float" office:value="43.6990769230769" calcext:value-type="float">
            <text:p>43.70</text:p>
          </table:table-cell>
          <table:table-cell table:formula="of:=[.R6]/EXTERNAL_40" office:value-type="float" office:value="48.1430508474576" calcext:value-type="float">
            <text:p>48.1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</text:p>
          </table:table-cell>
          <table:table-cell table:style-name="ce4" office:value-type="string" calcext:value-type="string">
            <text:p>U7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86.855" calcext:value-type="float">
            <text:p>86.86</text:p>
          </table:table-cell>
          <table:table-cell table:style-name="ce7" office:value-type="float" office:value="87.728" calcext:value-type="float">
            <text:p>87.73</text:p>
          </table:table-cell>
          <table:table-cell table:style-name="ce10" table:formula="of:=AVERAGE([.D7:.E7])" office:value-type="float" office:value="87.2915" calcext:value-type="float">
            <text:p>87.29</text:p>
          </table:table-cell>
          <table:table-cell table:style-name="ce12" office:value-type="float" office:value="48.897" calcext:value-type="float">
            <text:p>48.9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7]*INTERNAL_40" office:value-type="float" office:value="317.8305" calcext:value-type="float">
            <text:p>317.83</text:p>
          </table:table-cell>
          <table:table-cell table:style-name="ce12" table:formula="of:=[.H7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7]+VIA_13*[.L7]+VIA_16*[.M7]" office:value-type="float" office:value="10.14" calcext:value-type="float">
            <text:p>10.14</text:p>
          </table:table-cell>
          <table:table-cell table:style-name="ce12" table:formula="of:=[.I7]+[.J7]+[.N7]+[.F7]" office:value-type="float" office:value="415.262" calcext:value-type="float">
            <text:p>415.26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7]-[.P7]" office:value-type="float" office:value="3.53899999999999" calcext:value-type="float">
            <text:p>3.54</text:p>
          </table:table-cell>
          <table:table-cell table:formula="of:=([.P7]-([.F7]+[.N7]))" office:value-type="float" office:value="314.2915" calcext:value-type="float">
            <text:p>314.29</text:p>
          </table:table-cell>
          <table:table-cell table:formula="of:=[.R7]/INTERNAL_40" office:value-type="float" office:value="48.3525384615385" calcext:value-type="float">
            <text:p>48.35</text:p>
          </table:table-cell>
          <table:table-cell table:formula="of:=[.R7]/EXTERNAL_40" office:value-type="float" office:value="53.2697457627119" calcext:value-type="float">
            <text:p>53.27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6</text:p>
          </table:table-cell>
          <table:table-cell table:style-name="ce4" office:value-type="string" calcext:value-type="string">
            <text:p>V6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94.827" calcext:value-type="float">
            <text:p>94.83</text:p>
          </table:table-cell>
          <table:table-cell table:style-name="ce7" office:value-type="float" office:value="95.78" calcext:value-type="float">
            <text:p>95.78</text:p>
          </table:table-cell>
          <table:table-cell table:style-name="ce10" table:formula="of:=AVERAGE([.D8:.E8])" office:value-type="float" office:value="95.3035" calcext:value-type="float">
            <text:p>95.30</text:p>
          </table:table-cell>
          <table:table-cell table:style-name="ce12" office:value-type="float" office:value="47.092" calcext:value-type="float">
            <text:p>47.0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8]*INTERNAL_40" office:value-type="float" office:value="306.098" calcext:value-type="float">
            <text:p>306.10</text:p>
          </table:table-cell>
          <table:table-cell table:style-name="ce12" table:formula="of:=[.H8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8]+VIA_13*[.L8]+VIA_16*[.M8]" office:value-type="float" office:value="10.14" calcext:value-type="float">
            <text:p>10.14</text:p>
          </table:table-cell>
          <table:table-cell table:style-name="ce12" table:formula="of:=[.I8]+[.J8]+[.N8]+[.F8]" office:value-type="float" office:value="411.5415" calcext:value-type="float">
            <text:p>411.54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8]-[.P8]" office:value-type="float" office:value="-0.181499999999971" calcext:value-type="float">
            <text:p>-0.18</text:p>
          </table:table-cell>
          <table:table-cell table:formula="of:=([.P8]-([.F8]+[.N8]))" office:value-type="float" office:value="306.2795" calcext:value-type="float">
            <text:p>306.28</text:p>
          </table:table-cell>
          <table:table-cell table:formula="of:=[.R8]/INTERNAL_40" office:value-type="float" office:value="47.1199230769231" calcext:value-type="float">
            <text:p>47.12</text:p>
          </table:table-cell>
          <table:table-cell table:formula="of:=[.R8]/EXTERNAL_40" office:value-type="float" office:value="51.9117796610169" calcext:value-type="float">
            <text:p>51.91</text:p>
          </table:table-cell>
          <table:table-cell table:number-columns-repeated="4"/>
          <table:table-cell table:style-name="ce19" office:value-type="string" calcext:value-type="string">
            <text:p>Via delays (ps)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7</text:p>
          </table:table-cell>
          <table:table-cell table:style-name="ce4" office:value-type="string" calcext:value-type="string">
            <text:p>V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06.532" calcext:value-type="float">
            <text:p>106.53</text:p>
          </table:table-cell>
          <table:table-cell table:style-name="ce7" office:value-type="float" office:value="107.602" calcext:value-type="float">
            <text:p>107.60</text:p>
          </table:table-cell>
          <table:table-cell table:style-name="ce10" table:formula="of:=AVERAGE([.D9:.E9])" office:value-type="float" office:value="107.067" calcext:value-type="float">
            <text:p>107.07</text:p>
          </table:table-cell>
          <table:table-cell table:style-name="ce12" office:value-type="float" office:value="45.388" calcext:value-type="float">
            <text:p>45.3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9]*INTERNAL_40" office:value-type="float" office:value="295.022" calcext:value-type="float">
            <text:p>295.02</text:p>
          </table:table-cell>
          <table:table-cell table:style-name="ce12" table:formula="of:=[.H9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9]+VIA_13*[.L9]+VIA_16*[.M9]" office:value-type="float" office:value="10.14" calcext:value-type="float">
            <text:p>10.14</text:p>
          </table:table-cell>
          <table:table-cell table:style-name="ce12" table:formula="of:=[.I9]+[.J9]+[.N9]+[.F9]" office:value-type="float" office:value="412.229" calcext:value-type="float">
            <text:p>412.23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9]-[.P9]" office:value-type="float" office:value="0.506000000000029" calcext:value-type="float">
            <text:p>0.51</text:p>
          </table:table-cell>
          <table:table-cell table:formula="of:=([.P9]-([.F9]+[.N9]))" office:value-type="float" office:value="294.516" calcext:value-type="float">
            <text:p>294.52</text:p>
          </table:table-cell>
          <table:table-cell table:formula="of:=[.R9]/INTERNAL_40" office:value-type="float" office:value="45.3101538461538" calcext:value-type="float">
            <text:p>45.31</text:p>
          </table:table-cell>
          <table:table-cell table:formula="of:=[.R9]/EXTERNAL_40" office:value-type="float" office:value="49.9179661016949" calcext:value-type="float">
            <text:p>49.92</text:p>
          </table:table-cell>
          <table:table-cell table:number-columns-repeated="3"/>
          <table:table-cell table:style-name="ce1" office:value-type="string" calcext:value-type="string">
            <text:p>L1-L8</text:p>
          </table:table-cell>
          <table:table-cell table:formula="of:=10.2-0.7*EXTERNAL_40" office:value-type="float" office:value="6.07" calcext:value-type="float">
            <text:p>6.1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M0</text:p>
          </table:table-cell>
          <table:table-cell table:style-name="ce4" office:value-type="string" calcext:value-type="string">
            <text:p>U6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86.526" calcext:value-type="float">
            <text:p>86.53</text:p>
          </table:table-cell>
          <table:table-cell table:style-name="ce7" office:value-type="float" office:value="87.396" calcext:value-type="float">
            <text:p>87.40</text:p>
          </table:table-cell>
          <table:table-cell table:style-name="ce10" table:formula="of:=AVERAGE([.D10:.E10])" office:value-type="float" office:value="86.961" calcext:value-type="float">
            <text:p>86.9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4.956" calcext:value-type="float">
            <text:p>54.96</text:p>
          </table:table-cell>
          <table:table-cell table:style-name="ce12" table:formula="of:=[.G10]*INTERNAL_40" office:value-type="float" office:value="0" calcext:value-type="float">
            <text:p>0.00</text:p>
          </table:table-cell>
          <table:table-cell table:style-name="ce12" table:formula="of:=[.H10]*EXTERNAL_40" office:value-type="float" office:value="324.2404" calcext:value-type="float">
            <text:p>324.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10]+VIA_13*[.L10]+VIA_16*[.M10]" office:value-type="float" office:value="0" calcext:value-type="float">
            <text:p>0</text:p>
          </table:table-cell>
          <table:table-cell table:style-name="ce12" table:formula="of:=[.I10]+[.J10]+[.N10]+[.F10]" office:value-type="float" office:value="411.2014" calcext:value-type="float">
            <text:p>411.20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10]-[.P10]" office:value-type="float" office:value="-0.521599999999921" calcext:value-type="float">
            <text:p>-0.52</text:p>
          </table:table-cell>
          <table:table-cell table:formula="of:=([.P10]-([.F10]+[.N10]))" office:value-type="float" office:value="324.762" calcext:value-type="float">
            <text:p>324.76</text:p>
          </table:table-cell>
          <table:table-cell table:formula="of:=[.R10]/INTERNAL_40" office:value-type="float" office:value="49.9633846153846" calcext:value-type="float">
            <text:p>49.96</text:p>
          </table:table-cell>
          <table:table-cell table:formula="of:=[.R10]/EXTERNAL_40" office:value-type="float" office:value="55.044406779661" calcext:value-type="float">
            <text:p>55.04</text:p>
          </table:table-cell>
          <table:table-cell table:number-columns-repeated="3"/>
          <table:table-cell table:style-name="ce1" office:value-type="string" calcext:value-type="string">
            <text:p>L1-L3</text:p>
          </table:table-cell>
          <table:table-cell table:formula="of:=6.01-0.7*EXTERNAL_40" office:value-type="float" office:value="1.88" calcext:value-type="float">
            <text:p>1.9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S0</text:p>
          </table:table-cell>
          <table:table-cell table:style-name="ce4" office:value-type="string" calcext:value-type="string">
            <text:p>W6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18.617" calcext:value-type="float">
            <text:p>118.62</text:p>
          </table:table-cell>
          <table:table-cell table:style-name="ce7" office:value-type="float" office:value="119.809" calcext:value-type="float">
            <text:p>119.81</text:p>
          </table:table-cell>
          <table:table-cell table:style-name="ce10" table:formula="of:=AVERAGE([.D11:.E11])" office:value-type="float" office:value="119.213" calcext:value-type="float">
            <text:p>119.21</text:p>
          </table:table-cell>
          <table:table-cell table:style-name="ce12" office:value-type="float" office:value="52.5" calcext:value-type="float">
            <text:p>52.5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11]*INTERNAL_80" office:value-type="float" office:value="288.75" calcext:value-type="float">
            <text:p>288.75</text:p>
          </table:table-cell>
          <table:table-cell table:style-name="ce12" table:formula="of:=[.H11]*EXTERNAL_8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11]+VIA_13*[.L11]+VIA_16*[.M11]" office:value-type="float" office:value="3.76" calcext:value-type="float">
            <text:p>3.76</text:p>
          </table:table-cell>
          <table:table-cell table:style-name="ce12" table:formula="of:=[.I11]+[.J11]+[.N11]+[.F11]" office:value-type="float" office:value="411.723" calcext:value-type="float">
            <text:p>411.72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11]-[.P11]" office:value-type="float" office:value="0" calcext:value-type="float">
            <text:p>0.00</text:p>
          </table:table-cell>
          <table:table-cell table:number-columns-repeated="6"/>
          <table:table-cell table:style-name="ce1" office:value-type="string" calcext:value-type="string">
            <text:p>L1-L6</text:p>
          </table:table-cell>
          <table:table-cell table:formula="of:=9.2-0.7*EXTERNAL_40" office:value-type="float" office:value="5.07" calcext:value-type="float">
            <text:p>5.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Q8</text:p>
          </table:table-cell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0.697" calcext:value-type="float">
            <text:p>130.70</text:p>
          </table:table-cell>
          <table:table-cell table:style-name="ce8" office:value-type="float" office:value="132.011" calcext:value-type="float">
            <text:p>132.01</text:p>
          </table:table-cell>
          <table:table-cell table:formula="of:=AVERAGE([.D12:.E12])" office:value-type="float" office:value="131.354" calcext:value-type="float">
            <text:p>131.35</text:p>
          </table:table-cell>
          <table:table-cell office:value-type="float" office:value="0" calcext:value-type="float">
            <text:p>0.00</text:p>
          </table:table-cell>
          <table:table-cell office:value-type="float" office:value="44.37" calcext:value-type="float">
            <text:p>44.37</text:p>
          </table:table-cell>
          <table:table-cell table:formula="of:=[.G12]*INTERNAL_40" office:value-type="float" office:value="0" calcext:value-type="float">
            <text:p>0.00</text:p>
          </table:table-cell>
          <table:table-cell table:formula="of:=[.H12]*EXTERNAL_40" office:value-type="float" office:value="261.783" calcext:value-type="float">
            <text:p>261.7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IA_18*[.K12]+VIA_13*[.L12]+VIA_16*[.M12]" office:value-type="float" office:value="0" calcext:value-type="float">
            <text:p>0</text:p>
          </table:table-cell>
          <table:table-cell table:formula="of:=[.I12]+[.J12]+[.N12]+[.F12]" office:value-type="float" office:value="393.137" calcext:value-type="float">
            <text:p>393.14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2]-[.P12]" office:value-type="float" office:value="-0.24799999999999" calcext:value-type="float">
            <text:p>-0.25</text:p>
          </table:table-cell>
          <table:table-cell table:formula="of:=([.P12]-([.F12]+[.N12]))" office:value-type="float" office:value="262.031" calcext:value-type="float">
            <text:p>262.03</text:p>
          </table:table-cell>
          <table:table-cell table:formula="of:=[.R12]/INTERNAL_40" office:value-type="float" office:value="40.3124615384615" calcext:value-type="float">
            <text:p>40.31</text:p>
          </table:table-cell>
          <table:table-cell table:formula="of:=[.R12]/EXTERNAL_40" office:value-type="float" office:value="44.4120338983051" calcext:value-type="float">
            <text:p>44.41</text:p>
          </table:table-cell>
          <table:table-cell table:number-columns-repeated="3"/>
          <table:table-cell table:style-name="ce1"/>
          <table:table-cell table:number-columns-repeated="1000"/>
        </table:table-row>
        <table:table-row table:style-name="ro2">
          <table:table-cell office:value-type="string" calcext:value-type="string">
            <text:p>DQ9</text:p>
          </table:table-cell>
          <table:table-cell office:value-type="string" calcext:value-type="string">
            <text:p>V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4.429" calcext:value-type="float">
            <text:p>124.43</text:p>
          </table:table-cell>
          <table:table-cell table:style-name="ce8" office:value-type="float" office:value="125.679" calcext:value-type="float">
            <text:p>125.68</text:p>
          </table:table-cell>
          <table:table-cell table:formula="of:=AVERAGE([.D13:.E13])" office:value-type="float" office:value="125.054" calcext:value-type="float">
            <text:p>125.05</text:p>
          </table:table-cell>
          <table:table-cell office:value-type="float" office:value="0" calcext:value-type="float">
            <text:p>0.00</text:p>
          </table:table-cell>
          <table:table-cell office:value-type="float" office:value="43.42" calcext:value-type="float">
            <text:p>43.42</text:p>
          </table:table-cell>
          <table:table-cell table:formula="of:=[.G13]*INTERNAL_40" office:value-type="float" office:value="0" calcext:value-type="float">
            <text:p>0.00</text:p>
          </table:table-cell>
          <table:table-cell table:formula="of:=[.H13]*EXTERNAL_40" office:value-type="float" office:value="256.178" calcext:value-type="float">
            <text:p>256.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IA_18*[.K13]+VIA_13*[.L13]+VIA_16*[.M13]" office:value-type="float" office:value="12.14" calcext:value-type="float">
            <text:p>12.14</text:p>
          </table:table-cell>
          <table:table-cell table:formula="of:=[.I13]+[.J13]+[.N13]+[.F13]" office:value-type="float" office:value="393.372" calcext:value-type="float">
            <text:p>393.37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3]-[.P13]" office:value-type="float" office:value="-0.0130000000000337" calcext:value-type="float">
            <text:p>-0.01</text:p>
          </table:table-cell>
          <table:table-cell table:formula="of:=([.P13]-([.F13]+[.N13]))" office:value-type="float" office:value="256.191" calcext:value-type="float">
            <text:p>256.19</text:p>
          </table:table-cell>
          <table:table-cell table:formula="of:=[.R13]/INTERNAL_40" office:value-type="float" office:value="39.414" calcext:value-type="float">
            <text:p>39.41</text:p>
          </table:table-cell>
          <table:table-cell table:formula="of:=[.R13]/EXTERNAL_40" office:value-type="float" office:value="43.4222033898305" calcext:value-type="float">
            <text:p>43.42</text:p>
          </table:table-cell>
          <table:table-cell table:number-columns-repeated="3"/>
          <table:table-cell table:style-name="ce1" office:value-type="string" calcext:value-type="string">
            <text:p>Tolerances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Q10</text:p>
          </table:table-cell>
          <table:table-cell office:value-type="string" calcext:value-type="string">
            <text:p>V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7.142" calcext:value-type="float">
            <text:p>137.14</text:p>
          </table:table-cell>
          <table:table-cell table:style-name="ce8" office:value-type="float" office:value="138.52" calcext:value-type="float">
            <text:p>138.52</text:p>
          </table:table-cell>
          <table:table-cell table:formula="of:=AVERAGE([.D14:.E14])" office:value-type="float" office:value="137.831" calcext:value-type="float">
            <text:p>137.83</text:p>
          </table:table-cell>
          <table:table-cell office:value-type="float" office:value="0" calcext:value-type="float">
            <text:p>0.00</text:p>
          </table:table-cell>
          <table:table-cell office:value-type="float" office:value="41.614" calcext:value-type="float">
            <text:p>41.61</text:p>
          </table:table-cell>
          <table:table-cell table:formula="of:=[.G14]*INTERNAL_40" office:value-type="float" office:value="0" calcext:value-type="float">
            <text:p>0.00</text:p>
          </table:table-cell>
          <table:table-cell table:formula="of:=[.H14]*EXTERNAL_40" office:value-type="float" office:value="245.5226" calcext:value-type="float">
            <text:p>245.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IA_18*[.K14]+VIA_13*[.L14]+VIA_16*[.M14]" office:value-type="float" office:value="12.14" calcext:value-type="float">
            <text:p>12.14</text:p>
          </table:table-cell>
          <table:table-cell table:formula="of:=[.I14]+[.J14]+[.N14]+[.F14]" office:value-type="float" office:value="395.4936" calcext:value-type="float">
            <text:p>395.49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4]-[.P14]" office:value-type="float" office:value="2.10860000000002" calcext:value-type="float">
            <text:p>2.11</text:p>
          </table:table-cell>
          <table:table-cell table:formula="of:=([.P14]-([.F14]+[.N14]))" office:value-type="float" office:value="243.414" calcext:value-type="float">
            <text:p>243.41</text:p>
          </table:table-cell>
          <table:table-cell table:formula="of:=[.R14]/INTERNAL_40" office:value-type="float" office:value="37.4483076923077" calcext:value-type="float">
            <text:p>37.45</text:p>
          </table:table-cell>
          <table:table-cell table:formula="of:=[.R14]/EXTERNAL_40" office:value-type="float" office:value="41.2566101694915" calcext:value-type="float">
            <text:p>41.26</text:p>
          </table:table-cell>
          <table:table-cell table:number-columns-repeated="3"/>
          <table:table-cell office:value-type="string" calcext:value-type="string">
            <text:p>DQ-DQS</text:p>
          </table:table-cell>
          <table:table-cell office:value-type="float" office:value="62.6" calcext:value-type="float">
            <text:p>62.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Q11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8.49" calcext:value-type="float">
            <text:p>128.49</text:p>
          </table:table-cell>
          <table:table-cell table:style-name="ce8" office:value-type="float" office:value="129.782" calcext:value-type="float">
            <text:p>129.78</text:p>
          </table:table-cell>
          <table:table-cell table:formula="of:=AVERAGE([.D15:.E15])" office:value-type="float" office:value="129.136" calcext:value-type="float">
            <text:p>129.14</text:p>
          </table:table-cell>
          <table:table-cell office:value-type="float" office:value="0" calcext:value-type="float">
            <text:p>0.00</text:p>
          </table:table-cell>
          <table:table-cell office:value-type="float" office:value="42.73" calcext:value-type="float">
            <text:p>42.73</text:p>
          </table:table-cell>
          <table:table-cell table:formula="of:=[.G15]*INTERNAL_40" office:value-type="float" office:value="0" calcext:value-type="float">
            <text:p>0.00</text:p>
          </table:table-cell>
          <table:table-cell table:formula="of:=[.H15]*EXTERNAL_40" office:value-type="float" office:value="252.107" calcext:value-type="float">
            <text:p>252.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IA_18*[.K15]+VIA_13*[.L15]+VIA_16*[.M15]" office:value-type="float" office:value="12.14" calcext:value-type="float">
            <text:p>12.14</text:p>
          </table:table-cell>
          <table:table-cell table:formula="of:=[.I15]+[.J15]+[.N15]+[.F15]" office:value-type="float" office:value="393.383" calcext:value-type="float">
            <text:p>393.38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5]-[.P15]" office:value-type="float" office:value="-0.00199999999995271" calcext:value-type="float">
            <text:p>0.00</text:p>
          </table:table-cell>
          <table:table-cell table:formula="of:=([.P15]-([.F15]+[.N15]))" office:value-type="float" office:value="252.109" calcext:value-type="float">
            <text:p>252.11</text:p>
          </table:table-cell>
          <table:table-cell table:formula="of:=[.R15]/INTERNAL_40" office:value-type="float" office:value="38.786" calcext:value-type="float">
            <text:p>38.79</text:p>
          </table:table-cell>
          <table:table-cell table:formula="of:=[.R15]/EXTERNAL_40" office:value-type="float" office:value="42.7303389830508" calcext:value-type="float">
            <text:p>42.73</text:p>
          </table:table-cell>
          <table:table-cell table:number-columns-repeated="3"/>
          <table:table-cell office:value-type="string" calcext:value-type="string">
            <text:p>CLK-DQ</text:p>
          </table:table-cell>
          <table:table-cell office:value-type="float" office:value="124.1" calcext:value-type="float">
            <text:p>124.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Q12</text:p>
          </table:table-cell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5.736" calcext:value-type="float">
            <text:p>135.74</text:p>
          </table:table-cell>
          <table:table-cell table:style-name="ce8" office:value-type="float" office:value="137.1" calcext:value-type="float">
            <text:p>137.10</text:p>
          </table:table-cell>
          <table:table-cell table:formula="of:=AVERAGE([.D16:.E16])" office:value-type="float" office:value="136.418" calcext:value-type="float">
            <text:p>136.42</text:p>
          </table:table-cell>
          <table:table-cell office:value-type="float" office:value="0" calcext:value-type="float">
            <text:p>0.00</text:p>
          </table:table-cell>
          <table:table-cell office:value-type="float" office:value="43.532" calcext:value-type="float">
            <text:p>43.53</text:p>
          </table:table-cell>
          <table:table-cell table:formula="of:=[.G16]*INTERNAL_40" office:value-type="float" office:value="0" calcext:value-type="float">
            <text:p>0.00</text:p>
          </table:table-cell>
          <table:table-cell table:formula="of:=[.H16]*EXTERNAL_40" office:value-type="float" office:value="256.8388" calcext:value-type="float">
            <text:p>256.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IA_18*[.K16]+VIA_13*[.L16]+VIA_16*[.M16]" office:value-type="float" office:value="0" calcext:value-type="float">
            <text:p>0</text:p>
          </table:table-cell>
          <table:table-cell table:formula="of:=[.I16]+[.J16]+[.N16]+[.F16]" office:value-type="float" office:value="393.2568" calcext:value-type="float">
            <text:p>393.26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6]-[.P16]" office:value-type="float" office:value="-0.128199999999993" calcext:value-type="float">
            <text:p>-0.13</text:p>
          </table:table-cell>
          <table:table-cell table:formula="of:=([.P16]-([.F16]+[.N16]))" office:value-type="float" office:value="256.967" calcext:value-type="float">
            <text:p>256.97</text:p>
          </table:table-cell>
          <table:table-cell table:formula="of:=[.R16]/INTERNAL_40" office:value-type="float" office:value="39.5333846153846" calcext:value-type="float">
            <text:p>39.53</text:p>
          </table:table-cell>
          <table:table-cell table:formula="of:=[.R16]/EXTERNAL_40" office:value-type="float" office:value="43.5537288135593" calcext:value-type="float">
            <text:p>43.5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13</text:p>
          </table:table-cell>
          <table:table-cell office:value-type="string" calcext:value-type="string">
            <text:p>AB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8.881" calcext:value-type="float">
            <text:p>148.88</text:p>
          </table:table-cell>
          <table:table-cell table:style-name="ce8" office:value-type="float" office:value="150.377" calcext:value-type="float">
            <text:p>150.38</text:p>
          </table:table-cell>
          <table:table-cell table:formula="of:=AVERAGE([.D17:.E17])" office:value-type="float" office:value="149.629" calcext:value-type="float">
            <text:p>149.63</text:p>
          </table:table-cell>
          <table:table-cell office:value-type="float" office:value="36.65" calcext:value-type="float">
            <text:p>36.65</text:p>
          </table:table-cell>
          <table:table-cell office:value-type="float" office:value="0" calcext:value-type="float">
            <text:p>0.00</text:p>
          </table:table-cell>
          <table:table-cell table:formula="of:=[.G17]*INTERNAL_40" office:value-type="float" office:value="238.225" calcext:value-type="float">
            <text:p>238.23</text:p>
          </table:table-cell>
          <table:table-cell table:formula="of:=[.H17]*EXTERNAL_40" office:value-type="float" office:value="0" calcext:value-type="float">
            <text:p>0.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formula="of:=VIA_18*[.K17]+VIA_13*[.L17]+VIA_16*[.M17]" office:value-type="float" office:value="10.14" calcext:value-type="float">
            <text:p>10.14</text:p>
          </table:table-cell>
          <table:table-cell table:formula="of:=[.I17]+[.J17]+[.N17]+[.F17]" office:value-type="float" office:value="397.994" calcext:value-type="float">
            <text:p>397.99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7]-[.P17]" office:value-type="float" office:value="4.60900000000004" calcext:value-type="float">
            <text:p>4.61</text:p>
          </table:table-cell>
          <table:table-cell table:formula="of:=([.P17]-([.F17]+[.N17]))" office:value-type="float" office:value="233.616" calcext:value-type="float">
            <text:p>233.62</text:p>
          </table:table-cell>
          <table:table-cell table:formula="of:=[.R17]/INTERNAL_40" office:value-type="float" office:value="35.9409230769231" calcext:value-type="float">
            <text:p>35.94</text:p>
          </table:table-cell>
          <table:table-cell table:formula="of:=[.R17]/EXTERNAL_40" office:value-type="float" office:value="39.5959322033898" calcext:value-type="float">
            <text:p>39.60</text:p>
          </table:table-cell>
          <table:table-cell table:number-columns-repeated="3"/>
          <table:table-cell table:style-name="ce1" office:value-type="string" calcext:value-type="string">
            <text:p>Slowest DQS</text:p>
          </table:table-cell>
          <table:table-cell table:formula="of:=MAX(DQS0;DQS1;DQS2;DQS3;DQS4;DQS5;DQS6;DQS7)" office:value-type="float" office:value="439.793" calcext:value-type="float">
            <text:p>439.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Q14</text:p>
          </table:table-cell>
          <table:table-cell office:value-type="string" calcext:value-type="string">
            <text:p>AC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0.491" calcext:value-type="float">
            <text:p>150.49</text:p>
          </table:table-cell>
          <table:table-cell table:style-name="ce8" office:value-type="float" office:value="152.003" calcext:value-type="float">
            <text:p>152.00</text:p>
          </table:table-cell>
          <table:table-cell table:formula="of:=AVERAGE([.D18:.E18])" office:value-type="float" office:value="151.247" calcext:value-type="float">
            <text:p>151.25</text:p>
          </table:table-cell>
          <table:table-cell office:value-type="float" office:value="35.248" calcext:value-type="float">
            <text:p>35.25</text:p>
          </table:table-cell>
          <table:table-cell office:value-type="float" office:value="0" calcext:value-type="float">
            <text:p>0.00</text:p>
          </table:table-cell>
          <table:table-cell table:formula="of:=[.G18]*INTERNAL_40" office:value-type="float" office:value="229.112" calcext:value-type="float">
            <text:p>229.11</text:p>
          </table:table-cell>
          <table:table-cell table:formula="of:=[.H18]*EXTERNAL_40" office:value-type="float" office:value="0" calcext:value-type="float">
            <text:p>0.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formula="of:=VIA_18*[.K18]+VIA_13*[.L18]+VIA_16*[.M18]" office:value-type="float" office:value="10.14" calcext:value-type="float">
            <text:p>10.14</text:p>
          </table:table-cell>
          <table:table-cell table:formula="of:=[.I18]+[.J18]+[.N18]+[.F18]" office:value-type="float" office:value="390.499" calcext:value-type="float">
            <text:p>390.50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8]-[.P18]" office:value-type="float" office:value="-2.88599999999997" calcext:value-type="float">
            <text:p>-2.89</text:p>
          </table:table-cell>
          <table:table-cell table:formula="of:=([.P18]-([.F18]+[.N18]))" office:value-type="float" office:value="231.998" calcext:value-type="float">
            <text:p>232.00</text:p>
          </table:table-cell>
          <table:table-cell table:formula="of:=[.R18]/INTERNAL_40" office:value-type="float" office:value="35.692" calcext:value-type="float">
            <text:p>35.69</text:p>
          </table:table-cell>
          <table:table-cell table:formula="of:=[.R18]/EXTERNAL_40" office:value-type="float" office:value="39.3216949152542" calcext:value-type="float">
            <text:p>39.3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15</text:p>
          </table:table-cell>
          <table:table-cell office:value-type="string" calcext:value-type="string">
            <text:p>AA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6.972" calcext:value-type="float">
            <text:p>136.97</text:p>
          </table:table-cell>
          <table:table-cell table:style-name="ce8" office:value-type="float" office:value="138.348" calcext:value-type="float">
            <text:p>138.35</text:p>
          </table:table-cell>
          <table:table-cell table:formula="of:=AVERAGE([.D19:.E19])" office:value-type="float" office:value="137.66" calcext:value-type="float">
            <text:p>137.66</text:p>
          </table:table-cell>
          <table:table-cell office:value-type="float" office:value="38.76" calcext:value-type="float">
            <text:p>38.76</text:p>
          </table:table-cell>
          <table:table-cell office:value-type="float" office:value="0" calcext:value-type="float">
            <text:p>0.00</text:p>
          </table:table-cell>
          <table:table-cell table:formula="of:=[.G19]*INTERNAL_40" office:value-type="float" office:value="251.94" calcext:value-type="float">
            <text:p>251.94</text:p>
          </table:table-cell>
          <table:table-cell table:formula="of:=[.H19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19]+VIA_13*[.L19]+VIA_16*[.M19]" office:value-type="float" office:value="3.76" calcext:value-type="float">
            <text:p>3.76</text:p>
          </table:table-cell>
          <table:table-cell table:formula="of:=[.I19]+[.J19]+[.N19]+[.F19]" office:value-type="float" office:value="393.36" calcext:value-type="float">
            <text:p>393.36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9]-[.P19]" office:value-type="float" office:value="-0.0249999999999773" calcext:value-type="float">
            <text:p>-0.02</text:p>
          </table:table-cell>
          <table:table-cell table:formula="of:=([.P19]-([.F19]+[.N19]))" office:value-type="float" office:value="251.965" calcext:value-type="float">
            <text:p>251.97</text:p>
          </table:table-cell>
          <table:table-cell table:formula="of:=[.R19]/INTERNAL_40" office:value-type="float" office:value="38.7638461538461" calcext:value-type="float">
            <text:p>38.76</text:p>
          </table:table-cell>
          <table:table-cell table:formula="of:=[.R19]/EXTERNAL_40" office:value-type="float" office:value="42.7059322033898" calcext:value-type="float">
            <text:p>42.7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M1</text:p>
          </table:table-cell>
          <table:table-cell office:value-type="string" calcext:value-type="string">
            <text:p>Y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2.262" calcext:value-type="float">
            <text:p>122.26</text:p>
          </table:table-cell>
          <table:table-cell table:style-name="ce8" office:value-type="float" office:value="123.49" calcext:value-type="float">
            <text:p>123.49</text:p>
          </table:table-cell>
          <table:table-cell table:formula="of:=AVERAGE([.D20:.E20])" office:value-type="float" office:value="122.876" calcext:value-type="float">
            <text:p>122.88</text:p>
          </table:table-cell>
          <table:table-cell office:value-type="float" office:value="41.094" calcext:value-type="float">
            <text:p>41.09</text:p>
          </table:table-cell>
          <table:table-cell office:value-type="float" office:value="0" calcext:value-type="float">
            <text:p>0.00</text:p>
          </table:table-cell>
          <table:table-cell table:formula="of:=[.G20]*INTERNAL_40" office:value-type="float" office:value="267.111" calcext:value-type="float">
            <text:p>267.11</text:p>
          </table:table-cell>
          <table:table-cell table:formula="of:=[.H20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20]+VIA_13*[.L20]+VIA_16*[.M20]" office:value-type="float" office:value="3.76" calcext:value-type="float">
            <text:p>3.76</text:p>
          </table:table-cell>
          <table:table-cell table:formula="of:=[.I20]+[.J20]+[.N20]+[.F20]" office:value-type="float" office:value="393.747" calcext:value-type="float">
            <text:p>393.75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20]-[.P20]" office:value-type="float" office:value="0.361999999999966" calcext:value-type="float">
            <text:p>0.36</text:p>
          </table:table-cell>
          <table:table-cell table:formula="of:=([.P20]-([.F20]+[.N20]))" office:value-type="float" office:value="266.749" calcext:value-type="float">
            <text:p>266.75</text:p>
          </table:table-cell>
          <table:table-cell table:formula="of:=[.R20]/INTERNAL_40" office:value-type="float" office:value="41.0383076923077" calcext:value-type="float">
            <text:p>41.04</text:p>
          </table:table-cell>
          <table:table-cell table:formula="of:=[.R20]/EXTERNAL_40" office:value-type="float" office:value="45.2116949152542" calcext:value-type="float">
            <text:p>45.2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S1</text:p>
          </table:table-cell>
          <table:table-cell office:value-type="string" calcext:value-type="string">
            <text:p>AB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2.618" calcext:value-type="float">
            <text:p>152.62</text:p>
          </table:table-cell>
          <table:table-cell table:style-name="ce8" office:value-type="float" office:value="154.152" calcext:value-type="float">
            <text:p>154.15</text:p>
          </table:table-cell>
          <table:table-cell table:formula="of:=AVERAGE([.D21:.E21])" office:value-type="float" office:value="153.385" calcext:value-type="float">
            <text:p>153.39</text:p>
          </table:table-cell>
          <table:table-cell office:value-type="float" office:value="0" calcext:value-type="float">
            <text:p>0.00</text:p>
          </table:table-cell>
          <table:table-cell office:value-type="float" office:value="37.5" calcext:value-type="float">
            <text:p>37.50</text:p>
          </table:table-cell>
          <table:table-cell table:formula="of:=[.G21]*INTERNAL_80" office:value-type="float" office:value="0" calcext:value-type="float">
            <text:p>0.00</text:p>
          </table:table-cell>
          <table:table-cell table:formula="of:=[.H21]*EXTERNAL_80" office:value-type="float" office:value="240" calcext:value-type="float">
            <text:p>240.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IA_18*[.K21]+VIA_13*[.L21]+VIA_16*[.M21]" office:value-type="float" office:value="0" calcext:value-type="float">
            <text:p>0</text:p>
          </table:table-cell>
          <table:table-cell table:formula="of:=[.I21]+[.J21]+[.N21]+[.F21]" office:value-type="float" office:value="393.385" calcext:value-type="float">
            <text:p>393.39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21]-[.P2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Q16</text:p>
          </table:table-cell>
          <table:table-cell table:style-name="ce4" office:value-type="string" calcext:value-type="string">
            <text:p>AA4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5.075" calcext:value-type="float">
            <text:p>125.08</text:p>
          </table:table-cell>
          <table:table-cell table:style-name="ce7" office:value-type="float" office:value="126.333" calcext:value-type="float">
            <text:p>126.33</text:p>
          </table:table-cell>
          <table:table-cell table:style-name="ce10" table:formula="of:=AVERAGE([.D22:.E22])" office:value-type="float" office:value="125.704" calcext:value-type="float">
            <text:p>125.7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0.23" calcext:value-type="float">
            <text:p>40.23</text:p>
          </table:table-cell>
          <table:table-cell table:style-name="ce12" table:formula="of:=[.G22]*INTERNAL_40" office:value-type="float" office:value="0" calcext:value-type="float">
            <text:p>0.00</text:p>
          </table:table-cell>
          <table:table-cell table:style-name="ce12" table:formula="of:=[.H22]*EXTERNAL_40" office:value-type="float" office:value="237.357" calcext:value-type="float">
            <text:p>237.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22]+VIA_13*[.L22]+VIA_16*[.M22]" office:value-type="float" office:value="0" calcext:value-type="float">
            <text:p>0</text:p>
          </table:table-cell>
          <table:table-cell table:style-name="ce12" table:formula="of:=[.I22]+[.J22]+[.N22]+[.F22]" office:value-type="float" office:value="363.061" calcext:value-type="float">
            <text:p>363.06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2]-[.P22]" office:value-type="float" office:value="0.0180000000000291" calcext:value-type="float">
            <text:p>0.02</text:p>
          </table:table-cell>
          <table:table-cell table:formula="of:=([.P22]-([.F22]+[.N22]))" office:value-type="float" office:value="237.339" calcext:value-type="float">
            <text:p>237.34</text:p>
          </table:table-cell>
          <table:table-cell table:formula="of:=[.R22]/INTERNAL_40" office:value-type="float" office:value="36.5136923076923" calcext:value-type="float">
            <text:p>36.51</text:p>
          </table:table-cell>
          <table:table-cell table:formula="of:=[.R22]/EXTERNAL_40" office:value-type="float" office:value="40.2269491525424" calcext:value-type="float">
            <text:p>40.23</text:p>
          </table:table-cell>
          <table:table-cell table:number-columns-repeated="3"/>
          <table:table-cell office:value-type="string" calcext:value-type="string">
            <text:p>Assumes -2 speed FPGA (rated for 1866 MT/s)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DQ17</text:p>
          </table:table-cell>
          <table:table-cell table:style-name="ce4" office:value-type="string" calcext:value-type="string">
            <text:p>AB4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8.124" calcext:value-type="float">
            <text:p>128.12</text:p>
          </table:table-cell>
          <table:table-cell table:style-name="ce7" office:value-type="float" office:value="129.412" calcext:value-type="float">
            <text:p>129.41</text:p>
          </table:table-cell>
          <table:table-cell table:style-name="ce10" table:formula="of:=AVERAGE([.D23:.E23])" office:value-type="float" office:value="128.768" calcext:value-type="float">
            <text:p>128.7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9.71" calcext:value-type="float">
            <text:p>39.71</text:p>
          </table:table-cell>
          <table:table-cell table:style-name="ce12" table:formula="of:=[.G23]*INTERNAL_40" office:value-type="float" office:value="0" calcext:value-type="float">
            <text:p>0.00</text:p>
          </table:table-cell>
          <table:table-cell table:style-name="ce12" table:formula="of:=[.H23]*EXTERNAL_40" office:value-type="float" office:value="234.289" calcext:value-type="float">
            <text:p>234.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23]+VIA_13*[.L23]+VIA_16*[.M23]" office:value-type="float" office:value="0" calcext:value-type="float">
            <text:p>0</text:p>
          </table:table-cell>
          <table:table-cell table:style-name="ce12" table:formula="of:=[.I23]+[.J23]+[.N23]+[.F23]" office:value-type="float" office:value="363.057" calcext:value-type="float">
            <text:p>363.06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3]-[.P23]" office:value-type="float" office:value="0.01400000000001" calcext:value-type="float">
            <text:p>0.01</text:p>
          </table:table-cell>
          <table:table-cell table:formula="of:=([.P23]-([.F23]+[.N23]))" office:value-type="float" office:value="234.275" calcext:value-type="float">
            <text:p>234.28</text:p>
          </table:table-cell>
          <table:table-cell table:formula="of:=[.R23]/INTERNAL_40" office:value-type="float" office:value="36.0423076923077" calcext:value-type="float">
            <text:p>36.04</text:p>
          </table:table-cell>
          <table:table-cell table:formula="of:=[.R23]/EXTERNAL_40" office:value-type="float" office:value="39.7076271186441" calcext:value-type="float">
            <text:p>39.71</text:p>
          </table:table-cell>
          <table:table-cell table:number-columns-repeated="3"/>
          <table:table-cell office:value-type="string" calcext:value-type="string">
            <text:p>and DDR3L 2133 memory device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DQ18</text:p>
          </table:table-cell>
          <table:table-cell table:style-name="ce4" office:value-type="string" calcext:value-type="string">
            <text:p>AC4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40.738" calcext:value-type="float">
            <text:p>140.74</text:p>
          </table:table-cell>
          <table:table-cell table:style-name="ce7" office:value-type="float" office:value="142.152" calcext:value-type="float">
            <text:p>142.15</text:p>
          </table:table-cell>
          <table:table-cell table:style-name="ce10" table:formula="of:=AVERAGE([.D24:.E24])" office:value-type="float" office:value="141.445" calcext:value-type="float">
            <text:p>141.4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7.571" calcext:value-type="float">
            <text:p>37.57</text:p>
          </table:table-cell>
          <table:table-cell table:style-name="ce12" table:formula="of:=[.G24]*INTERNAL_40" office:value-type="float" office:value="0" calcext:value-type="float">
            <text:p>0.00</text:p>
          </table:table-cell>
          <table:table-cell table:style-name="ce12" table:formula="of:=[.H24]*EXTERNAL_40" office:value-type="float" office:value="221.6689" calcext:value-type="float">
            <text:p>221.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24]+VIA_13*[.L24]+VIA_16*[.M24]" office:value-type="float" office:value="0" calcext:value-type="float">
            <text:p>0</text:p>
          </table:table-cell>
          <table:table-cell table:style-name="ce12" table:formula="of:=[.I24]+[.J24]+[.N24]+[.F24]" office:value-type="float" office:value="363.1139" calcext:value-type="float">
            <text:p>363.11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4]-[.P24]" office:value-type="float" office:value="0.0708999999999946" calcext:value-type="float">
            <text:p>0.07</text:p>
          </table:table-cell>
          <table:table-cell table:formula="of:=([.P24]-([.F24]+[.N24]))" office:value-type="float" office:value="221.598" calcext:value-type="float">
            <text:p>221.60</text:p>
          </table:table-cell>
          <table:table-cell table:formula="of:=[.R24]/INTERNAL_40" office:value-type="float" office:value="34.092" calcext:value-type="float">
            <text:p>34.09</text:p>
          </table:table-cell>
          <table:table-cell table:formula="of:=[.R24]/EXTERNAL_40" office:value-type="float" office:value="37.5589830508475" calcext:value-type="float">
            <text:p>37.56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19</text:p>
          </table:table-cell>
          <table:table-cell table:style-name="ce4" office:value-type="string" calcext:value-type="string">
            <text:p>AC3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44.52" calcext:value-type="float">
            <text:p>144.52</text:p>
          </table:table-cell>
          <table:table-cell table:style-name="ce7" office:value-type="float" office:value="145.972" calcext:value-type="float">
            <text:p>145.97</text:p>
          </table:table-cell>
          <table:table-cell table:style-name="ce10" table:formula="of:=AVERAGE([.D25:.E25])" office:value-type="float" office:value="145.246" calcext:value-type="float">
            <text:p>145.2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6.84" calcext:value-type="float">
            <text:p>36.84</text:p>
          </table:table-cell>
          <table:table-cell table:style-name="ce12" table:formula="of:=[.G25]*INTERNAL_40" office:value-type="float" office:value="0" calcext:value-type="float">
            <text:p>0.00</text:p>
          </table:table-cell>
          <table:table-cell table:style-name="ce12" table:formula="of:=[.H25]*EXTERNAL_40" office:value-type="float" office:value="217.356" calcext:value-type="float">
            <text:p>217.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25]+VIA_13*[.L25]+VIA_16*[.M25]" office:value-type="float" office:value="0" calcext:value-type="float">
            <text:p>0</text:p>
          </table:table-cell>
          <table:table-cell table:style-name="ce12" table:formula="of:=[.I25]+[.J25]+[.N25]+[.F25]" office:value-type="float" office:value="362.602" calcext:value-type="float">
            <text:p>362.60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5]-[.P25]" office:value-type="float" office:value="-0.440999999999974" calcext:value-type="float">
            <text:p>-0.44</text:p>
          </table:table-cell>
          <table:table-cell table:formula="of:=([.P25]-([.F25]+[.N25]))" office:value-type="float" office:value="217.797" calcext:value-type="float">
            <text:p>217.80</text:p>
          </table:table-cell>
          <table:table-cell table:formula="of:=[.R25]/INTERNAL_40" office:value-type="float" office:value="33.5072307692308" calcext:value-type="float">
            <text:p>33.51</text:p>
          </table:table-cell>
          <table:table-cell table:formula="of:=[.R25]/EXTERNAL_40" office:value-type="float" office:value="36.9147457627119" calcext:value-type="float">
            <text:p>36.9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20</text:p>
          </table:table-cell>
          <table:table-cell table:style-name="ce4" office:value-type="string" calcext:value-type="string">
            <text:p>AC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7.186" calcext:value-type="float">
            <text:p>127.19</text:p>
          </table:table-cell>
          <table:table-cell table:style-name="ce7" office:value-type="float" office:value="128.464" calcext:value-type="float">
            <text:p>128.46</text:p>
          </table:table-cell>
          <table:table-cell table:style-name="ce10" table:formula="of:=AVERAGE([.D26:.E26])" office:value-type="float" office:value="127.825" calcext:value-type="float">
            <text:p>127.83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7.81" calcext:value-type="float">
            <text:p>37.81</text:p>
          </table:table-cell>
          <table:table-cell table:style-name="ce12" table:formula="of:=[.G26]*INTERNAL_40" office:value-type="float" office:value="0" calcext:value-type="float">
            <text:p>0.00</text:p>
          </table:table-cell>
          <table:table-cell table:style-name="ce12" table:formula="of:=[.H26]*EXTERNAL_40" office:value-type="float" office:value="223.079" calcext:value-type="float">
            <text:p>223.0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26]+VIA_13*[.L26]+VIA_16*[.M26]" office:value-type="float" office:value="12.14" calcext:value-type="float">
            <text:p>12.14</text:p>
          </table:table-cell>
          <table:table-cell table:style-name="ce12" table:formula="of:=[.I26]+[.J26]+[.N26]+[.F26]" office:value-type="float" office:value="363.044" calcext:value-type="float">
            <text:p>363.04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6]-[.P26]" office:value-type="float" office:value="0.0010000000000332" calcext:value-type="float">
            <text:p>0.00</text:p>
          </table:table-cell>
          <table:table-cell table:formula="of:=([.P26]-([.F26]+[.N26]))" office:value-type="float" office:value="223.078" calcext:value-type="float">
            <text:p>223.08</text:p>
          </table:table-cell>
          <table:table-cell table:formula="of:=[.R26]/INTERNAL_40" office:value-type="float" office:value="34.3196923076923" calcext:value-type="float">
            <text:p>34.32</text:p>
          </table:table-cell>
          <table:table-cell table:formula="of:=[.R26]/EXTERNAL_40" office:value-type="float" office:value="37.8098305084746" calcext:value-type="float">
            <text:p>37.8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21</text:p>
          </table:table-cell>
          <table:table-cell table:style-name="ce4" office:value-type="string" calcext:value-type="string">
            <text:p>Y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4.819" calcext:value-type="float">
            <text:p>124.82</text:p>
          </table:table-cell>
          <table:table-cell table:style-name="ce7" office:value-type="float" office:value="126.073" calcext:value-type="float">
            <text:p>126.07</text:p>
          </table:table-cell>
          <table:table-cell table:style-name="ce10" table:formula="of:=AVERAGE([.D27:.E27])" office:value-type="float" office:value="125.446" calcext:value-type="float">
            <text:p>125.4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8.942" calcext:value-type="float">
            <text:p>38.94</text:p>
          </table:table-cell>
          <table:table-cell table:style-name="ce12" table:formula="of:=[.G27]*INTERNAL_40" office:value-type="float" office:value="0" calcext:value-type="float">
            <text:p>0.00</text:p>
          </table:table-cell>
          <table:table-cell table:style-name="ce12" table:formula="of:=[.H27]*EXTERNAL_40" office:value-type="float" office:value="229.7578" calcext:value-type="float">
            <text:p>229.7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27]+VIA_13*[.L27]+VIA_16*[.M27]" office:value-type="float" office:value="12.14" calcext:value-type="float">
            <text:p>12.14</text:p>
          </table:table-cell>
          <table:table-cell table:style-name="ce12" table:formula="of:=[.I27]+[.J27]+[.N27]+[.F27]" office:value-type="float" office:value="367.3438" calcext:value-type="float">
            <text:p>367.34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7]-[.P27]" office:value-type="float" office:value="4.30079999999998" calcext:value-type="float">
            <text:p>4.30</text:p>
          </table:table-cell>
          <table:table-cell table:formula="of:=([.P27]-([.F27]+[.N27]))" office:value-type="float" office:value="225.457" calcext:value-type="float">
            <text:p>225.46</text:p>
          </table:table-cell>
          <table:table-cell table:formula="of:=[.R27]/INTERNAL_40" office:value-type="float" office:value="34.6856923076923" calcext:value-type="float">
            <text:p>34.69</text:p>
          </table:table-cell>
          <table:table-cell table:formula="of:=[.R27]/EXTERNAL_40" office:value-type="float" office:value="38.2130508474576" calcext:value-type="float">
            <text:p>38.2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22</text:p>
          </table:table-cell>
          <table:table-cell table:style-name="ce4" office:value-type="string" calcext:value-type="string">
            <text:p>Y5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8.208" calcext:value-type="float">
            <text:p>108.21</text:p>
          </table:table-cell>
          <table:table-cell table:style-name="ce7" office:value-type="float" office:value="109.296" calcext:value-type="float">
            <text:p>109.30</text:p>
          </table:table-cell>
          <table:table-cell table:style-name="ce10" table:formula="of:=AVERAGE([.D28:.E28])" office:value-type="float" office:value="108.752" calcext:value-type="float">
            <text:p>108.7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1.052" calcext:value-type="float">
            <text:p>41.05</text:p>
          </table:table-cell>
          <table:table-cell table:style-name="ce12" table:formula="of:=[.G28]*INTERNAL_40" office:value-type="float" office:value="0" calcext:value-type="float">
            <text:p>0.00</text:p>
          </table:table-cell>
          <table:table-cell table:style-name="ce12" table:formula="of:=[.H28]*EXTERNAL_40" office:value-type="float" office:value="242.2068" calcext:value-type="float">
            <text:p>242.2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28]+VIA_13*[.L28]+VIA_16*[.M28]" office:value-type="float" office:value="12.14" calcext:value-type="float">
            <text:p>12.14</text:p>
          </table:table-cell>
          <table:table-cell table:style-name="ce12" table:formula="of:=[.I28]+[.J28]+[.N28]+[.F28]" office:value-type="float" office:value="363.0988" calcext:value-type="float">
            <text:p>363.10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8]-[.P28]" office:value-type="float" office:value="0.0557999999999765" calcext:value-type="float">
            <text:p>0.06</text:p>
          </table:table-cell>
          <table:table-cell table:formula="of:=([.P28]-([.F28]+[.N28]))" office:value-type="float" office:value="242.151" calcext:value-type="float">
            <text:p>242.15</text:p>
          </table:table-cell>
          <table:table-cell table:formula="of:=[.R28]/INTERNAL_40" office:value-type="float" office:value="37.254" calcext:value-type="float">
            <text:p>37.25</text:p>
          </table:table-cell>
          <table:table-cell table:formula="of:=[.R28]/EXTERNAL_40" office:value-type="float" office:value="41.0425423728814" calcext:value-type="float">
            <text:p>41.0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23</text:p>
          </table:table-cell>
          <table:table-cell table:style-name="ce4" office:value-type="string" calcext:value-type="string">
            <text:p>AD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34.496" calcext:value-type="float">
            <text:p>134.50</text:p>
          </table:table-cell>
          <table:table-cell table:style-name="ce7" office:value-type="float" office:value="135.848" calcext:value-type="float">
            <text:p>135.85</text:p>
          </table:table-cell>
          <table:table-cell table:style-name="ce10" table:formula="of:=AVERAGE([.D29:.E29])" office:value-type="float" office:value="135.172" calcext:value-type="float">
            <text:p>135.1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6.511" calcext:value-type="float">
            <text:p>36.51</text:p>
          </table:table-cell>
          <table:table-cell table:style-name="ce12" table:formula="of:=[.G29]*INTERNAL_40" office:value-type="float" office:value="0" calcext:value-type="float">
            <text:p>0.00</text:p>
          </table:table-cell>
          <table:table-cell table:style-name="ce12" table:formula="of:=[.H29]*EXTERNAL_40" office:value-type="float" office:value="215.4149" calcext:value-type="float">
            <text:p>215.4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29]+VIA_13*[.L29]+VIA_16*[.M29]" office:value-type="float" office:value="12.14" calcext:value-type="float">
            <text:p>12.14</text:p>
          </table:table-cell>
          <table:table-cell table:style-name="ce12" table:formula="of:=[.I29]+[.J29]+[.N29]+[.F29]" office:value-type="float" office:value="362.7269" calcext:value-type="float">
            <text:p>362.73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9]-[.P29]" office:value-type="float" office:value="-0.316100000000006" calcext:value-type="float">
            <text:p>-0.32</text:p>
          </table:table-cell>
          <table:table-cell table:formula="of:=([.P29]-([.F29]+[.N29]))" office:value-type="float" office:value="215.731" calcext:value-type="float">
            <text:p>215.73</text:p>
          </table:table-cell>
          <table:table-cell table:formula="of:=[.R29]/INTERNAL_40" office:value-type="float" office:value="33.1893846153846" calcext:value-type="float">
            <text:p>33.19</text:p>
          </table:table-cell>
          <table:table-cell table:formula="of:=[.R29]/EXTERNAL_40" office:value-type="float" office:value="36.5645762711864" calcext:value-type="float">
            <text:p>36.56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M2</text:p>
          </table:table-cell>
          <table:table-cell table:style-name="ce4" office:value-type="string" calcext:value-type="string">
            <text:p>AB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1.634" calcext:value-type="float">
            <text:p>121.63</text:p>
          </table:table-cell>
          <table:table-cell table:style-name="ce7" office:value-type="float" office:value="122.856" calcext:value-type="float">
            <text:p>122.86</text:p>
          </table:table-cell>
          <table:table-cell table:style-name="ce10" table:formula="of:=AVERAGE([.D30:.E30])" office:value-type="float" office:value="122.245" calcext:value-type="float">
            <text:p>122.2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8.767" calcext:value-type="float">
            <text:p>38.77</text:p>
          </table:table-cell>
          <table:table-cell table:style-name="ce12" table:formula="of:=[.G30]*INTERNAL_40" office:value-type="float" office:value="0" calcext:value-type="float">
            <text:p>0.00</text:p>
          </table:table-cell>
          <table:table-cell table:style-name="ce12" table:formula="of:=[.H30]*EXTERNAL_40" office:value-type="float" office:value="228.7253" calcext:value-type="float">
            <text:p>228.7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30]+VIA_13*[.L30]+VIA_16*[.M30]" office:value-type="float" office:value="12.14" calcext:value-type="float">
            <text:p>12.14</text:p>
          </table:table-cell>
          <table:table-cell table:style-name="ce12" table:formula="of:=[.I30]+[.J30]+[.N30]+[.F30]" office:value-type="float" office:value="363.1103" calcext:value-type="float">
            <text:p>363.11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30]-[.P30]" office:value-type="float" office:value="0.0673000000000457" calcext:value-type="float">
            <text:p>0.07</text:p>
          </table:table-cell>
          <table:table-cell table:formula="of:=([.P30]-([.F30]+[.N30]))" office:value-type="float" office:value="228.658" calcext:value-type="float">
            <text:p>228.66</text:p>
          </table:table-cell>
          <table:table-cell table:formula="of:=[.R30]/INTERNAL_40" office:value-type="float" office:value="35.1781538461538" calcext:value-type="float">
            <text:p>35.18</text:p>
          </table:table-cell>
          <table:table-cell table:formula="of:=[.R30]/EXTERNAL_40" office:value-type="float" office:value="38.755593220339" calcext:value-type="float">
            <text:p>38.76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S2</text:p>
          </table:table-cell>
          <table:table-cell table:style-name="ce4" office:value-type="string" calcext:value-type="string">
            <text:p>AA5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6.635" calcext:value-type="float">
            <text:p>126.64</text:p>
          </table:table-cell>
          <table:table-cell table:style-name="ce7" office:value-type="float" office:value="127.907" calcext:value-type="float">
            <text:p>127.91</text:p>
          </table:table-cell>
          <table:table-cell table:style-name="ce10" table:formula="of:=AVERAGE([.D31:.E31])" office:value-type="float" office:value="127.271" calcext:value-type="float">
            <text:p>127.27</text:p>
          </table:table-cell>
          <table:table-cell table:style-name="ce12" office:value-type="float" office:value="42.184" calcext:value-type="float">
            <text:p>42.18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31]*INTERNAL_80" office:value-type="float" office:value="232.012" calcext:value-type="float">
            <text:p>232.01</text:p>
          </table:table-cell>
          <table:table-cell table:style-name="ce12" table:formula="of:=[.H31]*EXTERNAL_8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31]+VIA_13*[.L31]+VIA_16*[.M31]" office:value-type="float" office:value="3.76" calcext:value-type="float">
            <text:p>3.76</text:p>
          </table:table-cell>
          <table:table-cell table:style-name="ce12" table:formula="of:=[.I31]+[.J31]+[.N31]+[.F31]" office:value-type="float" office:value="363.043" calcext:value-type="float">
            <text:p>363.04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31]-[.P3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Q24</text:p>
          </table:table-cell>
          <table:table-cell office:value-type="string" calcext:value-type="string">
            <text:p>AD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3.852" calcext:value-type="float">
            <text:p>163.85</text:p>
          </table:table-cell>
          <table:table-cell table:style-name="ce8" office:value-type="float" office:value="165.498" calcext:value-type="float">
            <text:p>165.50</text:p>
          </table:table-cell>
          <table:table-cell table:formula="of:=AVERAGE([.D32:.E32])" office:value-type="float" office:value="164.675" calcext:value-type="float">
            <text:p>164.68</text:p>
          </table:table-cell>
          <table:table-cell office:value-type="float" office:value="29.81" calcext:value-type="float">
            <text:p>29.81</text:p>
          </table:table-cell>
          <table:table-cell office:value-type="float" office:value="0" calcext:value-type="float">
            <text:p>0.00</text:p>
          </table:table-cell>
          <table:table-cell table:formula="of:=[.G32]*INTERNAL_40" office:value-type="float" office:value="193.765" calcext:value-type="float">
            <text:p>193.77</text:p>
          </table:table-cell>
          <table:table-cell table:formula="of:=[.H32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2]+VIA_13*[.L32]+VIA_16*[.M32]" office:value-type="float" office:value="3.76" calcext:value-type="float">
            <text:p>3.76</text:p>
          </table:table-cell>
          <table:table-cell table:formula="of:=[.I32]+[.J32]+[.N32]+[.F32]" office:value-type="float" office:value="362.2" calcext:value-type="float">
            <text:p>362.20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2]-[.P32]" office:value-type="float" office:value="2.21200000000005" calcext:value-type="float">
            <text:p>2.21</text:p>
          </table:table-cell>
          <table:table-cell table:formula="of:=([.P32]-([.F32]+[.N32]))" office:value-type="float" office:value="191.553" calcext:value-type="float">
            <text:p>191.55</text:p>
          </table:table-cell>
          <table:table-cell table:formula="of:=[.R32]/INTERNAL_40" office:value-type="float" office:value="29.4696923076923" calcext:value-type="float">
            <text:p>29.47</text:p>
          </table:table-cell>
          <table:table-cell table:formula="of:=[.R32]/EXTERNAL_40" office:value-type="float" office:value="32.4666101694915" calcext:value-type="float">
            <text:p>32.4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25</text:p>
          </table:table-cell>
          <table:table-cell office:value-type="string" calcext:value-type="string">
            <text:p>AE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2.659" calcext:value-type="float">
            <text:p>162.66</text:p>
          </table:table-cell>
          <table:table-cell table:style-name="ce8" office:value-type="float" office:value="164.293" calcext:value-type="float">
            <text:p>164.29</text:p>
          </table:table-cell>
          <table:table-cell table:formula="of:=AVERAGE([.D33:.E33])" office:value-type="float" office:value="163.476" calcext:value-type="float">
            <text:p>163.48</text:p>
          </table:table-cell>
          <table:table-cell office:value-type="float" office:value="29.65" calcext:value-type="float">
            <text:p>29.65</text:p>
          </table:table-cell>
          <table:table-cell office:value-type="float" office:value="0" calcext:value-type="float">
            <text:p>0.00</text:p>
          </table:table-cell>
          <table:table-cell table:formula="of:=[.G33]*INTERNAL_40" office:value-type="float" office:value="192.725" calcext:value-type="float">
            <text:p>192.73</text:p>
          </table:table-cell>
          <table:table-cell table:formula="of:=[.H33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3]+VIA_13*[.L33]+VIA_16*[.M33]" office:value-type="float" office:value="3.76" calcext:value-type="float">
            <text:p>3.76</text:p>
          </table:table-cell>
          <table:table-cell table:formula="of:=[.I33]+[.J33]+[.N33]+[.F33]" office:value-type="float" office:value="359.961" calcext:value-type="float">
            <text:p>359.96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3]-[.P33]" office:value-type="float" office:value="-0.02699999999993" calcext:value-type="float">
            <text:p>-0.03</text:p>
          </table:table-cell>
          <table:table-cell table:formula="of:=([.P33]-([.F33]+[.N33]))" office:value-type="float" office:value="192.752" calcext:value-type="float">
            <text:p>192.75</text:p>
          </table:table-cell>
          <table:table-cell table:formula="of:=[.R33]/INTERNAL_40" office:value-type="float" office:value="29.6541538461538" calcext:value-type="float">
            <text:p>29.65</text:p>
          </table:table-cell>
          <table:table-cell table:formula="of:=[.R33]/EXTERNAL_40" office:value-type="float" office:value="32.6698305084746" calcext:value-type="float">
            <text:p>32.6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26</text:p>
          </table:table-cell>
          <table:table-cell office:value-type="string" calcext:value-type="string">
            <text:p>AE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7.934" calcext:value-type="float">
            <text:p>167.93</text:p>
          </table:table-cell>
          <table:table-cell table:style-name="ce8" office:value-type="float" office:value="169.622" calcext:value-type="float">
            <text:p>169.62</text:p>
          </table:table-cell>
          <table:table-cell table:formula="of:=AVERAGE([.D34:.E34])" office:value-type="float" office:value="168.778" calcext:value-type="float">
            <text:p>168.78</text:p>
          </table:table-cell>
          <table:table-cell office:value-type="float" office:value="28.933" calcext:value-type="float">
            <text:p>28.93</text:p>
          </table:table-cell>
          <table:table-cell office:value-type="float" office:value="0" calcext:value-type="float">
            <text:p>0.00</text:p>
          </table:table-cell>
          <table:table-cell table:formula="of:=[.G34]*INTERNAL_40" office:value-type="float" office:value="188.0645" calcext:value-type="float">
            <text:p>188.06</text:p>
          </table:table-cell>
          <table:table-cell table:formula="of:=[.H34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4]+VIA_13*[.L34]+VIA_16*[.M34]" office:value-type="float" office:value="3.76" calcext:value-type="float">
            <text:p>3.76</text:p>
          </table:table-cell>
          <table:table-cell table:formula="of:=[.I34]+[.J34]+[.N34]+[.F34]" office:value-type="float" office:value="360.6025" calcext:value-type="float">
            <text:p>360.60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4]-[.P34]" office:value-type="float" office:value="0.614500000000078" calcext:value-type="float">
            <text:p>0.61</text:p>
          </table:table-cell>
          <table:table-cell table:formula="of:=([.P34]-([.F34]+[.N34]))" office:value-type="float" office:value="187.45" calcext:value-type="float">
            <text:p>187.45</text:p>
          </table:table-cell>
          <table:table-cell table:formula="of:=[.R34]/INTERNAL_40" office:value-type="float" office:value="28.8384615384615" calcext:value-type="float">
            <text:p>28.84</text:p>
          </table:table-cell>
          <table:table-cell table:formula="of:=[.R34]/EXTERNAL_40" office:value-type="float" office:value="31.771186440678" calcext:value-type="float">
            <text:p>31.7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27</text:p>
          </table:table-cell>
          <table:table-cell office:value-type="string" calcext:value-type="string">
            <text:p>AE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71.255" calcext:value-type="float">
            <text:p>171.26</text:p>
          </table:table-cell>
          <table:table-cell table:style-name="ce8" office:value-type="float" office:value="172.977" calcext:value-type="float">
            <text:p>172.98</text:p>
          </table:table-cell>
          <table:table-cell table:formula="of:=AVERAGE([.D35:.E35])" office:value-type="float" office:value="172.116" calcext:value-type="float">
            <text:p>172.12</text:p>
          </table:table-cell>
          <table:table-cell office:value-type="float" office:value="28.893" calcext:value-type="float">
            <text:p>28.89</text:p>
          </table:table-cell>
          <table:table-cell office:value-type="float" office:value="0" calcext:value-type="float">
            <text:p>0.00</text:p>
          </table:table-cell>
          <table:table-cell table:formula="of:=[.G35]*INTERNAL_40" office:value-type="float" office:value="187.8045" calcext:value-type="float">
            <text:p>187.80</text:p>
          </table:table-cell>
          <table:table-cell table:formula="of:=[.H35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5]+VIA_13*[.L35]+VIA_16*[.M35]" office:value-type="float" office:value="3.76" calcext:value-type="float">
            <text:p>3.76</text:p>
          </table:table-cell>
          <table:table-cell table:formula="of:=[.I35]+[.J35]+[.N35]+[.F35]" office:value-type="float" office:value="363.6805" calcext:value-type="float">
            <text:p>363.68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5]-[.P35]" office:value-type="float" office:value="3.69250000000005" calcext:value-type="float">
            <text:p>3.69</text:p>
          </table:table-cell>
          <table:table-cell table:formula="of:=([.P35]-([.F35]+[.N35]))" office:value-type="float" office:value="184.112" calcext:value-type="float">
            <text:p>184.11</text:p>
          </table:table-cell>
          <table:table-cell table:formula="of:=[.R35]/INTERNAL_40" office:value-type="float" office:value="28.3249230769231" calcext:value-type="float">
            <text:p>28.32</text:p>
          </table:table-cell>
          <table:table-cell table:formula="of:=[.R35]/EXTERNAL_40" office:value-type="float" office:value="31.2054237288136" calcext:value-type="float">
            <text:p>31.2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28</text:p>
          </table:table-cell>
          <table:table-cell office:value-type="string" calcext:value-type="string">
            <text:p>AE6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9.717" calcext:value-type="float">
            <text:p>139.72</text:p>
          </table:table-cell>
          <table:table-cell table:style-name="ce8" office:value-type="float" office:value="141.121" calcext:value-type="float">
            <text:p>141.12</text:p>
          </table:table-cell>
          <table:table-cell table:formula="of:=AVERAGE([.D36:.E36])" office:value-type="float" office:value="140.419" calcext:value-type="float">
            <text:p>140.42</text:p>
          </table:table-cell>
          <table:table-cell office:value-type="float" office:value="0" calcext:value-type="float">
            <text:p>0.00</text:p>
          </table:table-cell>
          <table:table-cell office:value-type="float" office:value="37.222" calcext:value-type="float">
            <text:p>37.22</text:p>
          </table:table-cell>
          <table:table-cell table:formula="of:=[.G36]*INTERNAL_40" office:value-type="float" office:value="0" calcext:value-type="float">
            <text:p>0.00</text:p>
          </table:table-cell>
          <table:table-cell table:formula="of:=[.H36]*EXTERNAL_40" office:value-type="float" office:value="219.6098" calcext:value-type="float">
            <text:p>219.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IA_18*[.K36]+VIA_13*[.L36]+VIA_16*[.M36]" office:value-type="float" office:value="0" calcext:value-type="float">
            <text:p>0</text:p>
          </table:table-cell>
          <table:table-cell table:formula="of:=[.I36]+[.J36]+[.N36]+[.F36]" office:value-type="float" office:value="360.0288" calcext:value-type="float">
            <text:p>360.03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6]-[.P36]" office:value-type="float" office:value="0.0408000000001039" calcext:value-type="float">
            <text:p>0.04</text:p>
          </table:table-cell>
          <table:table-cell table:formula="of:=([.P36]-([.F36]+[.N36]))" office:value-type="float" office:value="219.569" calcext:value-type="float">
            <text:p>219.57</text:p>
          </table:table-cell>
          <table:table-cell table:formula="of:=[.R36]/INTERNAL_40" office:value-type="float" office:value="33.7798461538461" calcext:value-type="float">
            <text:p>33.78</text:p>
          </table:table-cell>
          <table:table-cell table:formula="of:=[.R36]/EXTERNAL_40" office:value-type="float" office:value="37.2150847457627" calcext:value-type="float">
            <text:p>37.2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29</text:p>
          </table:table-cell>
          <table:table-cell office:value-type="string" calcext:value-type="string">
            <text:p>AE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9.852" calcext:value-type="float">
            <text:p>139.85</text:p>
          </table:table-cell>
          <table:table-cell table:style-name="ce8" office:value-type="float" office:value="141.258" calcext:value-type="float">
            <text:p>141.26</text:p>
          </table:table-cell>
          <table:table-cell table:formula="of:=AVERAGE([.D37:.E37])" office:value-type="float" office:value="140.555" calcext:value-type="float">
            <text:p>140.56</text:p>
          </table:table-cell>
          <table:table-cell office:value-type="float" office:value="0" calcext:value-type="float">
            <text:p>0.00</text:p>
          </table:table-cell>
          <table:table-cell office:value-type="float" office:value="37.225" calcext:value-type="float">
            <text:p>37.23</text:p>
          </table:table-cell>
          <table:table-cell table:formula="of:=[.G37]*INTERNAL_40" office:value-type="float" office:value="0" calcext:value-type="float">
            <text:p>0.00</text:p>
          </table:table-cell>
          <table:table-cell table:formula="of:=[.H37]*EXTERNAL_40" office:value-type="float" office:value="219.6275" calcext:value-type="float">
            <text:p>219.6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IA_18*[.K37]+VIA_13*[.L37]+VIA_16*[.M37]" office:value-type="float" office:value="0" calcext:value-type="float">
            <text:p>0</text:p>
          </table:table-cell>
          <table:table-cell table:formula="of:=[.I37]+[.J37]+[.N37]+[.F37]" office:value-type="float" office:value="360.1825" calcext:value-type="float">
            <text:p>360.18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7]-[.P37]" office:value-type="float" office:value="0.194500000000062" calcext:value-type="float">
            <text:p>0.19</text:p>
          </table:table-cell>
          <table:table-cell table:formula="of:=([.P37]-([.F37]+[.N37]))" office:value-type="float" office:value="219.433" calcext:value-type="float">
            <text:p>219.43</text:p>
          </table:table-cell>
          <table:table-cell table:formula="of:=[.R37]/INTERNAL_40" office:value-type="float" office:value="33.7589230769231" calcext:value-type="float">
            <text:p>33.76</text:p>
          </table:table-cell>
          <table:table-cell table:formula="of:=[.R37]/EXTERNAL_40" office:value-type="float" office:value="37.1920338983051" calcext:value-type="float">
            <text:p>37.19</text:p>
          </table:table-cell>
          <table:table-cell table:number-columns-repeated="2"/>
          <table:table-cell table:style-name="ce18"/>
          <table:table-cell table:number-columns-repeated="1001"/>
        </table:table-row>
        <table:table-row table:style-name="ro2">
          <table:table-cell office:value-type="string" calcext:value-type="string">
            <text:p>DQ30</text:p>
          </table:table-cell>
          <table:table-cell office:value-type="string" calcext:value-type="string">
            <text:p>AF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3.689" calcext:value-type="float">
            <text:p>163.69</text:p>
          </table:table-cell>
          <table:table-cell table:style-name="ce8" office:value-type="float" office:value="165.335" calcext:value-type="float">
            <text:p>165.34</text:p>
          </table:table-cell>
          <table:table-cell table:formula="of:=AVERAGE([.D38:.E38])" office:value-type="float" office:value="164.512" calcext:value-type="float">
            <text:p>164.51</text:p>
          </table:table-cell>
          <table:table-cell office:value-type="float" office:value="29.49" calcext:value-type="float">
            <text:p>29.49</text:p>
          </table:table-cell>
          <table:table-cell office:value-type="float" office:value="0" calcext:value-type="float">
            <text:p>0.00</text:p>
          </table:table-cell>
          <table:table-cell table:formula="of:=[.G38]*INTERNAL_40" office:value-type="float" office:value="191.685" calcext:value-type="float">
            <text:p>191.69</text:p>
          </table:table-cell>
          <table:table-cell table:formula="of:=[.H38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8]+VIA_13*[.L38]+VIA_16*[.M38]" office:value-type="float" office:value="3.76" calcext:value-type="float">
            <text:p>3.76</text:p>
          </table:table-cell>
          <table:table-cell table:formula="of:=[.I38]+[.J38]+[.N38]+[.F38]" office:value-type="float" office:value="359.957" calcext:value-type="float">
            <text:p>359.96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8]-[.P38]" office:value-type="float" office:value="-0.0309999999999491" calcext:value-type="float">
            <text:p>-0.03</text:p>
          </table:table-cell>
          <table:table-cell table:formula="of:=([.P38]-([.F38]+[.N38]))" office:value-type="float" office:value="191.716" calcext:value-type="float">
            <text:p>191.72</text:p>
          </table:table-cell>
          <table:table-cell table:formula="of:=[.R38]/INTERNAL_40" office:value-type="float" office:value="29.4947692307692" calcext:value-type="float">
            <text:p>29.49</text:p>
          </table:table-cell>
          <table:table-cell table:formula="of:=[.R38]/EXTERNAL_40" office:value-type="float" office:value="32.4942372881356" calcext:value-type="float">
            <text:p>32.4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31</text:p>
          </table:table-cell>
          <table:table-cell office:value-type="string" calcext:value-type="string">
            <text:p>AF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9.862" calcext:value-type="float">
            <text:p>169.86</text:p>
          </table:table-cell>
          <table:table-cell table:style-name="ce8" office:value-type="float" office:value="171.57" calcext:value-type="float">
            <text:p>171.57</text:p>
          </table:table-cell>
          <table:table-cell table:formula="of:=AVERAGE([.D39:.E39])" office:value-type="float" office:value="170.716" calcext:value-type="float">
            <text:p>170.72</text:p>
          </table:table-cell>
          <table:table-cell office:value-type="float" office:value="27.823" calcext:value-type="float">
            <text:p>27.82</text:p>
          </table:table-cell>
          <table:table-cell office:value-type="float" office:value="0" calcext:value-type="float">
            <text:p>0.00</text:p>
          </table:table-cell>
          <table:table-cell table:formula="of:=[.G39]*INTERNAL_40" office:value-type="float" office:value="180.8495" calcext:value-type="float">
            <text:p>180.85</text:p>
          </table:table-cell>
          <table:table-cell table:formula="of:=[.H39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9]+VIA_13*[.L39]+VIA_16*[.M39]" office:value-type="float" office:value="3.76" calcext:value-type="float">
            <text:p>3.76</text:p>
          </table:table-cell>
          <table:table-cell table:formula="of:=[.I39]+[.J39]+[.N39]+[.F39]" office:value-type="float" office:value="355.3255" calcext:value-type="float">
            <text:p>355.33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9]-[.P39]" office:value-type="float" office:value="-4.66249999999991" calcext:value-type="float">
            <text:p>-4.66</text:p>
          </table:table-cell>
          <table:table-cell table:formula="of:=([.P39]-([.F39]+[.N39]))" office:value-type="float" office:value="185.512" calcext:value-type="float">
            <text:p>185.51</text:p>
          </table:table-cell>
          <table:table-cell table:formula="of:=[.R39]/INTERNAL_40" office:value-type="float" office:value="28.5403076923077" calcext:value-type="float">
            <text:p>28.54</text:p>
          </table:table-cell>
          <table:table-cell table:formula="of:=[.R39]/EXTERNAL_40" office:value-type="float" office:value="31.4427118644068" calcext:value-type="float">
            <text:p>31.4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M3</text:p>
          </table:table-cell>
          <table:table-cell office:value-type="string" calcext:value-type="string">
            <text:p>AD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7.359" calcext:value-type="float">
            <text:p>137.36</text:p>
          </table:table-cell>
          <table:table-cell table:style-name="ce8" office:value-type="float" office:value="138.739" calcext:value-type="float">
            <text:p>138.74</text:p>
          </table:table-cell>
          <table:table-cell table:formula="of:=AVERAGE([.D40:.E40])" office:value-type="float" office:value="138.049" calcext:value-type="float">
            <text:p>138.05</text:p>
          </table:table-cell>
          <table:table-cell office:value-type="float" office:value="33.271" calcext:value-type="float">
            <text:p>33.27</text:p>
          </table:table-cell>
          <table:table-cell office:value-type="float" office:value="0" calcext:value-type="float">
            <text:p>0.00</text:p>
          </table:table-cell>
          <table:table-cell table:formula="of:=[.G40]*INTERNAL_40" office:value-type="float" office:value="216.2615" calcext:value-type="float">
            <text:p>216.26</text:p>
          </table:table-cell>
          <table:table-cell table:formula="of:=[.H40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40]+VIA_13*[.L40]+VIA_16*[.M40]" office:value-type="float" office:value="10.14" calcext:value-type="float">
            <text:p>10.14</text:p>
          </table:table-cell>
          <table:table-cell table:formula="of:=[.I40]+[.J40]+[.N40]+[.F40]" office:value-type="float" office:value="364.4505" calcext:value-type="float">
            <text:p>364.45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40]-[.P40]" office:value-type="float" office:value="4.46250000000009" calcext:value-type="float">
            <text:p>4.46</text:p>
          </table:table-cell>
          <table:table-cell table:formula="of:=([.P40]-([.F40]+[.N40]))" office:value-type="float" office:value="211.799" calcext:value-type="float">
            <text:p>211.80</text:p>
          </table:table-cell>
          <table:table-cell table:formula="of:=[.R40]/INTERNAL_40" office:value-type="float" office:value="32.5844615384615" calcext:value-type="float">
            <text:p>32.58</text:p>
          </table:table-cell>
          <table:table-cell table:formula="of:=[.R40]/EXTERNAL_40" office:value-type="float" office:value="35.8981355932203" calcext:value-type="float">
            <text:p>35.9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S3</text:p>
          </table:table-cell>
          <table:table-cell office:value-type="string" calcext:value-type="string">
            <text:p>AF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8.701" calcext:value-type="float">
            <text:p>148.70</text:p>
          </table:table-cell>
          <table:table-cell table:style-name="ce8" office:value-type="float" office:value="150.195" calcext:value-type="float">
            <text:p>150.20</text:p>
          </table:table-cell>
          <table:table-cell table:formula="of:=AVERAGE([.D41:.E41])" office:value-type="float" office:value="149.448" calcext:value-type="float">
            <text:p>149.45</text:p>
          </table:table-cell>
          <table:table-cell office:value-type="float" office:value="0" calcext:value-type="float">
            <text:p>0.00</text:p>
          </table:table-cell>
          <table:table-cell office:value-type="float" office:value="31" calcext:value-type="float">
            <text:p>31.00</text:p>
          </table:table-cell>
          <table:table-cell table:formula="of:=[.G41]*INTERNAL_80" office:value-type="float" office:value="0" calcext:value-type="float">
            <text:p>0.00</text:p>
          </table:table-cell>
          <table:table-cell table:formula="of:=[.H41]*EXTERNAL_80" office:value-type="float" office:value="198.4" calcext:value-type="float">
            <text:p>198.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IA_18*[.K41]+VIA_13*[.L41]+VIA_16*[.M41]" office:value-type="float" office:value="12.14" calcext:value-type="float">
            <text:p>12.14</text:p>
          </table:table-cell>
          <table:table-cell table:formula="of:=[.I41]+[.J41]+[.N41]+[.F41]" office:value-type="float" office:value="359.988" calcext:value-type="float">
            <text:p>359.99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41]-[.P4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Q32</text:p>
          </table:table-cell>
          <table:table-cell table:style-name="ce4" office:value-type="string" calcext:value-type="string">
            <text:p>AF17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89.652" calcext:value-type="float">
            <text:p>189.65</text:p>
          </table:table-cell>
          <table:table-cell table:style-name="ce7" office:value-type="float" office:value="191.558" calcext:value-type="float">
            <text:p>191.56</text:p>
          </table:table-cell>
          <table:table-cell table:style-name="ce10" table:formula="of:=AVERAGE([.D42:.E42])" office:value-type="float" office:value="190.605" calcext:value-type="float">
            <text:p>190.61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8.559" calcext:value-type="float">
            <text:p>38.56</text:p>
          </table:table-cell>
          <table:table-cell table:style-name="ce12" table:formula="of:=[.G42]*INTERNAL_40" office:value-type="float" office:value="0" calcext:value-type="float">
            <text:p>0.00</text:p>
          </table:table-cell>
          <table:table-cell table:style-name="ce12" table:formula="of:=[.H42]*EXTERNAL_40" office:value-type="float" office:value="227.4981" calcext:value-type="float">
            <text:p>227.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42]+VIA_13*[.L42]+VIA_16*[.M42]" office:value-type="float" office:value="0" calcext:value-type="float">
            <text:p>0</text:p>
          </table:table-cell>
          <table:table-cell table:style-name="ce12" table:formula="of:=[.I42]+[.J42]+[.N42]+[.F42]" office:value-type="float" office:value="418.1031" calcext:value-type="float">
            <text:p>418.10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2]-[.P42]" office:value-type="float" office:value="0.25509999999997" calcext:value-type="float">
            <text:p>0.26</text:p>
          </table:table-cell>
          <table:table-cell table:formula="of:=([.P42]-([.F42]+[.N42]))" office:value-type="float" office:value="227.243" calcext:value-type="float">
            <text:p>227.24</text:p>
          </table:table-cell>
          <table:table-cell table:formula="of:=[.R42]/INTERNAL_40" office:value-type="float" office:value="34.9604615384615" calcext:value-type="float">
            <text:p>34.96</text:p>
          </table:table-cell>
          <table:table-cell table:formula="of:=[.R42]/EXTERNAL_40" office:value-type="float" office:value="38.5157627118644" calcext:value-type="float">
            <text:p>38.5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3</text:p>
          </table:table-cell>
          <table:table-cell table:style-name="ce4" office:value-type="string" calcext:value-type="string">
            <text:p>AF14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3.095" calcext:value-type="float">
            <text:p>153.10</text:p>
          </table:table-cell>
          <table:table-cell table:style-name="ce7" office:value-type="float" office:value="154.633" calcext:value-type="float">
            <text:p>154.63</text:p>
          </table:table-cell>
          <table:table-cell table:style-name="ce10" table:formula="of:=AVERAGE([.D43:.E43])" office:value-type="float" office:value="153.864" calcext:value-type="float">
            <text:p>153.8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2.69" calcext:value-type="float">
            <text:p>42.69</text:p>
          </table:table-cell>
          <table:table-cell table:style-name="ce12" table:formula="of:=[.G43]*INTERNAL_40" office:value-type="float" office:value="0" calcext:value-type="float">
            <text:p>0.00</text:p>
          </table:table-cell>
          <table:table-cell table:style-name="ce12" table:formula="of:=[.H43]*EXTERNAL_40" office:value-type="float" office:value="251.871" calcext:value-type="float">
            <text:p>251.8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43]+VIA_13*[.L43]+VIA_16*[.M43]" office:value-type="float" office:value="12.14" calcext:value-type="float">
            <text:p>12.14</text:p>
          </table:table-cell>
          <table:table-cell table:style-name="ce12" table:formula="of:=[.I43]+[.J43]+[.N43]+[.F43]" office:value-type="float" office:value="417.875" calcext:value-type="float">
            <text:p>417.88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3]-[.P43]" office:value-type="float" office:value="0.0269999999999868" calcext:value-type="float">
            <text:p>0.03</text:p>
          </table:table-cell>
          <table:table-cell table:formula="of:=([.P43]-([.F43]+[.N43]))" office:value-type="float" office:value="251.844" calcext:value-type="float">
            <text:p>251.84</text:p>
          </table:table-cell>
          <table:table-cell table:formula="of:=[.R43]/INTERNAL_40" office:value-type="float" office:value="38.7452307692308" calcext:value-type="float">
            <text:p>38.75</text:p>
          </table:table-cell>
          <table:table-cell table:formula="of:=[.R43]/EXTERNAL_40" office:value-type="float" office:value="42.6854237288136" calcext:value-type="float">
            <text:p>42.6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4</text:p>
          </table:table-cell>
          <table:table-cell table:style-name="ce4" office:value-type="string" calcext:value-type="string">
            <text:p>AF15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3.997" calcext:value-type="float">
            <text:p>154.00</text:p>
          </table:table-cell>
          <table:table-cell table:style-name="ce7" office:value-type="float" office:value="155.545" calcext:value-type="float">
            <text:p>155.55</text:p>
          </table:table-cell>
          <table:table-cell table:style-name="ce10" table:formula="of:=AVERAGE([.D44:.E44])" office:value-type="float" office:value="154.771" calcext:value-type="float">
            <text:p>154.7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2.53" calcext:value-type="float">
            <text:p>42.53</text:p>
          </table:table-cell>
          <table:table-cell table:style-name="ce12" table:formula="of:=[.G44]*INTERNAL_40" office:value-type="float" office:value="0" calcext:value-type="float">
            <text:p>0.00</text:p>
          </table:table-cell>
          <table:table-cell table:style-name="ce12" table:formula="of:=[.H44]*EXTERNAL_40" office:value-type="float" office:value="250.927" calcext:value-type="float">
            <text:p>250.9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44]+VIA_13*[.L44]+VIA_16*[.M44]" office:value-type="float" office:value="12.14" calcext:value-type="float">
            <text:p>12.14</text:p>
          </table:table-cell>
          <table:table-cell table:style-name="ce12" table:formula="of:=[.I44]+[.J44]+[.N44]+[.F44]" office:value-type="float" office:value="417.838" calcext:value-type="float">
            <text:p>417.84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4]-[.P44]" office:value-type="float" office:value="-0.00999999999999091" calcext:value-type="float">
            <text:p>-0.01</text:p>
          </table:table-cell>
          <table:table-cell table:formula="of:=([.P44]-([.F44]+[.N44]))" office:value-type="float" office:value="250.937" calcext:value-type="float">
            <text:p>250.94</text:p>
          </table:table-cell>
          <table:table-cell table:formula="of:=[.R44]/INTERNAL_40" office:value-type="float" office:value="38.6056923076923" calcext:value-type="float">
            <text:p>38.61</text:p>
          </table:table-cell>
          <table:table-cell table:formula="of:=[.R44]/EXTERNAL_40" office:value-type="float" office:value="42.5316949152542" calcext:value-type="float">
            <text:p>42.5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5</text:p>
          </table:table-cell>
          <table:table-cell table:style-name="ce4" office:value-type="string" calcext:value-type="string">
            <text:p>AD15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3.265" calcext:value-type="float">
            <text:p>153.27</text:p>
          </table:table-cell>
          <table:table-cell table:style-name="ce7" office:value-type="float" office:value="154.805" calcext:value-type="float">
            <text:p>154.81</text:p>
          </table:table-cell>
          <table:table-cell table:style-name="ce10" table:formula="of:=AVERAGE([.D45:.E45])" office:value-type="float" office:value="154.035" calcext:value-type="float">
            <text:p>154.04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2.66" calcext:value-type="float">
            <text:p>42.66</text:p>
          </table:table-cell>
          <table:table-cell table:style-name="ce12" table:formula="of:=[.G45]*INTERNAL_40" office:value-type="float" office:value="0" calcext:value-type="float">
            <text:p>0.00</text:p>
          </table:table-cell>
          <table:table-cell table:style-name="ce12" table:formula="of:=[.H45]*EXTERNAL_40" office:value-type="float" office:value="251.694" calcext:value-type="float">
            <text:p>251.6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45]+VIA_13*[.L45]+VIA_16*[.M45]" office:value-type="float" office:value="12.14" calcext:value-type="float">
            <text:p>12.14</text:p>
          </table:table-cell>
          <table:table-cell table:style-name="ce12" table:formula="of:=[.I45]+[.J45]+[.N45]+[.F45]" office:value-type="float" office:value="417.869" calcext:value-type="float">
            <text:p>417.87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5]-[.P45]" office:value-type="float" office:value="0.021000000000015" calcext:value-type="float">
            <text:p>0.02</text:p>
          </table:table-cell>
          <table:table-cell table:formula="of:=([.P45]-([.F45]+[.N45]))" office:value-type="float" office:value="251.673" calcext:value-type="float">
            <text:p>251.67</text:p>
          </table:table-cell>
          <table:table-cell table:formula="of:=[.R45]/INTERNAL_40" office:value-type="float" office:value="38.7189230769231" calcext:value-type="float">
            <text:p>38.72</text:p>
          </table:table-cell>
          <table:table-cell table:formula="of:=[.R45]/EXTERNAL_40" office:value-type="float" office:value="42.6564406779661" calcext:value-type="float">
            <text:p>42.66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6</text:p>
          </table:table-cell>
          <table:table-cell table:style-name="ce4" office:value-type="string" calcext:value-type="string">
            <text:p>AE15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2.724" calcext:value-type="float">
            <text:p>152.72</text:p>
          </table:table-cell>
          <table:table-cell table:style-name="ce7" office:value-type="float" office:value="154.258" calcext:value-type="float">
            <text:p>154.26</text:p>
          </table:table-cell>
          <table:table-cell table:style-name="ce10" table:formula="of:=AVERAGE([.D46:.E46])" office:value-type="float" office:value="153.491" calcext:value-type="float">
            <text:p>153.4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4.81" calcext:value-type="float">
            <text:p>44.81</text:p>
          </table:table-cell>
          <table:table-cell table:style-name="ce12" table:formula="of:=[.G46]*INTERNAL_40" office:value-type="float" office:value="0" calcext:value-type="float">
            <text:p>0.00</text:p>
          </table:table-cell>
          <table:table-cell table:style-name="ce12" table:formula="of:=[.H46]*EXTERNAL_40" office:value-type="float" office:value="264.379" calcext:value-type="float">
            <text:p>264.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46]+VIA_13*[.L46]+VIA_16*[.M46]" office:value-type="float" office:value="0" calcext:value-type="float">
            <text:p>0</text:p>
          </table:table-cell>
          <table:table-cell table:style-name="ce12" table:formula="of:=[.I46]+[.J46]+[.N46]+[.F46]" office:value-type="float" office:value="417.87" calcext:value-type="float">
            <text:p>417.87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6]-[.P46]" office:value-type="float" office:value="0.0219999999999914" calcext:value-type="float">
            <text:p>0.02</text:p>
          </table:table-cell>
          <table:table-cell table:formula="of:=([.P46]-([.F46]+[.N46]))" office:value-type="float" office:value="264.357" calcext:value-type="float">
            <text:p>264.36</text:p>
          </table:table-cell>
          <table:table-cell table:formula="of:=[.R46]/INTERNAL_40" office:value-type="float" office:value="40.6703076923077" calcext:value-type="float">
            <text:p>40.67</text:p>
          </table:table-cell>
          <table:table-cell table:formula="of:=[.R46]/EXTERNAL_40" office:value-type="float" office:value="44.8062711864407" calcext:value-type="float">
            <text:p>44.8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7</text:p>
          </table:table-cell>
          <table:table-cell table:style-name="ce4" office:value-type="string" calcext:value-type="string">
            <text:p>AF19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9.104" calcext:value-type="float">
            <text:p>159.10</text:p>
          </table:table-cell>
          <table:table-cell table:style-name="ce7" office:value-type="float" office:value="160.704" calcext:value-type="float">
            <text:p>160.70</text:p>
          </table:table-cell>
          <table:table-cell table:style-name="ce10" table:formula="of:=AVERAGE([.D47:.E47])" office:value-type="float" office:value="159.904" calcext:value-type="float">
            <text:p>159.9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3.72" calcext:value-type="float">
            <text:p>43.72</text:p>
          </table:table-cell>
          <table:table-cell table:style-name="ce12" table:formula="of:=[.G47]*INTERNAL_40" office:value-type="float" office:value="0" calcext:value-type="float">
            <text:p>0.00</text:p>
          </table:table-cell>
          <table:table-cell table:style-name="ce12" table:formula="of:=[.H47]*EXTERNAL_40" office:value-type="float" office:value="257.948" calcext:value-type="float">
            <text:p>257.9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47]+VIA_13*[.L47]+VIA_16*[.M47]" office:value-type="float" office:value="0" calcext:value-type="float">
            <text:p>0</text:p>
          </table:table-cell>
          <table:table-cell table:style-name="ce12" table:formula="of:=[.I47]+[.J47]+[.N47]+[.F47]" office:value-type="float" office:value="417.852" calcext:value-type="float">
            <text:p>417.85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7]-[.P47]" office:value-type="float" office:value="0.0040000000000191" calcext:value-type="float">
            <text:p>0.00</text:p>
          </table:table-cell>
          <table:table-cell table:formula="of:=([.P47]-([.F47]+[.N47]))" office:value-type="float" office:value="257.944" calcext:value-type="float">
            <text:p>257.94</text:p>
          </table:table-cell>
          <table:table-cell table:formula="of:=[.R47]/INTERNAL_40" office:value-type="float" office:value="39.6836923076923" calcext:value-type="float">
            <text:p>39.68</text:p>
          </table:table-cell>
          <table:table-cell table:formula="of:=[.R47]/EXTERNAL_40" office:value-type="float" office:value="43.7193220338983" calcext:value-type="float">
            <text:p>43.7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8</text:p>
          </table:table-cell>
          <table:table-cell table:style-name="ce4" office:value-type="string" calcext:value-type="string">
            <text:p>AF2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4.72" calcext:value-type="float">
            <text:p>154.72</text:p>
          </table:table-cell>
          <table:table-cell table:style-name="ce7" office:value-type="float" office:value="156.274" calcext:value-type="float">
            <text:p>156.27</text:p>
          </table:table-cell>
          <table:table-cell table:style-name="ce10" table:formula="of:=AVERAGE([.D48:.E48])" office:value-type="float" office:value="155.497" calcext:value-type="float">
            <text:p>155.50</text:p>
          </table:table-cell>
          <table:table-cell table:style-name="ce12" office:value-type="float" office:value="39.866" calcext:value-type="float">
            <text:p>39.8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48]*INTERNAL_40" office:value-type="float" office:value="259.129" calcext:value-type="float">
            <text:p>259.13</text:p>
          </table:table-cell>
          <table:table-cell table:style-name="ce12" table:formula="of:=[.H48]*EXTERNAL_4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48]+VIA_13*[.L48]+VIA_16*[.M48]" office:value-type="float" office:value="3.76" calcext:value-type="float">
            <text:p>3.76</text:p>
          </table:table-cell>
          <table:table-cell table:style-name="ce12" table:formula="of:=[.I48]+[.J48]+[.N48]+[.F48]" office:value-type="float" office:value="418.386" calcext:value-type="float">
            <text:p>418.39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8]-[.P48]" office:value-type="float" office:value="0.538000000000011" calcext:value-type="float">
            <text:p>0.54</text:p>
          </table:table-cell>
          <table:table-cell table:formula="of:=([.P48]-([.F48]+[.N48]))" office:value-type="float" office:value="258.591" calcext:value-type="float">
            <text:p>258.59</text:p>
          </table:table-cell>
          <table:table-cell table:formula="of:=[.R48]/INTERNAL_40" office:value-type="float" office:value="39.7832307692308" calcext:value-type="float">
            <text:p>39.78</text:p>
          </table:table-cell>
          <table:table-cell table:formula="of:=[.R48]/EXTERNAL_40" office:value-type="float" office:value="43.8289830508475" calcext:value-type="float">
            <text:p>43.8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9</text:p>
          </table:table-cell>
          <table:table-cell table:style-name="ce4" office:value-type="string" calcext:value-type="string">
            <text:p>AD16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0.128" calcext:value-type="float">
            <text:p>150.13</text:p>
          </table:table-cell>
          <table:table-cell table:style-name="ce7" office:value-type="float" office:value="151.636" calcext:value-type="float">
            <text:p>151.64</text:p>
          </table:table-cell>
          <table:table-cell table:style-name="ce10" table:formula="of:=AVERAGE([.D49:.E49])" office:value-type="float" office:value="150.882" calcext:value-type="float">
            <text:p>150.88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3.18" calcext:value-type="float">
            <text:p>43.18</text:p>
          </table:table-cell>
          <table:table-cell table:style-name="ce12" table:formula="of:=[.G49]*INTERNAL_40" office:value-type="float" office:value="0" calcext:value-type="float">
            <text:p>0.00</text:p>
          </table:table-cell>
          <table:table-cell table:style-name="ce12" table:formula="of:=[.H49]*EXTERNAL_40" office:value-type="float" office:value="254.762" calcext:value-type="float">
            <text:p>254.7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49]+VIA_13*[.L49]+VIA_16*[.M49]" office:value-type="float" office:value="12.14" calcext:value-type="float">
            <text:p>12.14</text:p>
          </table:table-cell>
          <table:table-cell table:style-name="ce12" table:formula="of:=[.I49]+[.J49]+[.N49]+[.F49]" office:value-type="float" office:value="417.784" calcext:value-type="float">
            <text:p>417.78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9]-[.P49]" office:value-type="float" office:value="-0.0640000000000214" calcext:value-type="float">
            <text:p>-0.06</text:p>
          </table:table-cell>
          <table:table-cell table:formula="of:=([.P49]-([.F49]+[.N49]))" office:value-type="float" office:value="254.826" calcext:value-type="float">
            <text:p>254.83</text:p>
          </table:table-cell>
          <table:table-cell table:formula="of:=[.R49]/INTERNAL_40" office:value-type="float" office:value="39.204" calcext:value-type="float">
            <text:p>39.20</text:p>
          </table:table-cell>
          <table:table-cell table:formula="of:=[.R49]/EXTERNAL_40" office:value-type="float" office:value="43.1908474576271" calcext:value-type="float">
            <text:p>43.1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M4</text:p>
          </table:table-cell>
          <table:table-cell table:style-name="ce4" office:value-type="string" calcext:value-type="string">
            <text:p>AE17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97.303" calcext:value-type="float">
            <text:p>197.30</text:p>
          </table:table-cell>
          <table:table-cell table:style-name="ce7" office:value-type="float" office:value="199.285" calcext:value-type="float">
            <text:p>199.29</text:p>
          </table:table-cell>
          <table:table-cell table:style-name="ce10" table:formula="of:=AVERAGE([.D50:.E50])" office:value-type="float" office:value="198.294" calcext:value-type="float">
            <text:p>198.2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5.855" calcext:value-type="float">
            <text:p>35.86</text:p>
          </table:table-cell>
          <table:table-cell table:style-name="ce12" table:formula="of:=[.G50]*INTERNAL_40" office:value-type="float" office:value="0" calcext:value-type="float">
            <text:p>0.00</text:p>
          </table:table-cell>
          <table:table-cell table:style-name="ce12" table:formula="of:=[.H50]*EXTERNAL_40" office:value-type="float" office:value="211.5445" calcext:value-type="float">
            <text:p>211.5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50]+VIA_13*[.L50]+VIA_16*[.M50]" office:value-type="float" office:value="12.14" calcext:value-type="float">
            <text:p>12.14</text:p>
          </table:table-cell>
          <table:table-cell table:style-name="ce12" table:formula="of:=[.I50]+[.J50]+[.N50]+[.F50]" office:value-type="float" office:value="421.9785" calcext:value-type="float">
            <text:p>421.98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50]-[.P50]" office:value-type="float" office:value="4.13049999999993" calcext:value-type="float">
            <text:p>4.13</text:p>
          </table:table-cell>
          <table:table-cell table:formula="of:=([.P50]-([.F50]+[.N50]))" office:value-type="float" office:value="207.414" calcext:value-type="float">
            <text:p>207.41</text:p>
          </table:table-cell>
          <table:table-cell table:formula="of:=[.R50]/INTERNAL_40" office:value-type="float" office:value="31.9098461538462" calcext:value-type="float">
            <text:p>31.91</text:p>
          </table:table-cell>
          <table:table-cell table:formula="of:=[.R50]/EXTERNAL_40" office:value-type="float" office:value="35.1549152542373" calcext:value-type="float">
            <text:p>35.1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S4</text:p>
          </table:table-cell>
          <table:table-cell table:style-name="ce4" office:value-type="string" calcext:value-type="string">
            <text:p>AE18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80.143" calcext:value-type="float">
            <text:p>180.14</text:p>
          </table:table-cell>
          <table:table-cell table:style-name="ce7" office:value-type="float" office:value="181.953" calcext:value-type="float">
            <text:p>181.95</text:p>
          </table:table-cell>
          <table:table-cell table:style-name="ce10" table:formula="of:=AVERAGE([.D51:.E51])" office:value-type="float" office:value="181.048" calcext:value-type="float">
            <text:p>181.0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7" calcext:value-type="float">
            <text:p>37.00</text:p>
          </table:table-cell>
          <table:table-cell table:style-name="ce12" table:formula="of:=[.G51]*INTERNAL_80" office:value-type="float" office:value="0" calcext:value-type="float">
            <text:p>0.00</text:p>
          </table:table-cell>
          <table:table-cell table:style-name="ce12" table:formula="of:=[.H51]*EXTERNAL_80" office:value-type="float" office:value="236.8" calcext:value-type="float">
            <text:p>236.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51]+VIA_13*[.L51]+VIA_16*[.M51]" office:value-type="float" office:value="0" calcext:value-type="float">
            <text:p>0</text:p>
          </table:table-cell>
          <table:table-cell table:style-name="ce12" table:formula="of:=[.I51]+[.J51]+[.N51]+[.F51]" office:value-type="float" office:value="417.848" calcext:value-type="float">
            <text:p>417.85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51]-[.P5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Q40</text:p>
          </table:table-cell>
          <table:table-cell office:value-type="string" calcext:value-type="string">
            <text:p>AA1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0.544" calcext:value-type="float">
            <text:p>100.54</text:p>
          </table:table-cell>
          <table:table-cell table:style-name="ce8" office:value-type="float" office:value="101.554" calcext:value-type="float">
            <text:p>101.55</text:p>
          </table:table-cell>
          <table:table-cell table:formula="of:=AVERAGE([.D52:.E52])" office:value-type="float" office:value="101.049" calcext:value-type="float">
            <text:p>101.05</text:p>
          </table:table-cell>
          <table:table-cell office:value-type="float" office:value="38.91" calcext:value-type="float">
            <text:p>38.91</text:p>
          </table:table-cell>
          <table:table-cell office:value-type="float" office:value="0" calcext:value-type="float">
            <text:p>0.00</text:p>
          </table:table-cell>
          <table:table-cell table:formula="of:=[.G52]*INTERNAL_40" office:value-type="float" office:value="252.915" calcext:value-type="float">
            <text:p>252.92</text:p>
          </table:table-cell>
          <table:table-cell table:formula="of:=[.H52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52]+VIA_13*[.L52]+VIA_16*[.M52]" office:value-type="float" office:value="10.14" calcext:value-type="float">
            <text:p>10.14</text:p>
          </table:table-cell>
          <table:table-cell table:formula="of:=[.I52]+[.J52]+[.N52]+[.F52]" office:value-type="float" office:value="364.104" calcext:value-type="float">
            <text:p>364.10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2]-[.P52]" office:value-type="float" office:value="0.231999999999971" calcext:value-type="float">
            <text:p>0.23</text:p>
          </table:table-cell>
          <table:table-cell table:formula="of:=([.P52]-([.F52]+[.N52]))" office:value-type="float" office:value="252.683" calcext:value-type="float">
            <text:p>252.68</text:p>
          </table:table-cell>
          <table:table-cell table:formula="of:=[.R52]/INTERNAL_40" office:value-type="float" office:value="38.8743076923077" calcext:value-type="float">
            <text:p>38.87</text:p>
          </table:table-cell>
          <table:table-cell table:formula="of:=[.R52]/EXTERNAL_40" office:value-type="float" office:value="42.8276271186441" calcext:value-type="float">
            <text:p>42.8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1</text:p>
          </table:table-cell>
          <table:table-cell office:value-type="string" calcext:value-type="string">
            <text:p>AC1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3.451" calcext:value-type="float">
            <text:p>113.45</text:p>
          </table:table-cell>
          <table:table-cell table:style-name="ce8" office:value-type="float" office:value="114.591" calcext:value-type="float">
            <text:p>114.59</text:p>
          </table:table-cell>
          <table:table-cell table:formula="of:=AVERAGE([.D53:.E53])" office:value-type="float" office:value="114.021" calcext:value-type="float">
            <text:p>114.02</text:p>
          </table:table-cell>
          <table:table-cell office:value-type="float" office:value="37.879" calcext:value-type="float">
            <text:p>37.88</text:p>
          </table:table-cell>
          <table:table-cell office:value-type="float" office:value="0" calcext:value-type="float">
            <text:p>0.00</text:p>
          </table:table-cell>
          <table:table-cell table:formula="of:=[.G53]*INTERNAL_40" office:value-type="float" office:value="246.2135" calcext:value-type="float">
            <text:p>246.21</text:p>
          </table:table-cell>
          <table:table-cell table:formula="of:=[.H53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53]+VIA_13*[.L53]+VIA_16*[.M53]" office:value-type="float" office:value="3.76" calcext:value-type="float">
            <text:p>3.76</text:p>
          </table:table-cell>
          <table:table-cell table:formula="of:=[.I53]+[.J53]+[.N53]+[.F53]" office:value-type="float" office:value="363.9945" calcext:value-type="float">
            <text:p>363.99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3]-[.P53]" office:value-type="float" office:value="0.122500000000002" calcext:value-type="float">
            <text:p>0.12</text:p>
          </table:table-cell>
          <table:table-cell table:formula="of:=([.P53]-([.F53]+[.N53]))" office:value-type="float" office:value="246.091" calcext:value-type="float">
            <text:p>246.09</text:p>
          </table:table-cell>
          <table:table-cell table:formula="of:=[.R53]/INTERNAL_40" office:value-type="float" office:value="37.8601538461538" calcext:value-type="float">
            <text:p>37.86</text:p>
          </table:table-cell>
          <table:table-cell table:formula="of:=[.R53]/EXTERNAL_40" office:value-type="float" office:value="41.7103389830508" calcext:value-type="float">
            <text:p>41.7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2</text:p>
          </table:table-cell>
          <table:table-cell office:value-type="string" calcext:value-type="string">
            <text:p>AD1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8.156" calcext:value-type="float">
            <text:p>128.16</text:p>
          </table:table-cell>
          <table:table-cell table:style-name="ce8" office:value-type="float" office:value="129.444" calcext:value-type="float">
            <text:p>129.44</text:p>
          </table:table-cell>
          <table:table-cell table:formula="of:=AVERAGE([.D54:.E54])" office:value-type="float" office:value="128.8" calcext:value-type="float">
            <text:p>128.80</text:p>
          </table:table-cell>
          <table:table-cell office:value-type="float" office:value="35.59" calcext:value-type="float">
            <text:p>35.59</text:p>
          </table:table-cell>
          <table:table-cell office:value-type="float" office:value="0" calcext:value-type="float">
            <text:p>0.00</text:p>
          </table:table-cell>
          <table:table-cell table:formula="of:=[.G54]*INTERNAL_40" office:value-type="float" office:value="231.335" calcext:value-type="float">
            <text:p>231.34</text:p>
          </table:table-cell>
          <table:table-cell table:formula="of:=[.H54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54]+VIA_13*[.L54]+VIA_16*[.M54]" office:value-type="float" office:value="3.76" calcext:value-type="float">
            <text:p>3.76</text:p>
          </table:table-cell>
          <table:table-cell table:formula="of:=[.I54]+[.J54]+[.N54]+[.F54]" office:value-type="float" office:value="363.895" calcext:value-type="float">
            <text:p>363.90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4]-[.P54]" office:value-type="float" office:value="0.0230000000000814" calcext:value-type="float">
            <text:p>0.02</text:p>
          </table:table-cell>
          <table:table-cell table:formula="of:=([.P54]-([.F54]+[.N54]))" office:value-type="float" office:value="231.312" calcext:value-type="float">
            <text:p>231.31</text:p>
          </table:table-cell>
          <table:table-cell table:formula="of:=[.R54]/INTERNAL_40" office:value-type="float" office:value="35.5864615384615" calcext:value-type="float">
            <text:p>35.59</text:p>
          </table:table-cell>
          <table:table-cell table:formula="of:=[.R54]/EXTERNAL_40" office:value-type="float" office:value="39.2054237288135" calcext:value-type="float">
            <text:p>39.2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3</text:p>
          </table:table-cell>
          <table:table-cell office:value-type="string" calcext:value-type="string">
            <text:p>AB1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0.359" calcext:value-type="float">
            <text:p>110.36</text:p>
          </table:table-cell>
          <table:table-cell table:style-name="ce8" office:value-type="float" office:value="111.469" calcext:value-type="float">
            <text:p>111.47</text:p>
          </table:table-cell>
          <table:table-cell table:formula="of:=AVERAGE([.D55:.E55])" office:value-type="float" office:value="110.914" calcext:value-type="float">
            <text:p>110.91</text:p>
          </table:table-cell>
          <table:table-cell office:value-type="float" office:value="38.34" calcext:value-type="float">
            <text:p>38.34</text:p>
          </table:table-cell>
          <table:table-cell office:value-type="float" office:value="0" calcext:value-type="float">
            <text:p>0.00</text:p>
          </table:table-cell>
          <table:table-cell table:formula="of:=[.G55]*INTERNAL_40" office:value-type="float" office:value="249.21" calcext:value-type="float">
            <text:p>249.21</text:p>
          </table:table-cell>
          <table:table-cell table:formula="of:=[.H55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55]+VIA_13*[.L55]+VIA_16*[.M55]" office:value-type="float" office:value="3.76" calcext:value-type="float">
            <text:p>3.76</text:p>
          </table:table-cell>
          <table:table-cell table:formula="of:=[.I55]+[.J55]+[.N55]+[.F55]" office:value-type="float" office:value="363.884" calcext:value-type="float">
            <text:p>363.88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5]-[.P55]" office:value-type="float" office:value="0.0120000000000573" calcext:value-type="float">
            <text:p>0.01</text:p>
          </table:table-cell>
          <table:table-cell table:formula="of:=([.P55]-([.F55]+[.N55]))" office:value-type="float" office:value="249.198" calcext:value-type="float">
            <text:p>249.20</text:p>
          </table:table-cell>
          <table:table-cell table:formula="of:=[.R55]/INTERNAL_40" office:value-type="float" office:value="38.3381538461538" calcext:value-type="float">
            <text:p>38.34</text:p>
          </table:table-cell>
          <table:table-cell table:formula="of:=[.R55]/EXTERNAL_40" office:value-type="float" office:value="42.2369491525424" calcext:value-type="float">
            <text:p>42.2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4</text:p>
          </table:table-cell>
          <table:table-cell office:value-type="string" calcext:value-type="string">
            <text:p>AB1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5.008" calcext:value-type="float">
            <text:p>125.01</text:p>
          </table:table-cell>
          <table:table-cell table:style-name="ce8" office:value-type="float" office:value="126.264" calcext:value-type="float">
            <text:p>126.26</text:p>
          </table:table-cell>
          <table:table-cell table:formula="of:=AVERAGE([.D56:.E56])" office:value-type="float" office:value="125.636" calcext:value-type="float">
            <text:p>125.64</text:p>
          </table:table-cell>
          <table:table-cell office:value-type="float" office:value="36.088" calcext:value-type="float">
            <text:p>36.09</text:p>
          </table:table-cell>
          <table:table-cell office:value-type="float" office:value="0" calcext:value-type="float">
            <text:p>0.00</text:p>
          </table:table-cell>
          <table:table-cell table:formula="of:=[.G56]*INTERNAL_40" office:value-type="float" office:value="234.572" calcext:value-type="float">
            <text:p>234.57</text:p>
          </table:table-cell>
          <table:table-cell table:formula="of:=[.H56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56]+VIA_13*[.L56]+VIA_16*[.M56]" office:value-type="float" office:value="3.76" calcext:value-type="float">
            <text:p>3.76</text:p>
          </table:table-cell>
          <table:table-cell table:formula="of:=[.I56]+[.J56]+[.N56]+[.F56]" office:value-type="float" office:value="363.968" calcext:value-type="float">
            <text:p>363.97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6]-[.P56]" office:value-type="float" office:value="0.0960000000000036" calcext:value-type="float">
            <text:p>0.10</text:p>
          </table:table-cell>
          <table:table-cell table:formula="of:=([.P56]-([.F56]+[.N56]))" office:value-type="float" office:value="234.476" calcext:value-type="float">
            <text:p>234.48</text:p>
          </table:table-cell>
          <table:table-cell table:formula="of:=[.R56]/INTERNAL_40" office:value-type="float" office:value="36.0732307692308" calcext:value-type="float">
            <text:p>36.07</text:p>
          </table:table-cell>
          <table:table-cell table:formula="of:=[.R56]/EXTERNAL_40" office:value-type="float" office:value="39.7416949152542" calcext:value-type="float">
            <text:p>39.7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5</text:p>
          </table:table-cell>
          <table:table-cell office:value-type="string" calcext:value-type="string">
            <text:p>AA17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9.902" calcext:value-type="float">
            <text:p>109.90</text:p>
          </table:table-cell>
          <table:table-cell table:style-name="ce8" office:value-type="float" office:value="111.006" calcext:value-type="float">
            <text:p>111.01</text:p>
          </table:table-cell>
          <table:table-cell table:formula="of:=AVERAGE([.D57:.E57])" office:value-type="float" office:value="110.454" calcext:value-type="float">
            <text:p>110.45</text:p>
          </table:table-cell>
          <table:table-cell office:value-type="float" office:value="37.513" calcext:value-type="float">
            <text:p>37.51</text:p>
          </table:table-cell>
          <table:table-cell office:value-type="float" office:value="0" calcext:value-type="float">
            <text:p>0.00</text:p>
          </table:table-cell>
          <table:table-cell table:formula="of:=[.G57]*INTERNAL_40" office:value-type="float" office:value="243.8345" calcext:value-type="float">
            <text:p>243.83</text:p>
          </table:table-cell>
          <table:table-cell table:formula="of:=[.H57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57]+VIA_13*[.L57]+VIA_16*[.M57]" office:value-type="float" office:value="10.14" calcext:value-type="float">
            <text:p>10.14</text:p>
          </table:table-cell>
          <table:table-cell table:formula="of:=[.I57]+[.J57]+[.N57]+[.F57]" office:value-type="float" office:value="364.4285" calcext:value-type="float">
            <text:p>364.43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7]-[.P57]" office:value-type="float" office:value="0.556500000000028" calcext:value-type="float">
            <text:p>0.56</text:p>
          </table:table-cell>
          <table:table-cell table:formula="of:=([.P57]-([.F57]+[.N57]))" office:value-type="float" office:value="243.278" calcext:value-type="float">
            <text:p>243.28</text:p>
          </table:table-cell>
          <table:table-cell table:formula="of:=[.R57]/INTERNAL_40" office:value-type="float" office:value="37.4273846153846" calcext:value-type="float">
            <text:p>37.43</text:p>
          </table:table-cell>
          <table:table-cell table:formula="of:=[.R57]/EXTERNAL_40" office:value-type="float" office:value="41.2335593220339" calcext:value-type="float">
            <text:p>41.2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6</text:p>
          </table:table-cell>
          <table:table-cell office:value-type="string" calcext:value-type="string">
            <text:p>AA18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9.783" calcext:value-type="float">
            <text:p>109.78</text:p>
          </table:table-cell>
          <table:table-cell table:style-name="ce8" office:value-type="float" office:value="110.887" calcext:value-type="float">
            <text:p>110.89</text:p>
          </table:table-cell>
          <table:table-cell table:formula="of:=AVERAGE([.D58:.E58])" office:value-type="float" office:value="110.335" calcext:value-type="float">
            <text:p>110.34</text:p>
          </table:table-cell>
          <table:table-cell office:value-type="float" office:value="37.436" calcext:value-type="float">
            <text:p>37.44</text:p>
          </table:table-cell>
          <table:table-cell office:value-type="float" office:value="0" calcext:value-type="float">
            <text:p>0.00</text:p>
          </table:table-cell>
          <table:table-cell table:formula="of:=[.G58]*INTERNAL_40" office:value-type="float" office:value="243.334" calcext:value-type="float">
            <text:p>243.33</text:p>
          </table:table-cell>
          <table:table-cell table:formula="of:=[.H58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58]+VIA_13*[.L58]+VIA_16*[.M58]" office:value-type="float" office:value="10.14" calcext:value-type="float">
            <text:p>10.14</text:p>
          </table:table-cell>
          <table:table-cell table:formula="of:=[.I58]+[.J58]+[.N58]+[.F58]" office:value-type="float" office:value="363.809" calcext:value-type="float">
            <text:p>363.81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8]-[.P58]" office:value-type="float" office:value="-0.0629999999999882" calcext:value-type="float">
            <text:p>-0.06</text:p>
          </table:table-cell>
          <table:table-cell table:formula="of:=([.P58]-([.F58]+[.N58]))" office:value-type="float" office:value="243.397" calcext:value-type="float">
            <text:p>243.40</text:p>
          </table:table-cell>
          <table:table-cell table:formula="of:=[.R58]/INTERNAL_40" office:value-type="float" office:value="37.4456923076923" calcext:value-type="float">
            <text:p>37.45</text:p>
          </table:table-cell>
          <table:table-cell table:formula="of:=[.R58]/EXTERNAL_40" office:value-type="float" office:value="41.2537288135593" calcext:value-type="float">
            <text:p>41.2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7</text:p>
          </table:table-cell>
          <table:table-cell office:value-type="string" calcext:value-type="string">
            <text:p>AB1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45.79" calcext:value-type="float">
            <text:p>145.79</text:p>
          </table:table-cell>
          <table:table-cell table:style-name="ce8" office:value-type="float" office:value="147.256" calcext:value-type="float">
            <text:p>147.26</text:p>
          </table:table-cell>
          <table:table-cell table:formula="of:=AVERAGE([.D59:.E59])" office:value-type="float" office:value="146.523" calcext:value-type="float">
            <text:p>146.52</text:p>
          </table:table-cell>
          <table:table-cell office:value-type="float" office:value="32.597" calcext:value-type="float">
            <text:p>32.60</text:p>
          </table:table-cell>
          <table:table-cell office:value-type="float" office:value="0" calcext:value-type="float">
            <text:p>0.00</text:p>
          </table:table-cell>
          <table:table-cell table:formula="of:=[.G59]*INTERNAL_40" office:value-type="float" office:value="211.8805" calcext:value-type="float">
            <text:p>211.88</text:p>
          </table:table-cell>
          <table:table-cell table:formula="of:=[.H59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59]+VIA_13*[.L59]+VIA_16*[.M59]" office:value-type="float" office:value="10.14" calcext:value-type="float">
            <text:p>10.14</text:p>
          </table:table-cell>
          <table:table-cell table:formula="of:=[.I59]+[.J59]+[.N59]+[.F59]" office:value-type="float" office:value="368.5435" calcext:value-type="float">
            <text:p>368.54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9]-[.P59]" office:value-type="float" office:value="4.67150000000004" calcext:value-type="float">
            <text:p>4.67</text:p>
          </table:table-cell>
          <table:table-cell table:formula="of:=([.P59]-([.F59]+[.N59]))" office:value-type="float" office:value="207.209" calcext:value-type="float">
            <text:p>207.21</text:p>
          </table:table-cell>
          <table:table-cell table:formula="of:=[.R59]/INTERNAL_40" office:value-type="float" office:value="31.8783076923077" calcext:value-type="float">
            <text:p>31.88</text:p>
          </table:table-cell>
          <table:table-cell table:formula="of:=[.R59]/EXTERNAL_40" office:value-type="float" office:value="35.1201694915254" calcext:value-type="float">
            <text:p>35.1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M5</text:p>
          </table:table-cell>
          <table:table-cell office:value-type="string" calcext:value-type="string">
            <text:p>AA1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1.109" calcext:value-type="float">
            <text:p>101.11</text:p>
          </table:table-cell>
          <table:table-cell table:style-name="ce8" office:value-type="float" office:value="102.125" calcext:value-type="float">
            <text:p>102.13</text:p>
          </table:table-cell>
          <table:table-cell table:formula="of:=AVERAGE([.D60:.E60])" office:value-type="float" office:value="101.617" calcext:value-type="float">
            <text:p>101.62</text:p>
          </table:table-cell>
          <table:table-cell office:value-type="float" office:value="38.801" calcext:value-type="float">
            <text:p>38.80</text:p>
          </table:table-cell>
          <table:table-cell office:value-type="float" office:value="0" calcext:value-type="float">
            <text:p>0.00</text:p>
          </table:table-cell>
          <table:table-cell table:formula="of:=[.G60]*INTERNAL_40" office:value-type="float" office:value="252.2065" calcext:value-type="float">
            <text:p>252.21</text:p>
          </table:table-cell>
          <table:table-cell table:formula="of:=[.H60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60]+VIA_13*[.L60]+VIA_16*[.M60]" office:value-type="float" office:value="10.14" calcext:value-type="float">
            <text:p>10.14</text:p>
          </table:table-cell>
          <table:table-cell table:formula="of:=[.I60]+[.J60]+[.N60]+[.F60]" office:value-type="float" office:value="363.9635" calcext:value-type="float">
            <text:p>363.96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60]-[.P60]" office:value-type="float" office:value="0.0914999999999964" calcext:value-type="float">
            <text:p>0.09</text:p>
          </table:table-cell>
          <table:table-cell table:formula="of:=([.P60]-([.F60]+[.N60]))" office:value-type="float" office:value="252.115" calcext:value-type="float">
            <text:p>252.12</text:p>
          </table:table-cell>
          <table:table-cell table:formula="of:=[.R60]/INTERNAL_40" office:value-type="float" office:value="38.7869230769231" calcext:value-type="float">
            <text:p>38.79</text:p>
          </table:table-cell>
          <table:table-cell table:formula="of:=[.R60]/EXTERNAL_40" office:value-type="float" office:value="42.7313559322034" calcext:value-type="float">
            <text:p>42.7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S5</text:p>
          </table:table-cell>
          <table:table-cell office:value-type="string" calcext:value-type="string">
            <text:p>Y1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2.049" calcext:value-type="float">
            <text:p>112.05</text:p>
          </table:table-cell>
          <table:table-cell table:style-name="ce8" office:value-type="float" office:value="113.175" calcext:value-type="float">
            <text:p>113.18</text:p>
          </table:table-cell>
          <table:table-cell table:formula="of:=AVERAGE([.D61:.E61])" office:value-type="float" office:value="112.612" calcext:value-type="float">
            <text:p>112.61</text:p>
          </table:table-cell>
          <table:table-cell office:value-type="float" office:value="45" calcext:value-type="float">
            <text:p>45.00</text:p>
          </table:table-cell>
          <table:table-cell office:value-type="float" office:value="0" calcext:value-type="float">
            <text:p>0.00</text:p>
          </table:table-cell>
          <table:table-cell table:formula="of:=[.G61]*INTERNAL_80" office:value-type="float" office:value="247.5" calcext:value-type="float">
            <text:p>247.50</text:p>
          </table:table-cell>
          <table:table-cell table:formula="of:=[.H61]*EXTERNAL_8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61]+VIA_13*[.L61]+VIA_16*[.M61]" office:value-type="float" office:value="3.76" calcext:value-type="float">
            <text:p>3.76</text:p>
          </table:table-cell>
          <table:table-cell table:formula="of:=[.I61]+[.J61]+[.N61]+[.F61]" office:value-type="float" office:value="363.872" calcext:value-type="float">
            <text:p>363.87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61]-[.P6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Q48</text:p>
          </table:table-cell>
          <table:table-cell table:style-name="ce4" office:value-type="string" calcext:value-type="string">
            <text:p>AC18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44.772" calcext:value-type="float">
            <text:p>144.77</text:p>
          </table:table-cell>
          <table:table-cell table:style-name="ce7" office:value-type="float" office:value="146.226" calcext:value-type="float">
            <text:p>146.23</text:p>
          </table:table-cell>
          <table:table-cell table:style-name="ce10" table:formula="of:=AVERAGE([.D62:.E62])" office:value-type="float" office:value="145.499" calcext:value-type="float">
            <text:p>145.5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9.799" calcext:value-type="float">
            <text:p>49.80</text:p>
          </table:table-cell>
          <table:table-cell table:style-name="ce12" table:formula="of:=[.G62]*INTERNAL_40" office:value-type="float" office:value="0" calcext:value-type="float">
            <text:p>0.00</text:p>
          </table:table-cell>
          <table:table-cell table:style-name="ce12" table:formula="of:=[.H62]*EXTERNAL_40" office:value-type="float" office:value="293.8141" calcext:value-type="float">
            <text:p>293.8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62]+VIA_13*[.L62]+VIA_16*[.M62]" office:value-type="float" office:value="0" calcext:value-type="float">
            <text:p>0</text:p>
          </table:table-cell>
          <table:table-cell table:style-name="ce12" table:formula="of:=[.I62]+[.J62]+[.N62]+[.F62]" office:value-type="float" office:value="439.3131" calcext:value-type="float">
            <text:p>439.31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2]-[.P62]" office:value-type="float" office:value="0.369899999999916" calcext:value-type="float">
            <text:p>0.37</text:p>
          </table:table-cell>
          <table:table-cell table:formula="of:=([.P62]-([.F62]+[.N62]))" office:value-type="float" office:value="293.4442" calcext:value-type="float">
            <text:p>293.44</text:p>
          </table:table-cell>
          <table:table-cell table:formula="of:=[.R62]/INTERNAL_40" office:value-type="float" office:value="45.1452615384615" calcext:value-type="float">
            <text:p>45.15</text:p>
          </table:table-cell>
          <table:table-cell table:formula="of:=[.R62]/EXTERNAL_40" office:value-type="float" office:value="49.7363050847458" calcext:value-type="float">
            <text:p>49.7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49</text:p>
          </table:table-cell>
          <table:table-cell table:style-name="ce4" office:value-type="string" calcext:value-type="string">
            <text:p>AD18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41.646" calcext:value-type="float">
            <text:p>141.65</text:p>
          </table:table-cell>
          <table:table-cell table:style-name="ce7" office:value-type="float" office:value="143.07" calcext:value-type="float">
            <text:p>143.07</text:p>
          </table:table-cell>
          <table:table-cell table:style-name="ce10" table:formula="of:=AVERAGE([.D63:.E63])" office:value-type="float" office:value="142.358" calcext:value-type="float">
            <text:p>142.3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0.282" calcext:value-type="float">
            <text:p>50.28</text:p>
          </table:table-cell>
          <table:table-cell table:style-name="ce12" table:formula="of:=[.G63]*INTERNAL_40" office:value-type="float" office:value="0" calcext:value-type="float">
            <text:p>0.00</text:p>
          </table:table-cell>
          <table:table-cell table:style-name="ce12" table:formula="of:=[.H63]*EXTERNAL_40" office:value-type="float" office:value="296.6638" calcext:value-type="float">
            <text:p>296.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63]+VIA_13*[.L63]+VIA_16*[.M63]" office:value-type="float" office:value="0" calcext:value-type="float">
            <text:p>0</text:p>
          </table:table-cell>
          <table:table-cell table:style-name="ce12" table:formula="of:=[.I63]+[.J63]+[.N63]+[.F63]" office:value-type="float" office:value="439.0218" calcext:value-type="float">
            <text:p>439.02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3]-[.P63]" office:value-type="float" office:value="0.0785999999999376" calcext:value-type="float">
            <text:p>0.08</text:p>
          </table:table-cell>
          <table:table-cell table:formula="of:=([.P63]-([.F63]+[.N63]))" office:value-type="float" office:value="296.5852" calcext:value-type="float">
            <text:p>296.59</text:p>
          </table:table-cell>
          <table:table-cell table:formula="of:=[.R63]/INTERNAL_40" office:value-type="float" office:value="45.6284923076923" calcext:value-type="float">
            <text:p>45.63</text:p>
          </table:table-cell>
          <table:table-cell table:formula="of:=[.R63]/EXTERNAL_40" office:value-type="float" office:value="50.2686779661017" calcext:value-type="float">
            <text:p>50.27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0</text:p>
          </table:table-cell>
          <table:table-cell table:style-name="ce4" office:value-type="string" calcext:value-type="string">
            <text:p>AB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20.386" calcext:value-type="float">
            <text:p>120.39</text:p>
          </table:table-cell>
          <table:table-cell table:style-name="ce7" office:value-type="float" office:value="121.596" calcext:value-type="float">
            <text:p>121.60</text:p>
          </table:table-cell>
          <table:table-cell table:style-name="ce10" table:formula="of:=AVERAGE([.D64:.E64])" office:value-type="float" office:value="120.991" calcext:value-type="float">
            <text:p>120.9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1.904" calcext:value-type="float">
            <text:p>51.90</text:p>
          </table:table-cell>
          <table:table-cell table:style-name="ce12" table:formula="of:=[.G64]*INTERNAL_40" office:value-type="float" office:value="0" calcext:value-type="float">
            <text:p>0.00</text:p>
          </table:table-cell>
          <table:table-cell table:style-name="ce12" table:formula="of:=[.H64]*EXTERNAL_40" office:value-type="float" office:value="306.2336" calcext:value-type="float">
            <text:p>306.2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64]+VIA_13*[.L64]+VIA_16*[.M64]" office:value-type="float" office:value="12.14" calcext:value-type="float">
            <text:p>12.14</text:p>
          </table:table-cell>
          <table:table-cell table:style-name="ce12" table:formula="of:=[.I64]+[.J64]+[.N64]+[.F64]" office:value-type="float" office:value="439.3646" calcext:value-type="float">
            <text:p>439.36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4]-[.P64]" office:value-type="float" office:value="0.421399999999949" calcext:value-type="float">
            <text:p>0.42</text:p>
          </table:table-cell>
          <table:table-cell table:formula="of:=([.P64]-([.F64]+[.N64]))" office:value-type="float" office:value="305.8122" calcext:value-type="float">
            <text:p>305.81</text:p>
          </table:table-cell>
          <table:table-cell table:formula="of:=[.R64]/INTERNAL_40" office:value-type="float" office:value="47.0480307692308" calcext:value-type="float">
            <text:p>47.05</text:p>
          </table:table-cell>
          <table:table-cell table:formula="of:=[.R64]/EXTERNAL_40" office:value-type="float" office:value="51.8325762711864" calcext:value-type="float">
            <text:p>51.8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1</text:p>
          </table:table-cell>
          <table:table-cell table:style-name="ce4" office:value-type="string" calcext:value-type="string">
            <text:p>AC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21.778" calcext:value-type="float">
            <text:p>121.78</text:p>
          </table:table-cell>
          <table:table-cell table:style-name="ce7" office:value-type="float" office:value="123.002" calcext:value-type="float">
            <text:p>123.00</text:p>
          </table:table-cell>
          <table:table-cell table:style-name="ce10" table:formula="of:=AVERAGE([.D65:.E65])" office:value-type="float" office:value="122.39" calcext:value-type="float">
            <text:p>122.3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1.629" calcext:value-type="float">
            <text:p>51.63</text:p>
          </table:table-cell>
          <table:table-cell table:style-name="ce12" table:formula="of:=[.G65]*INTERNAL_40" office:value-type="float" office:value="0" calcext:value-type="float">
            <text:p>0.00</text:p>
          </table:table-cell>
          <table:table-cell table:style-name="ce12" table:formula="of:=[.H65]*EXTERNAL_40" office:value-type="float" office:value="304.6111" calcext:value-type="float">
            <text:p>304.6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65]+VIA_13*[.L65]+VIA_16*[.M65]" office:value-type="float" office:value="12.14" calcext:value-type="float">
            <text:p>12.14</text:p>
          </table:table-cell>
          <table:table-cell table:style-name="ce12" table:formula="of:=[.I65]+[.J65]+[.N65]+[.F65]" office:value-type="float" office:value="439.1411" calcext:value-type="float">
            <text:p>439.14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5]-[.P65]" office:value-type="float" office:value="0.197899999999947" calcext:value-type="float">
            <text:p>0.20</text:p>
          </table:table-cell>
          <table:table-cell table:formula="of:=([.P65]-([.F65]+[.N65]))" office:value-type="float" office:value="304.4132" calcext:value-type="float">
            <text:p>304.41</text:p>
          </table:table-cell>
          <table:table-cell table:formula="of:=[.R65]/INTERNAL_40" office:value-type="float" office:value="46.8328" calcext:value-type="float">
            <text:p>46.83</text:p>
          </table:table-cell>
          <table:table-cell table:formula="of:=[.R65]/EXTERNAL_40" office:value-type="float" office:value="51.5954576271187" calcext:value-type="float">
            <text:p>51.60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2</text:p>
          </table:table-cell>
          <table:table-cell table:style-name="ce4" office:value-type="string" calcext:value-type="string">
            <text:p>AA20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40.43" calcext:value-type="float">
            <text:p>140.43</text:p>
          </table:table-cell>
          <table:table-cell table:style-name="ce7" office:value-type="float" office:value="141.842" calcext:value-type="float">
            <text:p>141.84</text:p>
          </table:table-cell>
          <table:table-cell table:style-name="ce10" table:formula="of:=AVERAGE([.D66:.E66])" office:value-type="float" office:value="141.136" calcext:value-type="float">
            <text:p>141.14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8.35" calcext:value-type="float">
            <text:p>48.35</text:p>
          </table:table-cell>
          <table:table-cell table:style-name="ce12" table:formula="of:=[.G66]*INTERNAL_40" office:value-type="float" office:value="0" calcext:value-type="float">
            <text:p>0.00</text:p>
          </table:table-cell>
          <table:table-cell table:style-name="ce12" table:formula="of:=[.H66]*EXTERNAL_40" office:value-type="float" office:value="285.265" calcext:value-type="float">
            <text:p>285.2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66]+VIA_13*[.L66]+VIA_16*[.M66]" office:value-type="float" office:value="12.14" calcext:value-type="float">
            <text:p>12.14</text:p>
          </table:table-cell>
          <table:table-cell table:style-name="ce12" table:formula="of:=[.I66]+[.J66]+[.N66]+[.F66]" office:value-type="float" office:value="438.541" calcext:value-type="float">
            <text:p>438.54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6]-[.P66]" office:value-type="float" office:value="-0.402199999999993" calcext:value-type="float">
            <text:p>-0.40</text:p>
          </table:table-cell>
          <table:table-cell table:formula="of:=([.P66]-([.F66]+[.N66]))" office:value-type="float" office:value="285.6672" calcext:value-type="float">
            <text:p>285.67</text:p>
          </table:table-cell>
          <table:table-cell table:formula="of:=[.R66]/INTERNAL_40" office:value-type="float" office:value="43.9488" calcext:value-type="float">
            <text:p>43.95</text:p>
          </table:table-cell>
          <table:table-cell table:formula="of:=[.R66]/EXTERNAL_40" office:value-type="float" office:value="48.4181694915254" calcext:value-type="float">
            <text:p>48.4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3</text:p>
          </table:table-cell>
          <table:table-cell table:style-name="ce4" office:value-type="string" calcext:value-type="string">
            <text:p>AC1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49.513" calcext:value-type="float">
            <text:p>149.51</text:p>
          </table:table-cell>
          <table:table-cell table:style-name="ce7" office:value-type="float" office:value="151.015" calcext:value-type="float">
            <text:p>151.02</text:p>
          </table:table-cell>
          <table:table-cell table:style-name="ce10" table:formula="of:=AVERAGE([.D67:.E67])" office:value-type="float" office:value="150.264" calcext:value-type="float">
            <text:p>150.2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9.012" calcext:value-type="float">
            <text:p>49.01</text:p>
          </table:table-cell>
          <table:table-cell table:style-name="ce12" table:formula="of:=[.G67]*INTERNAL_40" office:value-type="float" office:value="0" calcext:value-type="float">
            <text:p>0.00</text:p>
          </table:table-cell>
          <table:table-cell table:style-name="ce12" table:formula="of:=[.H67]*EXTERNAL_40" office:value-type="float" office:value="289.1708" calcext:value-type="float">
            <text:p>289.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67]+VIA_13*[.L67]+VIA_16*[.M67]" office:value-type="float" office:value="0" calcext:value-type="float">
            <text:p>0</text:p>
          </table:table-cell>
          <table:table-cell table:style-name="ce12" table:formula="of:=[.I67]+[.J67]+[.N67]+[.F67]" office:value-type="float" office:value="439.4348" calcext:value-type="float">
            <text:p>439.43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7]-[.P67]" office:value-type="float" office:value="0.491600000000005" calcext:value-type="float">
            <text:p>0.49</text:p>
          </table:table-cell>
          <table:table-cell table:formula="of:=([.P67]-([.F67]+[.N67]))" office:value-type="float" office:value="288.6792" calcext:value-type="float">
            <text:p>288.68</text:p>
          </table:table-cell>
          <table:table-cell table:formula="of:=[.R67]/INTERNAL_40" office:value-type="float" office:value="44.4121846153846" calcext:value-type="float">
            <text:p>44.41</text:p>
          </table:table-cell>
          <table:table-cell table:formula="of:=[.R67]/EXTERNAL_40" office:value-type="float" office:value="48.9286779661017" calcext:value-type="float">
            <text:p>48.9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4</text:p>
          </table:table-cell>
          <table:table-cell table:style-name="ce4" office:value-type="string" calcext:value-type="string">
            <text:p>AD1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33.331" calcext:value-type="float">
            <text:p>133.33</text:p>
          </table:table-cell>
          <table:table-cell table:style-name="ce7" office:value-type="float" office:value="134.671" calcext:value-type="float">
            <text:p>134.67</text:p>
          </table:table-cell>
          <table:table-cell table:style-name="ce10" table:formula="of:=AVERAGE([.D68:.E68])" office:value-type="float" office:value="134.001" calcext:value-type="float">
            <text:p>134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1.69" calcext:value-type="float">
            <text:p>51.69</text:p>
          </table:table-cell>
          <table:table-cell table:style-name="ce12" table:formula="of:=[.G68]*INTERNAL_40" office:value-type="float" office:value="0" calcext:value-type="float">
            <text:p>0.00</text:p>
          </table:table-cell>
          <table:table-cell table:style-name="ce12" table:formula="of:=[.H68]*EXTERNAL_40" office:value-type="float" office:value="304.971" calcext:value-type="float">
            <text:p>304.9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68]+VIA_13*[.L68]+VIA_16*[.M68]" office:value-type="float" office:value="0" calcext:value-type="float">
            <text:p>0</text:p>
          </table:table-cell>
          <table:table-cell table:style-name="ce12" table:formula="of:=[.I68]+[.J68]+[.N68]+[.F68]" office:value-type="float" office:value="438.972" calcext:value-type="float">
            <text:p>438.97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8]-[.P68]" office:value-type="float" office:value="0.0287999999999329" calcext:value-type="float">
            <text:p>0.03</text:p>
          </table:table-cell>
          <table:table-cell table:formula="of:=([.P68]-([.F68]+[.N68]))" office:value-type="float" office:value="304.9422" calcext:value-type="float">
            <text:p>304.94</text:p>
          </table:table-cell>
          <table:table-cell table:formula="of:=[.R68]/INTERNAL_40" office:value-type="float" office:value="46.9141846153846" calcext:value-type="float">
            <text:p>46.91</text:p>
          </table:table-cell>
          <table:table-cell table:formula="of:=[.R68]/EXTERNAL_40" office:value-type="float" office:value="51.6851186440678" calcext:value-type="float">
            <text:p>51.6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5</text:p>
          </table:table-cell>
          <table:table-cell table:style-name="ce4" office:value-type="string" calcext:value-type="string">
            <text:p>AB1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38.275" calcext:value-type="float">
            <text:p>138.28</text:p>
          </table:table-cell>
          <table:table-cell table:style-name="ce7" office:value-type="float" office:value="139.665" calcext:value-type="float">
            <text:p>139.67</text:p>
          </table:table-cell>
          <table:table-cell table:style-name="ce10" table:formula="of:=AVERAGE([.D69:.E69])" office:value-type="float" office:value="138.97" calcext:value-type="float">
            <text:p>138.9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8.889" calcext:value-type="float">
            <text:p>48.89</text:p>
          </table:table-cell>
          <table:table-cell table:style-name="ce12" table:formula="of:=[.G69]*INTERNAL_40" office:value-type="float" office:value="0" calcext:value-type="float">
            <text:p>0.00</text:p>
          </table:table-cell>
          <table:table-cell table:style-name="ce12" table:formula="of:=[.H69]*EXTERNAL_40" office:value-type="float" office:value="288.4451" calcext:value-type="float">
            <text:p>288.4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69]+VIA_13*[.L69]+VIA_16*[.M69]" office:value-type="float" office:value="12.14" calcext:value-type="float">
            <text:p>12.14</text:p>
          </table:table-cell>
          <table:table-cell table:style-name="ce12" table:formula="of:=[.I69]+[.J69]+[.N69]+[.F69]" office:value-type="float" office:value="439.5551" calcext:value-type="float">
            <text:p>439.56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9]-[.P69]" office:value-type="float" office:value="0.611899999999991" calcext:value-type="float">
            <text:p>0.61</text:p>
          </table:table-cell>
          <table:table-cell table:formula="of:=([.P69]-([.F69]+[.N69]))" office:value-type="float" office:value="287.8332" calcext:value-type="float">
            <text:p>287.83</text:p>
          </table:table-cell>
          <table:table-cell table:formula="of:=[.R69]/INTERNAL_40" office:value-type="float" office:value="44.2820307692308" calcext:value-type="float">
            <text:p>44.28</text:p>
          </table:table-cell>
          <table:table-cell table:formula="of:=[.R69]/EXTERNAL_40" office:value-type="float" office:value="48.7852881355932" calcext:value-type="float">
            <text:p>48.7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M6</text:p>
          </table:table-cell>
          <table:table-cell table:style-name="ce4" office:value-type="string" calcext:value-type="string">
            <text:p>AA1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27.042" calcext:value-type="float">
            <text:p>127.04</text:p>
          </table:table-cell>
          <table:table-cell table:style-name="ce7" office:value-type="float" office:value="128.318" calcext:value-type="float">
            <text:p>128.32</text:p>
          </table:table-cell>
          <table:table-cell table:style-name="ce10" table:formula="of:=AVERAGE([.D70:.E70])" office:value-type="float" office:value="127.68" calcext:value-type="float">
            <text:p>127.68</text:p>
          </table:table-cell>
          <table:table-cell table:style-name="ce12" office:value-type="float" office:value="47.404" calcext:value-type="float">
            <text:p>47.4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70]*INTERNAL_40" office:value-type="float" office:value="308.126" calcext:value-type="float">
            <text:p>308.13</text:p>
          </table:table-cell>
          <table:table-cell table:style-name="ce12" table:formula="of:=[.H70]*EXTERNAL_4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70]+VIA_13*[.L70]+VIA_16*[.M70]" office:value-type="float" office:value="3.76" calcext:value-type="float">
            <text:p>3.76</text:p>
          </table:table-cell>
          <table:table-cell table:style-name="ce12" table:formula="of:=[.I70]+[.J70]+[.N70]+[.F70]" office:value-type="float" office:value="439.566" calcext:value-type="float">
            <text:p>439.57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70]-[.P70]" office:value-type="float" office:value="0.622799999999984" calcext:value-type="float">
            <text:p>0.62</text:p>
          </table:table-cell>
          <table:table-cell table:formula="of:=([.P70]-([.F70]+[.N70]))" office:value-type="float" office:value="307.5032" calcext:value-type="float">
            <text:p>307.50</text:p>
          </table:table-cell>
          <table:table-cell table:formula="of:=[.R70]/INTERNAL_40" office:value-type="float" office:value="47.3081846153846" calcext:value-type="float">
            <text:p>47.31</text:p>
          </table:table-cell>
          <table:table-cell table:formula="of:=[.R70]/EXTERNAL_40" office:value-type="float" office:value="52.119186440678" calcext:value-type="float">
            <text:p>52.1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S6</text:p>
          </table:table-cell>
          <table:table-cell table:style-name="ce4" office:value-type="string" calcext:value-type="string">
            <text:p>AD20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54.679" calcext:value-type="float">
            <text:p>154.68</text:p>
          </table:table-cell>
          <table:table-cell table:style-name="ce7" office:value-type="float" office:value="156.233" calcext:value-type="float">
            <text:p>156.23</text:p>
          </table:table-cell>
          <table:table-cell table:style-name="ce10" table:formula="of:=AVERAGE([.D71:.E71])" office:value-type="float" office:value="155.456" calcext:value-type="float">
            <text:p>155.4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2.398" calcext:value-type="float">
            <text:p>42.40</text:p>
          </table:table-cell>
          <table:table-cell table:style-name="ce12" table:formula="of:=[.G71]*INTERNAL_80" office:value-type="float" office:value="0" calcext:value-type="float">
            <text:p>0.00</text:p>
          </table:table-cell>
          <table:table-cell table:style-name="ce12" table:formula="of:=[.H71]*EXTERNAL_80" office:value-type="float" office:value="271.3472" calcext:value-type="float">
            <text:p>271.3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71]+VIA_13*[.L71]+VIA_16*[.M71]" office:value-type="float" office:value="12.14" calcext:value-type="float">
            <text:p>12.14</text:p>
          </table:table-cell>
          <table:table-cell table:style-name="ce12" table:formula="of:=[.I71]+[.J71]+[.N71]+[.F71]" office:value-type="float" office:value="438.9432" calcext:value-type="float">
            <text:p>438.94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71]-[.P7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Q56</text:p>
          </table:table-cell>
          <table:table-cell office:value-type="string" calcext:value-type="string">
            <text:p>V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59.892" calcext:value-type="float">
            <text:p>159.89</text:p>
          </table:table-cell>
          <table:table-cell table:style-name="ce8" office:value-type="float" office:value="161.498" calcext:value-type="float">
            <text:p>161.50</text:p>
          </table:table-cell>
          <table:table-cell table:formula="of:=AVERAGE([.D72:.E72])" office:value-type="float" office:value="160.695" calcext:value-type="float">
            <text:p>160.70</text:p>
          </table:table-cell>
          <table:table-cell office:value-type="float" office:value="42.093" calcext:value-type="float">
            <text:p>42.09</text:p>
          </table:table-cell>
          <table:table-cell office:value-type="float" office:value="0" calcext:value-type="float">
            <text:p>0.00</text:p>
          </table:table-cell>
          <table:table-cell table:formula="of:=[.G72]*INTERNAL_40" office:value-type="float" office:value="273.6045" calcext:value-type="float">
            <text:p>273.60</text:p>
          </table:table-cell>
          <table:table-cell table:formula="of:=[.H72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72]+VIA_13*[.L72]+VIA_16*[.M72]" office:value-type="float" office:value="10.14" calcext:value-type="float">
            <text:p>10.14</text:p>
          </table:table-cell>
          <table:table-cell table:formula="of:=[.I72]+[.J72]+[.N72]+[.F72]" office:value-type="float" office:value="444.4395" calcext:value-type="float">
            <text:p>444.44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2]-[.P72]" office:value-type="float" office:value="4.6465" calcext:value-type="float">
            <text:p>4.65</text:p>
          </table:table-cell>
          <table:table-cell table:formula="of:=([.P72]-([.F72]+[.N72]))" office:value-type="float" office:value="268.958" calcext:value-type="float">
            <text:p>268.96</text:p>
          </table:table-cell>
          <table:table-cell table:formula="of:=[.R72]/INTERNAL_40" office:value-type="float" office:value="41.3781538461539" calcext:value-type="float">
            <text:p>41.38</text:p>
          </table:table-cell>
          <table:table-cell table:formula="of:=[.R72]/EXTERNAL_40" office:value-type="float" office:value="45.5861016949153" calcext:value-type="float">
            <text:p>45.5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57</text:p>
          </table:table-cell>
          <table:table-cell office:value-type="string" calcext:value-type="string">
            <text:p>V1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49.003" calcext:value-type="float">
            <text:p>149.00</text:p>
          </table:table-cell>
          <table:table-cell table:style-name="ce8" office:value-type="float" office:value="150.501" calcext:value-type="float">
            <text:p>150.50</text:p>
          </table:table-cell>
          <table:table-cell table:formula="of:=AVERAGE([.D73:.E73])" office:value-type="float" office:value="149.752" calcext:value-type="float">
            <text:p>149.75</text:p>
          </table:table-cell>
          <table:table-cell office:value-type="float" office:value="44.04" calcext:value-type="float">
            <text:p>44.04</text:p>
          </table:table-cell>
          <table:table-cell office:value-type="float" office:value="0" calcext:value-type="float">
            <text:p>0.00</text:p>
          </table:table-cell>
          <table:table-cell table:formula="of:=[.G73]*INTERNAL_40" office:value-type="float" office:value="286.26" calcext:value-type="float">
            <text:p>286.26</text:p>
          </table:table-cell>
          <table:table-cell table:formula="of:=[.H73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73]+VIA_13*[.L73]+VIA_16*[.M73]" office:value-type="float" office:value="3.76" calcext:value-type="float">
            <text:p>3.76</text:p>
          </table:table-cell>
          <table:table-cell table:formula="of:=[.I73]+[.J73]+[.N73]+[.F73]" office:value-type="float" office:value="439.772" calcext:value-type="float">
            <text:p>439.77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3]-[.P73]" office:value-type="float" office:value="-0.021000000000015" calcext:value-type="float">
            <text:p>-0.02</text:p>
          </table:table-cell>
          <table:table-cell table:formula="of:=([.P73]-([.F73]+[.N73]))" office:value-type="float" office:value="286.281" calcext:value-type="float">
            <text:p>286.28</text:p>
          </table:table-cell>
          <table:table-cell table:formula="of:=[.R73]/INTERNAL_40" office:value-type="float" office:value="44.0432307692308" calcext:value-type="float">
            <text:p>44.04</text:p>
          </table:table-cell>
          <table:table-cell table:formula="of:=[.R73]/EXTERNAL_40" office:value-type="float" office:value="48.5222033898305" calcext:value-type="float">
            <text:p>48.5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58</text:p>
          </table:table-cell>
          <table:table-cell office:value-type="string" calcext:value-type="string">
            <text:p>W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6.892" calcext:value-type="float">
            <text:p>116.89</text:p>
          </table:table-cell>
          <table:table-cell table:style-name="ce8" office:value-type="float" office:value="118.066" calcext:value-type="float">
            <text:p>118.07</text:p>
          </table:table-cell>
          <table:table-cell table:formula="of:=AVERAGE([.D74:.E74])" office:value-type="float" office:value="117.479" calcext:value-type="float">
            <text:p>117.48</text:p>
          </table:table-cell>
          <table:table-cell office:value-type="float" office:value="48.03" calcext:value-type="float">
            <text:p>48.03</text:p>
          </table:table-cell>
          <table:table-cell office:value-type="float" office:value="0" calcext:value-type="float">
            <text:p>0.00</text:p>
          </table:table-cell>
          <table:table-cell table:formula="of:=[.G74]*INTERNAL_40" office:value-type="float" office:value="312.195" calcext:value-type="float">
            <text:p>312.20</text:p>
          </table:table-cell>
          <table:table-cell table:formula="of:=[.H74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74]+VIA_13*[.L74]+VIA_16*[.M74]" office:value-type="float" office:value="10.14" calcext:value-type="float">
            <text:p>10.14</text:p>
          </table:table-cell>
          <table:table-cell table:formula="of:=[.I74]+[.J74]+[.N74]+[.F74]" office:value-type="float" office:value="439.814" calcext:value-type="float">
            <text:p>439.81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4]-[.P74]" office:value-type="float" office:value="0.0209999999999582" calcext:value-type="float">
            <text:p>0.02</text:p>
          </table:table-cell>
          <table:table-cell table:formula="of:=([.P74]-([.F74]+[.N74]))" office:value-type="float" office:value="312.174" calcext:value-type="float">
            <text:p>312.17</text:p>
          </table:table-cell>
          <table:table-cell table:formula="of:=[.R74]/INTERNAL_40" office:value-type="float" office:value="48.0267692307692" calcext:value-type="float">
            <text:p>48.03</text:p>
          </table:table-cell>
          <table:table-cell table:formula="of:=[.R74]/EXTERNAL_40" office:value-type="float" office:value="52.9108474576271" calcext:value-type="float">
            <text:p>52.9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59</text:p>
          </table:table-cell>
          <table:table-cell office:value-type="string" calcext:value-type="string">
            <text:p>W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6.039" calcext:value-type="float">
            <text:p>116.04</text:p>
          </table:table-cell>
          <table:table-cell table:style-name="ce8" office:value-type="float" office:value="117.205" calcext:value-type="float">
            <text:p>117.21</text:p>
          </table:table-cell>
          <table:table-cell table:formula="of:=AVERAGE([.D75:.E75])" office:value-type="float" office:value="116.622" calcext:value-type="float">
            <text:p>116.62</text:p>
          </table:table-cell>
          <table:table-cell office:value-type="float" office:value="49.163" calcext:value-type="float">
            <text:p>49.16</text:p>
          </table:table-cell>
          <table:table-cell office:value-type="float" office:value="0" calcext:value-type="float">
            <text:p>0.00</text:p>
          </table:table-cell>
          <table:table-cell table:formula="of:=[.G75]*INTERNAL_40" office:value-type="float" office:value="319.5595" calcext:value-type="float">
            <text:p>319.56</text:p>
          </table:table-cell>
          <table:table-cell table:formula="of:=[.H75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75]+VIA_13*[.L75]+VIA_16*[.M75]" office:value-type="float" office:value="3.76" calcext:value-type="float">
            <text:p>3.76</text:p>
          </table:table-cell>
          <table:table-cell table:formula="of:=[.I75]+[.J75]+[.N75]+[.F75]" office:value-type="float" office:value="439.9415" calcext:value-type="float">
            <text:p>439.94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5]-[.P75]" office:value-type="float" office:value="0.148499999999956" calcext:value-type="float">
            <text:p>0.15</text:p>
          </table:table-cell>
          <table:table-cell table:formula="of:=([.P75]-([.F75]+[.N75]))" office:value-type="float" office:value="319.411" calcext:value-type="float">
            <text:p>319.41</text:p>
          </table:table-cell>
          <table:table-cell table:formula="of:=[.R75]/INTERNAL_40" office:value-type="float" office:value="49.1401538461538" calcext:value-type="float">
            <text:p>49.14</text:p>
          </table:table-cell>
          <table:table-cell table:formula="of:=[.R75]/EXTERNAL_40" office:value-type="float" office:value="54.1374576271186" calcext:value-type="float">
            <text:p>54.1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60</text:p>
          </table:table-cell>
          <table:table-cell office:value-type="string" calcext:value-type="string">
            <text:p>V18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1.593" calcext:value-type="float">
            <text:p>121.59</text:p>
          </table:table-cell>
          <table:table-cell table:style-name="ce8" office:value-type="float" office:value="122.815" calcext:value-type="float">
            <text:p>122.82</text:p>
          </table:table-cell>
          <table:table-cell table:formula="of:=AVERAGE([.D76:.E76])" office:value-type="float" office:value="122.204" calcext:value-type="float">
            <text:p>122.20</text:p>
          </table:table-cell>
          <table:table-cell office:value-type="float" office:value="48.28" calcext:value-type="float">
            <text:p>48.28</text:p>
          </table:table-cell>
          <table:table-cell office:value-type="float" office:value="0" calcext:value-type="float">
            <text:p>0.00</text:p>
          </table:table-cell>
          <table:table-cell table:formula="of:=[.G76]*INTERNAL_40" office:value-type="float" office:value="313.82" calcext:value-type="float">
            <text:p>313.82</text:p>
          </table:table-cell>
          <table:table-cell table:formula="of:=[.H76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76]+VIA_13*[.L76]+VIA_16*[.M76]" office:value-type="float" office:value="3.76" calcext:value-type="float">
            <text:p>3.76</text:p>
          </table:table-cell>
          <table:table-cell table:formula="of:=[.I76]+[.J76]+[.N76]+[.F76]" office:value-type="float" office:value="439.784" calcext:value-type="float">
            <text:p>439.78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6]-[.P76]" office:value-type="float" office:value="-0.00900000000001455" calcext:value-type="float">
            <text:p>-0.01</text:p>
          </table:table-cell>
          <table:table-cell table:formula="of:=([.P76]-([.F76]+[.N76]))" office:value-type="float" office:value="313.829" calcext:value-type="float">
            <text:p>313.83</text:p>
          </table:table-cell>
          <table:table-cell table:formula="of:=[.R76]/INTERNAL_40" office:value-type="float" office:value="48.2813846153846" calcext:value-type="float">
            <text:p>48.28</text:p>
          </table:table-cell>
          <table:table-cell table:formula="of:=[.R76]/EXTERNAL_40" office:value-type="float" office:value="53.1913559322034" calcext:value-type="float">
            <text:p>53.1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61</text:p>
          </table:table-cell>
          <table:table-cell office:value-type="string" calcext:value-type="string">
            <text:p>V19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3.955" calcext:value-type="float">
            <text:p>123.96</text:p>
          </table:table-cell>
          <table:table-cell table:style-name="ce8" office:value-type="float" office:value="125.201" calcext:value-type="float">
            <text:p>125.20</text:p>
          </table:table-cell>
          <table:table-cell table:formula="of:=AVERAGE([.D77:.E77])" office:value-type="float" office:value="124.578" calcext:value-type="float">
            <text:p>124.58</text:p>
          </table:table-cell>
          <table:table-cell office:value-type="float" office:value="46.981" calcext:value-type="float">
            <text:p>46.98</text:p>
          </table:table-cell>
          <table:table-cell office:value-type="float" office:value="0" calcext:value-type="float">
            <text:p>0.00</text:p>
          </table:table-cell>
          <table:table-cell table:formula="of:=[.G77]*INTERNAL_40" office:value-type="float" office:value="305.3765" calcext:value-type="float">
            <text:p>305.38</text:p>
          </table:table-cell>
          <table:table-cell table:formula="of:=[.H77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77]+VIA_13*[.L77]+VIA_16*[.M77]" office:value-type="float" office:value="10.14" calcext:value-type="float">
            <text:p>10.14</text:p>
          </table:table-cell>
          <table:table-cell table:formula="of:=[.I77]+[.J77]+[.N77]+[.F77]" office:value-type="float" office:value="440.0945" calcext:value-type="float">
            <text:p>440.09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7]-[.P77]" office:value-type="float" office:value="0.301500000000033" calcext:value-type="float">
            <text:p>0.30</text:p>
          </table:table-cell>
          <table:table-cell table:formula="of:=([.P77]-([.F77]+[.N77]))" office:value-type="float" office:value="305.075" calcext:value-type="float">
            <text:p>305.08</text:p>
          </table:table-cell>
          <table:table-cell table:formula="of:=[.R77]/INTERNAL_40" office:value-type="float" office:value="46.9346153846154" calcext:value-type="float">
            <text:p>46.93</text:p>
          </table:table-cell>
          <table:table-cell table:formula="of:=[.R77]/EXTERNAL_40" office:value-type="float" office:value="51.7076271186441" calcext:value-type="float">
            <text:p>51.7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62</text:p>
          </table:table-cell>
          <table:table-cell office:value-type="string" calcext:value-type="string">
            <text:p>V1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5.641" calcext:value-type="float">
            <text:p>115.64</text:p>
          </table:table-cell>
          <table:table-cell table:style-name="ce8" office:value-type="float" office:value="116.803" calcext:value-type="float">
            <text:p>116.80</text:p>
          </table:table-cell>
          <table:table-cell table:formula="of:=AVERAGE([.D78:.E78])" office:value-type="float" office:value="116.222" calcext:value-type="float">
            <text:p>116.22</text:p>
          </table:table-cell>
          <table:table-cell office:value-type="float" office:value="48.234" calcext:value-type="float">
            <text:p>48.23</text:p>
          </table:table-cell>
          <table:table-cell office:value-type="float" office:value="0" calcext:value-type="float">
            <text:p>0.00</text:p>
          </table:table-cell>
          <table:table-cell table:formula="of:=[.G78]*INTERNAL_40" office:value-type="float" office:value="313.521" calcext:value-type="float">
            <text:p>313.52</text:p>
          </table:table-cell>
          <table:table-cell table:formula="of:=[.H78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78]+VIA_13*[.L78]+VIA_16*[.M78]" office:value-type="float" office:value="10.14" calcext:value-type="float">
            <text:p>10.14</text:p>
          </table:table-cell>
          <table:table-cell table:formula="of:=[.I78]+[.J78]+[.N78]+[.F78]" office:value-type="float" office:value="439.883" calcext:value-type="float">
            <text:p>439.88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8]-[.P78]" office:value-type="float" office:value="0.0900000000000318" calcext:value-type="float">
            <text:p>0.09</text:p>
          </table:table-cell>
          <table:table-cell table:formula="of:=([.P78]-([.F78]+[.N78]))" office:value-type="float" office:value="313.431" calcext:value-type="float">
            <text:p>313.43</text:p>
          </table:table-cell>
          <table:table-cell table:formula="of:=[.R78]/INTERNAL_40" office:value-type="float" office:value="48.2201538461538" calcext:value-type="float">
            <text:p>48.22</text:p>
          </table:table-cell>
          <table:table-cell table:formula="of:=[.R78]/EXTERNAL_40" office:value-type="float" office:value="53.1238983050847" calcext:value-type="float">
            <text:p>53.1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63</text:p>
          </table:table-cell>
          <table:table-cell office:value-type="string" calcext:value-type="string">
            <text:p>W1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4.127" calcext:value-type="float">
            <text:p>114.13</text:p>
          </table:table-cell>
          <table:table-cell table:style-name="ce8" office:value-type="float" office:value="115.275" calcext:value-type="float">
            <text:p>115.28</text:p>
          </table:table-cell>
          <table:table-cell table:formula="of:=AVERAGE([.D79:.E79])" office:value-type="float" office:value="114.701" calcext:value-type="float">
            <text:p>114.70</text:p>
          </table:table-cell>
          <table:table-cell office:value-type="float" office:value="48.45" calcext:value-type="float">
            <text:p>48.45</text:p>
          </table:table-cell>
          <table:table-cell office:value-type="float" office:value="0" calcext:value-type="float">
            <text:p>0.00</text:p>
          </table:table-cell>
          <table:table-cell table:formula="of:=[.G79]*INTERNAL_40" office:value-type="float" office:value="314.925" calcext:value-type="float">
            <text:p>314.93</text:p>
          </table:table-cell>
          <table:table-cell table:formula="of:=[.H79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79]+VIA_13*[.L79]+VIA_16*[.M79]" office:value-type="float" office:value="10.14" calcext:value-type="float">
            <text:p>10.14</text:p>
          </table:table-cell>
          <table:table-cell table:formula="of:=[.I79]+[.J79]+[.N79]+[.F79]" office:value-type="float" office:value="439.766" calcext:value-type="float">
            <text:p>439.77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9]-[.P79]" office:value-type="float" office:value="-0.0270000000000437" calcext:value-type="float">
            <text:p>-0.03</text:p>
          </table:table-cell>
          <table:table-cell table:formula="of:=([.P79]-([.F79]+[.N79]))" office:value-type="float" office:value="314.952" calcext:value-type="float">
            <text:p>314.95</text:p>
          </table:table-cell>
          <table:table-cell table:formula="of:=[.R79]/INTERNAL_40" office:value-type="float" office:value="48.4541538461538" calcext:value-type="float">
            <text:p>48.45</text:p>
          </table:table-cell>
          <table:table-cell table:formula="of:=[.R79]/EXTERNAL_40" office:value-type="float" office:value="53.3816949152542" calcext:value-type="float">
            <text:p>53.3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M7</text:p>
          </table:table-cell>
          <table:table-cell office:value-type="string" calcext:value-type="string">
            <text:p>Y1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39.676" calcext:value-type="float">
            <text:p>139.68</text:p>
          </table:table-cell>
          <table:table-cell table:style-name="ce8" office:value-type="float" office:value="141.08" calcext:value-type="float">
            <text:p>141.08</text:p>
          </table:table-cell>
          <table:table-cell table:formula="of:=AVERAGE([.D80:.E80])" office:value-type="float" office:value="140.378" calcext:value-type="float">
            <text:p>140.38</text:p>
          </table:table-cell>
          <table:table-cell office:value-type="float" office:value="45.49" calcext:value-type="float">
            <text:p>45.49</text:p>
          </table:table-cell>
          <table:table-cell office:value-type="float" office:value="0" calcext:value-type="float">
            <text:p>0.00</text:p>
          </table:table-cell>
          <table:table-cell table:formula="of:=[.G80]*INTERNAL_40" office:value-type="float" office:value="295.685" calcext:value-type="float">
            <text:p>295.69</text:p>
          </table:table-cell>
          <table:table-cell table:formula="of:=[.H80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80]+VIA_13*[.L80]+VIA_16*[.M80]" office:value-type="float" office:value="3.76" calcext:value-type="float">
            <text:p>3.76</text:p>
          </table:table-cell>
          <table:table-cell table:formula="of:=[.I80]+[.J80]+[.N80]+[.F80]" office:value-type="float" office:value="439.823" calcext:value-type="float">
            <text:p>439.82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80]-[.P80]" office:value-type="float" office:value="0.0299999999999727" calcext:value-type="float">
            <text:p>0.03</text:p>
          </table:table-cell>
          <table:table-cell table:formula="of:=([.P80]-([.F80]+[.N80]))" office:value-type="float" office:value="295.655" calcext:value-type="float">
            <text:p>295.66</text:p>
          </table:table-cell>
          <table:table-cell table:formula="of:=[.R80]/INTERNAL_40" office:value-type="float" office:value="45.4853846153846" calcext:value-type="float">
            <text:p>45.49</text:p>
          </table:table-cell>
          <table:table-cell table:formula="of:=[.R80]/EXTERNAL_40" office:value-type="float" office:value="50.1110169491525" calcext:value-type="float">
            <text:p>50.1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S7</text:p>
          </table:table-cell>
          <table:table-cell office:value-type="string" calcext:value-type="string">
            <text:p>W18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7.393" calcext:value-type="float">
            <text:p>127.39</text:p>
          </table:table-cell>
          <table:table-cell table:style-name="ce8" office:value-type="float" office:value="128.673" calcext:value-type="float">
            <text:p>128.67</text:p>
          </table:table-cell>
          <table:table-cell table:formula="of:=AVERAGE([.D81:.E81])" office:value-type="float" office:value="128.033" calcext:value-type="float">
            <text:p>128.03</text:p>
          </table:table-cell>
          <table:table-cell office:value-type="float" office:value="56" calcext:value-type="float">
            <text:p>56.00</text:p>
          </table:table-cell>
          <table:table-cell office:value-type="float" office:value="0" calcext:value-type="float">
            <text:p>0.00</text:p>
          </table:table-cell>
          <table:table-cell table:formula="of:=[.G81]*INTERNAL_80" office:value-type="float" office:value="308" calcext:value-type="float">
            <text:p>308.00</text:p>
          </table:table-cell>
          <table:table-cell table:formula="of:=[.H81]*EXTERNAL_8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81]+VIA_13*[.L81]+VIA_16*[.M81]" office:value-type="float" office:value="3.76" calcext:value-type="float">
            <text:p>3.76</text:p>
          </table:table-cell>
          <table:table-cell table:formula="of:=[.I81]+[.J81]+[.N81]+[.F81]" office:value-type="float" office:value="439.793" calcext:value-type="float">
            <text:p>439.79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81]-[.P8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0</text:p>
          </table:table-cell>
          <table:table-cell table:style-name="ce4" office:value-type="string" calcext:value-type="string">
            <text:p>AD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6.628" calcext:value-type="float">
            <text:p>126.63</text:p>
          </table:table-cell>
          <table:table-cell table:style-name="ce7" office:value-type="float" office:value="127.9" calcext:value-type="float">
            <text:p>127.90</text:p>
          </table:table-cell>
          <table:table-cell table:style-name="ce10" table:formula="of:=AVERAGE([.D82:.E82])" office:value-type="float" office:value="127.264" calcext:value-type="float">
            <text:p>127.2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7.582" calcext:value-type="float">
            <text:p>27.58</text:p>
          </table:table-cell>
          <table:table-cell table:style-name="ce12" table:formula="of:=[.G82]*INTERNAL_40" office:value-type="float" office:value="0" calcext:value-type="float">
            <text:p>0.00</text:p>
          </table:table-cell>
          <table:table-cell table:style-name="ce12" table:formula="of:=[.H82]*EXTERNAL_40" office:value-type="float" office:value="162.7338" calcext:value-type="float">
            <text:p>162.7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82]+VIA_13*[.L82]+VIA_16*[.M82]" office:value-type="float" office:value="12.14" calcext:value-type="float">
            <text:p>12.14</text:p>
          </table:table-cell>
          <table:table-cell table:style-name="ce12" table:formula="of:=[.I82]+[.J82]+[.N82]+[.F82]" office:value-type="float" office:value="302.1378" calcext:value-type="float">
            <text:p>302.14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82]-[.P82]" office:value-type="float" office:value="82.8918" calcext:value-type="float">
            <text:p>82.89</text:p>
          </table:table-cell>
          <table:table-cell table:formula="of:=([.P82]-([.F82]+[.N82]))" office:value-type="float" office:value="79.842" calcext:value-type="float">
            <text:p>79.84</text:p>
          </table:table-cell>
          <table:table-cell table:formula="of:=[.R82]/INTERNAL_40" office:value-type="float" office:value="12.2833846153846" calcext:value-type="float">
            <text:p>12.28</text:p>
          </table:table-cell>
          <table:table-cell table:formula="of:=[.R82]/EXTERNAL_40" office:value-type="float" office:value="13.5325423728814" calcext:value-type="float">
            <text:p>13.5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4" office:value-type="string" calcext:value-type="string">
            <text:p>AE1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4.182" calcext:value-type="float">
            <text:p>124.18</text:p>
          </table:table-cell>
          <table:table-cell table:style-name="ce7" office:value-type="float" office:value="125.43" calcext:value-type="float">
            <text:p>125.43</text:p>
          </table:table-cell>
          <table:table-cell table:style-name="ce10" table:formula="of:=AVERAGE([.D83:.E83])" office:value-type="float" office:value="124.806" calcext:value-type="float">
            <text:p>124.81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8.175" calcext:value-type="float">
            <text:p>18.18</text:p>
          </table:table-cell>
          <table:table-cell table:style-name="ce12" table:formula="of:=[.G83]*INTERNAL_40" office:value-type="float" office:value="0" calcext:value-type="float">
            <text:p>0.00</text:p>
          </table:table-cell>
          <table:table-cell table:style-name="ce12" table:formula="of:=[.H83]*EXTERNAL_40" office:value-type="float" office:value="107.2325" calcext:value-type="float">
            <text:p>107.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83]+VIA_13*[.L83]+VIA_16*[.M83]" office:value-type="float" office:value="0" calcext:value-type="float">
            <text:p>0</text:p>
          </table:table-cell>
          <table:table-cell table:style-name="ce12" table:formula="of:=[.I83]+[.J83]+[.N83]+[.F83]" office:value-type="float" office:value="232.0385" calcext:value-type="float">
            <text:p>232.04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83]-[.P83]" office:value-type="float" office:value="12.7925" calcext:value-type="float">
            <text:p>12.79</text:p>
          </table:table-cell>
          <table:table-cell table:formula="of:=([.P83]-([.F83]+[.N83]))" office:value-type="float" office:value="94.44" calcext:value-type="float">
            <text:p>94.44</text:p>
          </table:table-cell>
          <table:table-cell table:formula="of:=[.R83]/INTERNAL_40" office:value-type="float" office:value="14.5292307692308" calcext:value-type="float">
            <text:p>14.53</text:p>
          </table:table-cell>
          <table:table-cell table:formula="of:=[.R83]/EXTERNAL_40" office:value-type="float" office:value="16.0067796610169" calcext:value-type="float">
            <text:p>16.0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2</text:p>
          </table:table-cell>
          <table:table-cell table:style-name="ce4" office:value-type="string" calcext:value-type="string">
            <text:p>AD1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4.806" calcext:value-type="float">
            <text:p>124.81</text:p>
          </table:table-cell>
          <table:table-cell table:style-name="ce7" office:value-type="float" office:value="126.06" calcext:value-type="float">
            <text:p>126.06</text:p>
          </table:table-cell>
          <table:table-cell table:style-name="ce10" table:formula="of:=AVERAGE([.D84:.E84])" office:value-type="float" office:value="125.433" calcext:value-type="float">
            <text:p>125.43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7.366" calcext:value-type="float">
            <text:p>27.37</text:p>
          </table:table-cell>
          <table:table-cell table:style-name="ce12" table:formula="of:=[.G84]*INTERNAL_40" office:value-type="float" office:value="0" calcext:value-type="float">
            <text:p>0.00</text:p>
          </table:table-cell>
          <table:table-cell table:style-name="ce12" table:formula="of:=[.H84]*EXTERNAL_40" office:value-type="float" office:value="161.4594" calcext:value-type="float">
            <text:p>161.4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84]+VIA_13*[.L84]+VIA_16*[.M84]" office:value-type="float" office:value="12.14" calcext:value-type="float">
            <text:p>12.14</text:p>
          </table:table-cell>
          <table:table-cell table:style-name="ce12" table:formula="of:=[.I84]+[.J84]+[.N84]+[.F84]" office:value-type="float" office:value="299.0324" calcext:value-type="float">
            <text:p>299.03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84]-[.P84]" office:value-type="float" office:value="79.7864" calcext:value-type="float">
            <text:p>79.79</text:p>
          </table:table-cell>
          <table:table-cell table:formula="of:=([.P84]-([.F84]+[.N84]))" office:value-type="float" office:value="81.673" calcext:value-type="float">
            <text:p>81.67</text:p>
          </table:table-cell>
          <table:table-cell table:formula="of:=[.R84]/INTERNAL_40" office:value-type="float" office:value="12.5650769230769" calcext:value-type="float">
            <text:p>12.57</text:p>
          </table:table-cell>
          <table:table-cell table:formula="of:=[.R84]/EXTERNAL_40" office:value-type="float" office:value="13.8428813559322" calcext:value-type="float">
            <text:p>13.8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3</text:p>
          </table:table-cell>
          <table:table-cell table:style-name="ce4" office:value-type="string" calcext:value-type="string">
            <text:p>AF1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5.579" calcext:value-type="float">
            <text:p>125.58</text:p>
          </table:table-cell>
          <table:table-cell table:style-name="ce7" office:value-type="float" office:value="126.841" calcext:value-type="float">
            <text:p>126.84</text:p>
          </table:table-cell>
          <table:table-cell table:style-name="ce10" table:formula="of:=AVERAGE([.D85:.E85])" office:value-type="float" office:value="126.21" calcext:value-type="float">
            <text:p>126.21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7.042" calcext:value-type="float">
            <text:p>17.04</text:p>
          </table:table-cell>
          <table:table-cell table:style-name="ce12" table:formula="of:=[.G85]*INTERNAL_40" office:value-type="float" office:value="0" calcext:value-type="float">
            <text:p>0.00</text:p>
          </table:table-cell>
          <table:table-cell table:style-name="ce12" table:formula="of:=[.H85]*EXTERNAL_40" office:value-type="float" office:value="100.5478" calcext:value-type="float">
            <text:p>100.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85]+VIA_13*[.L85]+VIA_16*[.M85]" office:value-type="float" office:value="0" calcext:value-type="float">
            <text:p>0</text:p>
          </table:table-cell>
          <table:table-cell table:style-name="ce12" table:formula="of:=[.I85]+[.J85]+[.N85]+[.F85]" office:value-type="float" office:value="226.7578" calcext:value-type="float">
            <text:p>226.76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85]-[.P85]" office:value-type="float" office:value="7.51180000000002" calcext:value-type="float">
            <text:p>7.51</text:p>
          </table:table-cell>
          <table:table-cell table:formula="of:=([.P85]-([.F85]+[.N85]))" office:value-type="float" office:value="93.036" calcext:value-type="float">
            <text:p>93.04</text:p>
          </table:table-cell>
          <table:table-cell table:formula="of:=[.R85]/INTERNAL_40" office:value-type="float" office:value="14.3132307692308" calcext:value-type="float">
            <text:p>14.31</text:p>
          </table:table-cell>
          <table:table-cell table:formula="of:=[.R85]/EXTERNAL_40" office:value-type="float" office:value="15.768813559322" calcext:value-type="float">
            <text:p>15.77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4</text:p>
          </table:table-cell>
          <table:table-cell table:style-name="ce4" office:value-type="string" calcext:value-type="string">
            <text:p>AC1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49.734" calcext:value-type="float">
            <text:p>149.73</text:p>
          </table:table-cell>
          <table:table-cell table:style-name="ce7" office:value-type="float" office:value="151.238" calcext:value-type="float">
            <text:p>151.24</text:p>
          </table:table-cell>
          <table:table-cell table:style-name="ce10" table:formula="of:=AVERAGE([.D86:.E86])" office:value-type="float" office:value="150.486" calcext:value-type="float">
            <text:p>150.4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8.83" calcext:value-type="float">
            <text:p>28.83</text:p>
          </table:table-cell>
          <table:table-cell table:style-name="ce12" table:formula="of:=[.G86]*INTERNAL_40" office:value-type="float" office:value="0" calcext:value-type="float">
            <text:p>0.00</text:p>
          </table:table-cell>
          <table:table-cell table:style-name="ce12" table:formula="of:=[.H86]*EXTERNAL_40" office:value-type="float" office:value="170.097" calcext:value-type="float">
            <text:p>170.1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86]+VIA_13*[.L86]+VIA_16*[.M86]" office:value-type="float" office:value="12.14" calcext:value-type="float">
            <text:p>12.14</text:p>
          </table:table-cell>
          <table:table-cell table:style-name="ce12" table:formula="of:=[.I86]+[.J86]+[.N86]+[.F86]" office:value-type="float" office:value="332.723" calcext:value-type="float">
            <text:p>332.72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86]-[.P86]" office:value-type="float" office:value="113.477" calcext:value-type="float">
            <text:p>113.48</text:p>
          </table:table-cell>
          <table:table-cell table:formula="of:=([.P86]-([.F86]+[.N86]))" office:value-type="float" office:value="56.62" calcext:value-type="float">
            <text:p>56.62</text:p>
          </table:table-cell>
          <table:table-cell table:formula="of:=[.R86]/INTERNAL_40" office:value-type="float" office:value="8.71076923076923" calcext:value-type="float">
            <text:p>8.71</text:p>
          </table:table-cell>
          <table:table-cell table:formula="of:=[.R86]/EXTERNAL_40" office:value-type="float" office:value="9.59661016949153" calcext:value-type="float">
            <text:p>9.60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5</text:p>
          </table:table-cell>
          <table:table-cell table:style-name="ce4" office:value-type="string" calcext:value-type="string">
            <text:p>AE1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9.709" calcext:value-type="float">
            <text:p>119.71</text:p>
          </table:table-cell>
          <table:table-cell table:style-name="ce7" office:value-type="float" office:value="120.913" calcext:value-type="float">
            <text:p>120.91</text:p>
          </table:table-cell>
          <table:table-cell table:style-name="ce10" table:formula="of:=AVERAGE([.D87:.E87])" office:value-type="float" office:value="120.311" calcext:value-type="float">
            <text:p>120.31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8.506" calcext:value-type="float">
            <text:p>18.51</text:p>
          </table:table-cell>
          <table:table-cell table:style-name="ce12" table:formula="of:=[.G87]*INTERNAL_40" office:value-type="float" office:value="0" calcext:value-type="float">
            <text:p>0.00</text:p>
          </table:table-cell>
          <table:table-cell table:style-name="ce12" table:formula="of:=[.H87]*EXTERNAL_40" office:value-type="float" office:value="109.1854" calcext:value-type="float">
            <text:p>109.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87]+VIA_13*[.L87]+VIA_16*[.M87]" office:value-type="float" office:value="0" calcext:value-type="float">
            <text:p>0</text:p>
          </table:table-cell>
          <table:table-cell table:style-name="ce12" table:formula="of:=[.I87]+[.J87]+[.N87]+[.F87]" office:value-type="float" office:value="229.4964" calcext:value-type="float">
            <text:p>229.50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87]-[.P87]" office:value-type="float" office:value="10.2504" calcext:value-type="float">
            <text:p>10.25</text:p>
          </table:table-cell>
          <table:table-cell table:formula="of:=([.P87]-([.F87]+[.N87]))" office:value-type="float" office:value="98.935" calcext:value-type="float">
            <text:p>98.94</text:p>
          </table:table-cell>
          <table:table-cell table:formula="of:=[.R87]/INTERNAL_40" office:value-type="float" office:value="15.2207692307692" calcext:value-type="float">
            <text:p>15.22</text:p>
          </table:table-cell>
          <table:table-cell table:formula="of:=[.R87]/EXTERNAL_40" office:value-type="float" office:value="16.7686440677966" calcext:value-type="float">
            <text:p>16.77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6</text:p>
          </table:table-cell>
          <table:table-cell table:style-name="ce4" office:value-type="string" calcext:value-type="string">
            <text:p>AB1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48.12" calcext:value-type="float">
            <text:p>148.12</text:p>
          </table:table-cell>
          <table:table-cell table:style-name="ce7" office:value-type="float" office:value="149.608" calcext:value-type="float">
            <text:p>149.61</text:p>
          </table:table-cell>
          <table:table-cell table:style-name="ce10" table:formula="of:=AVERAGE([.D88:.E88])" office:value-type="float" office:value="148.864" calcext:value-type="float">
            <text:p>148.8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0.025" calcext:value-type="float">
            <text:p>30.03</text:p>
          </table:table-cell>
          <table:table-cell table:style-name="ce12" table:formula="of:=[.G88]*INTERNAL_40" office:value-type="float" office:value="0" calcext:value-type="float">
            <text:p>0.00</text:p>
          </table:table-cell>
          <table:table-cell table:style-name="ce12" table:formula="of:=[.H88]*EXTERNAL_40" office:value-type="float" office:value="177.1475" calcext:value-type="float">
            <text:p>177.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88]+VIA_13*[.L88]+VIA_16*[.M88]" office:value-type="float" office:value="12.14" calcext:value-type="float">
            <text:p>12.14</text:p>
          </table:table-cell>
          <table:table-cell table:style-name="ce12" table:formula="of:=[.I88]+[.J88]+[.N88]+[.F88]" office:value-type="float" office:value="338.1515" calcext:value-type="float">
            <text:p>338.15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88]-[.P88]" office:value-type="float" office:value="118.9055" calcext:value-type="float">
            <text:p>118.91</text:p>
          </table:table-cell>
          <table:table-cell table:formula="of:=([.P88]-([.F88]+[.N88]))" office:value-type="float" office:value="58.242" calcext:value-type="float">
            <text:p>58.24</text:p>
          </table:table-cell>
          <table:table-cell table:formula="of:=[.R88]/INTERNAL_40" office:value-type="float" office:value="8.96030769230769" calcext:value-type="float">
            <text:p>8.96</text:p>
          </table:table-cell>
          <table:table-cell table:formula="of:=[.R88]/EXTERNAL_40" office:value-type="float" office:value="9.87152542372881" calcext:value-type="float">
            <text:p>9.87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7</text:p>
          </table:table-cell>
          <table:table-cell table:style-name="ce4" office:value-type="string" calcext:value-type="string">
            <text:p>AC1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59.708" calcext:value-type="float">
            <text:p>159.71</text:p>
          </table:table-cell>
          <table:table-cell table:style-name="ce7" office:value-type="float" office:value="161.314" calcext:value-type="float">
            <text:p>161.31</text:p>
          </table:table-cell>
          <table:table-cell table:style-name="ce10" table:formula="of:=AVERAGE([.D89:.E89])" office:value-type="float" office:value="160.511" calcext:value-type="float">
            <text:p>160.51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9.174" calcext:value-type="float">
            <text:p>29.17</text:p>
          </table:table-cell>
          <table:table-cell table:style-name="ce12" table:formula="of:=[.G89]*INTERNAL_40" office:value-type="float" office:value="0" calcext:value-type="float">
            <text:p>0.00</text:p>
          </table:table-cell>
          <table:table-cell table:style-name="ce12" table:formula="of:=[.H89]*EXTERNAL_40" office:value-type="float" office:value="172.1266" calcext:value-type="float">
            <text:p>172.1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89]+VIA_13*[.L89]+VIA_16*[.M89]" office:value-type="float" office:value="12.14" calcext:value-type="float">
            <text:p>12.14</text:p>
          </table:table-cell>
          <table:table-cell table:style-name="ce12" table:formula="of:=[.I89]+[.J89]+[.N89]+[.F89]" office:value-type="float" office:value="344.7776" calcext:value-type="float">
            <text:p>344.78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89]-[.P89]" office:value-type="float" office:value="125.5316" calcext:value-type="float">
            <text:p>125.53</text:p>
          </table:table-cell>
          <table:table-cell table:formula="of:=([.P89]-([.F89]+[.N89]))" office:value-type="float" office:value="46.595" calcext:value-type="float">
            <text:p>46.60</text:p>
          </table:table-cell>
          <table:table-cell table:formula="of:=[.R89]/INTERNAL_40" office:value-type="float" office:value="7.16846153846154" calcext:value-type="float">
            <text:p>7.17</text:p>
          </table:table-cell>
          <table:table-cell table:formula="of:=[.R89]/EXTERNAL_40" office:value-type="float" office:value="7.89745762711864" calcext:value-type="float">
            <text:p>7.90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8</text:p>
          </table:table-cell>
          <table:table-cell table:style-name="ce4" office:value-type="string" calcext:value-type="string">
            <text:p>AD1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39.965" calcext:value-type="float">
            <text:p>139.97</text:p>
          </table:table-cell>
          <table:table-cell table:style-name="ce7" office:value-type="float" office:value="141.371" calcext:value-type="float">
            <text:p>141.37</text:p>
          </table:table-cell>
          <table:table-cell table:style-name="ce10" table:formula="of:=AVERAGE([.D90:.E90])" office:value-type="float" office:value="140.668" calcext:value-type="float">
            <text:p>14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9.373" calcext:value-type="float">
            <text:p>19.37</text:p>
          </table:table-cell>
          <table:table-cell table:style-name="ce12" table:formula="of:=[.G90]*INTERNAL_40" office:value-type="float" office:value="0" calcext:value-type="float">
            <text:p>0.00</text:p>
          </table:table-cell>
          <table:table-cell table:style-name="ce12" table:formula="of:=[.H90]*EXTERNAL_40" office:value-type="float" office:value="114.3007" calcext:value-type="float">
            <text:p>114.3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90]+VIA_13*[.L90]+VIA_16*[.M90]" office:value-type="float" office:value="0" calcext:value-type="float">
            <text:p>0</text:p>
          </table:table-cell>
          <table:table-cell table:style-name="ce12" table:formula="of:=[.I90]+[.J90]+[.N90]+[.F90]" office:value-type="float" office:value="254.9687" calcext:value-type="float">
            <text:p>254.97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90]-[.P90]" office:value-type="float" office:value="35.7227" calcext:value-type="float">
            <text:p>35.72</text:p>
          </table:table-cell>
          <table:table-cell table:formula="of:=([.P90]-([.F90]+[.N90]))" office:value-type="float" office:value="78.578" calcext:value-type="float">
            <text:p>78.58</text:p>
          </table:table-cell>
          <table:table-cell table:formula="of:=[.R90]/INTERNAL_40" office:value-type="float" office:value="12.0889230769231" calcext:value-type="float">
            <text:p>12.09</text:p>
          </table:table-cell>
          <table:table-cell table:formula="of:=[.R90]/EXTERNAL_40" office:value-type="float" office:value="13.3183050847458" calcext:value-type="float">
            <text:p>13.3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9</text:p>
          </table:table-cell>
          <table:table-cell table:style-name="ce4" office:value-type="string" calcext:value-type="string">
            <text:p>AF1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54.091" calcext:value-type="float">
            <text:p>154.09</text:p>
          </table:table-cell>
          <table:table-cell table:style-name="ce7" office:value-type="float" office:value="155.639" calcext:value-type="float">
            <text:p>155.64</text:p>
          </table:table-cell>
          <table:table-cell table:style-name="ce10" table:formula="of:=AVERAGE([.D91:.E91])" office:value-type="float" office:value="154.865" calcext:value-type="float">
            <text:p>154.8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7.456" calcext:value-type="float">
            <text:p>17.46</text:p>
          </table:table-cell>
          <table:table-cell table:style-name="ce12" table:formula="of:=[.G91]*INTERNAL_40" office:value-type="float" office:value="0" calcext:value-type="float">
            <text:p>0.00</text:p>
          </table:table-cell>
          <table:table-cell table:style-name="ce12" table:formula="of:=[.H91]*EXTERNAL_40" office:value-type="float" office:value="102.9904" calcext:value-type="float">
            <text:p>102.9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91]+VIA_13*[.L91]+VIA_16*[.M91]" office:value-type="float" office:value="0" calcext:value-type="float">
            <text:p>0</text:p>
          </table:table-cell>
          <table:table-cell table:style-name="ce12" table:formula="of:=[.I91]+[.J91]+[.N91]+[.F91]" office:value-type="float" office:value="257.8554" calcext:value-type="float">
            <text:p>257.86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91]-[.P91]" office:value-type="float" office:value="38.6094000000001" calcext:value-type="float">
            <text:p>38.61</text:p>
          </table:table-cell>
          <table:table-cell table:formula="of:=([.P91]-([.F91]+[.N91]))" office:value-type="float" office:value="64.381" calcext:value-type="float">
            <text:p>64.38</text:p>
          </table:table-cell>
          <table:table-cell table:formula="of:=[.R91]/INTERNAL_40" office:value-type="float" office:value="9.90476923076923" calcext:value-type="float">
            <text:p>9.90</text:p>
          </table:table-cell>
          <table:table-cell table:formula="of:=[.R91]/EXTERNAL_40" office:value-type="float" office:value="10.9120338983051" calcext:value-type="float">
            <text:p>10.9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0</text:p>
          </table:table-cell>
          <table:table-cell table:style-name="ce4" office:value-type="string" calcext:value-type="string">
            <text:p>AF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8.864" calcext:value-type="float">
            <text:p>128.86</text:p>
          </table:table-cell>
          <table:table-cell table:style-name="ce7" office:value-type="float" office:value="130.16" calcext:value-type="float">
            <text:p>130.16</text:p>
          </table:table-cell>
          <table:table-cell table:style-name="ce10" table:formula="of:=AVERAGE([.D92:.E92])" office:value-type="float" office:value="129.512" calcext:value-type="float">
            <text:p>129.51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6.835" calcext:value-type="float">
            <text:p>16.84</text:p>
          </table:table-cell>
          <table:table-cell table:style-name="ce12" table:formula="of:=[.G92]*INTERNAL_40" office:value-type="float" office:value="0" calcext:value-type="float">
            <text:p>0.00</text:p>
          </table:table-cell>
          <table:table-cell table:style-name="ce12" table:formula="of:=[.H92]*EXTERNAL_40" office:value-type="float" office:value="99.3265" calcext:value-type="float">
            <text:p>99.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92]+VIA_13*[.L92]+VIA_16*[.M92]" office:value-type="float" office:value="0" calcext:value-type="float">
            <text:p>0</text:p>
          </table:table-cell>
          <table:table-cell table:style-name="ce12" table:formula="of:=[.I92]+[.J92]+[.N92]+[.F92]" office:value-type="float" office:value="228.8385" calcext:value-type="float">
            <text:p>228.84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92]-[.P92]" office:value-type="float" office:value="9.59250000000003" calcext:value-type="float">
            <text:p>9.59</text:p>
          </table:table-cell>
          <table:table-cell table:formula="of:=([.P92]-([.F92]+[.N92]))" office:value-type="float" office:value="89.734" calcext:value-type="float">
            <text:p>89.73</text:p>
          </table:table-cell>
          <table:table-cell table:formula="of:=[.R92]/INTERNAL_40" office:value-type="float" office:value="13.8052307692308" calcext:value-type="float">
            <text:p>13.81</text:p>
          </table:table-cell>
          <table:table-cell table:formula="of:=[.R92]/EXTERNAL_40" office:value-type="float" office:value="15.2091525423729" calcext:value-type="float">
            <text:p>15.2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1</text:p>
          </table:table-cell>
          <table:table-cell table:style-name="ce4" office:value-type="string" calcext:value-type="string">
            <text:p>AB1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59.473" calcext:value-type="float">
            <text:p>159.47</text:p>
          </table:table-cell>
          <table:table-cell table:style-name="ce7" office:value-type="float" office:value="161.075" calcext:value-type="float">
            <text:p>161.08</text:p>
          </table:table-cell>
          <table:table-cell table:style-name="ce10" table:formula="of:=AVERAGE([.D93:.E93])" office:value-type="float" office:value="160.274" calcext:value-type="float">
            <text:p>160.2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3.803" calcext:value-type="float">
            <text:p>13.80</text:p>
          </table:table-cell>
          <table:table-cell table:style-name="ce12" table:formula="of:=[.G93]*INTERNAL_40" office:value-type="float" office:value="0" calcext:value-type="float">
            <text:p>0.00</text:p>
          </table:table-cell>
          <table:table-cell table:style-name="ce12" table:formula="of:=[.H93]*EXTERNAL_40" office:value-type="float" office:value="81.4377" calcext:value-type="float">
            <text:p>81.4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93]+VIA_13*[.L93]+VIA_16*[.M93]" office:value-type="float" office:value="12.14" calcext:value-type="float">
            <text:p>12.14</text:p>
          </table:table-cell>
          <table:table-cell table:style-name="ce12" table:formula="of:=[.I93]+[.J93]+[.N93]+[.F93]" office:value-type="float" office:value="253.8517" calcext:value-type="float">
            <text:p>253.85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93]-[.P93]" office:value-type="float" office:value="34.6057" calcext:value-type="float">
            <text:p>34.61</text:p>
          </table:table-cell>
          <table:table-cell table:formula="of:=([.P93]-([.F93]+[.N93]))" office:value-type="float" office:value="46.832" calcext:value-type="float">
            <text:p>46.83</text:p>
          </table:table-cell>
          <table:table-cell table:formula="of:=[.R93]/INTERNAL_40" office:value-type="float" office:value="7.20492307692308" calcext:value-type="float">
            <text:p>7.20</text:p>
          </table:table-cell>
          <table:table-cell table:formula="of:=[.R93]/EXTERNAL_40" office:value-type="float" office:value="7.93762711864407" calcext:value-type="float">
            <text:p>7.9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2</text:p>
          </table:table-cell>
          <table:table-cell table:style-name="ce4" office:value-type="string" calcext:value-type="string">
            <text:p>AD13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82.411" calcext:value-type="float">
            <text:p>182.41</text:p>
          </table:table-cell>
          <table:table-cell table:style-name="ce7" office:value-type="float" office:value="184.245" calcext:value-type="float">
            <text:p>184.25</text:p>
          </table:table-cell>
          <table:table-cell table:style-name="ce10" table:formula="of:=AVERAGE([.D94:.E94])" office:value-type="float" office:value="183.328" calcext:value-type="float">
            <text:p>183.33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9.738" calcext:value-type="float">
            <text:p>19.74</text:p>
          </table:table-cell>
          <table:table-cell table:style-name="ce12" table:formula="of:=[.G94]*INTERNAL_40" office:value-type="float" office:value="0" calcext:value-type="float">
            <text:p>0.00</text:p>
          </table:table-cell>
          <table:table-cell table:style-name="ce12" table:formula="of:=[.H94]*EXTERNAL_40" office:value-type="float" office:value="116.4542" calcext:value-type="float">
            <text:p>116.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94]+VIA_13*[.L94]+VIA_16*[.M94]" office:value-type="float" office:value="0" calcext:value-type="float">
            <text:p>0</text:p>
          </table:table-cell>
          <table:table-cell table:style-name="ce12" table:formula="of:=[.I94]+[.J94]+[.N94]+[.F94]" office:value-type="float" office:value="299.7822" calcext:value-type="float">
            <text:p>299.78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94]-[.P94]" office:value-type="float" office:value="80.5362" calcext:value-type="float">
            <text:p>80.54</text:p>
          </table:table-cell>
          <table:table-cell table:formula="of:=([.P94]-([.F94]+[.N94]))" office:value-type="float" office:value="35.918" calcext:value-type="float">
            <text:p>35.92</text:p>
          </table:table-cell>
          <table:table-cell table:formula="of:=[.R94]/INTERNAL_40" office:value-type="float" office:value="5.52584615384615" calcext:value-type="float">
            <text:p>5.53</text:p>
          </table:table-cell>
          <table:table-cell table:formula="of:=[.R94]/EXTERNAL_40" office:value-type="float" office:value="6.08779661016949" calcext:value-type="float">
            <text:p>6.0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3</text:p>
          </table:table-cell>
          <table:table-cell table:style-name="ce4" office:value-type="string" calcext:value-type="string">
            <text:p>AF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41.904" calcext:value-type="float">
            <text:p>141.90</text:p>
          </table:table-cell>
          <table:table-cell table:style-name="ce7" office:value-type="float" office:value="143.33" calcext:value-type="float">
            <text:p>143.33</text:p>
          </table:table-cell>
          <table:table-cell table:style-name="ce10" table:formula="of:=AVERAGE([.D95:.E95])" office:value-type="float" office:value="142.617" calcext:value-type="float">
            <text:p>142.6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7.498" calcext:value-type="float">
            <text:p>17.50</text:p>
          </table:table-cell>
          <table:table-cell table:style-name="ce12" table:formula="of:=[.G95]*INTERNAL_40" office:value-type="float" office:value="0" calcext:value-type="float">
            <text:p>0.00</text:p>
          </table:table-cell>
          <table:table-cell table:style-name="ce12" table:formula="of:=[.H95]*EXTERNAL_40" office:value-type="float" office:value="103.2382" calcext:value-type="float">
            <text:p>103.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95]+VIA_13*[.L95]+VIA_16*[.M95]" office:value-type="float" office:value="0" calcext:value-type="float">
            <text:p>0</text:p>
          </table:table-cell>
          <table:table-cell table:style-name="ce12" table:formula="of:=[.I95]+[.J95]+[.N95]+[.F95]" office:value-type="float" office:value="245.8552" calcext:value-type="float">
            <text:p>245.86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95]-[.P95]" office:value-type="float" office:value="26.6092" calcext:value-type="float">
            <text:p>26.61</text:p>
          </table:table-cell>
          <table:table-cell table:formula="of:=([.P95]-([.F95]+[.N95]))" office:value-type="float" office:value="76.629" calcext:value-type="float">
            <text:p>76.63</text:p>
          </table:table-cell>
          <table:table-cell table:formula="of:=[.R95]/INTERNAL_40" office:value-type="float" office:value="11.7890769230769" calcext:value-type="float">
            <text:p>11.79</text:p>
          </table:table-cell>
          <table:table-cell table:formula="of:=[.R95]/EXTERNAL_40" office:value-type="float" office:value="12.9879661016949" calcext:value-type="float">
            <text:p>12.9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4</text:p>
          </table:table-cell>
          <table:table-cell table:style-name="ce4" office:value-type="string" calcext:value-type="string">
            <text:p>AC13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94.008" calcext:value-type="float">
            <text:p>194.01</text:p>
          </table:table-cell>
          <table:table-cell table:style-name="ce7" office:value-type="float" office:value="195.958" calcext:value-type="float">
            <text:p>195.96</text:p>
          </table:table-cell>
          <table:table-cell table:style-name="ce10" table:formula="of:=AVERAGE([.D96:.E96])" office:value-type="float" office:value="194.983" calcext:value-type="float">
            <text:p>194.98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9.112" calcext:value-type="float">
            <text:p>29.11</text:p>
          </table:table-cell>
          <table:table-cell table:style-name="ce12" table:formula="of:=[.G96]*INTERNAL_40" office:value-type="float" office:value="0" calcext:value-type="float">
            <text:p>0.00</text:p>
          </table:table-cell>
          <table:table-cell table:style-name="ce12" table:formula="of:=[.H96]*EXTERNAL_40" office:value-type="float" office:value="171.7608" calcext:value-type="float">
            <text:p>171.7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96]+VIA_13*[.L96]+VIA_16*[.M96]" office:value-type="float" office:value="12.14" calcext:value-type="float">
            <text:p>12.14</text:p>
          </table:table-cell>
          <table:table-cell table:style-name="ce12" table:formula="of:=[.I96]+[.J96]+[.N96]+[.F96]" office:value-type="float" office:value="378.8838" calcext:value-type="float">
            <text:p>378.88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96]-[.P96]" office:value-type="float" office:value="159.6378" calcext:value-type="float">
            <text:p>159.64</text:p>
          </table:table-cell>
          <table:table-cell table:formula="of:=([.P96]-([.F96]+[.N96]))" office:value-type="float" office:value="12.123" calcext:value-type="float">
            <text:p>12.12</text:p>
          </table:table-cell>
          <table:table-cell table:formula="of:=[.R96]/INTERNAL_40" office:value-type="float" office:value="1.86507692307692" calcext:value-type="float">
            <text:p>1.87</text:p>
          </table:table-cell>
          <table:table-cell table:formula="of:=[.R96]/EXTERNAL_40" office:value-type="float" office:value="2.05474576271186" calcext:value-type="float">
            <text:p>2.0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5</text:p>
          </table:table-cell>
          <table:table-cell table:style-name="ce4" office:value-type="string" calcext:value-type="string">
            <text:p>AA13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48.592" calcext:value-type="float">
            <text:p>148.59</text:p>
          </table:table-cell>
          <table:table-cell table:style-name="ce7" office:value-type="float" office:value="150.086" calcext:value-type="float">
            <text:p>150.09</text:p>
          </table:table-cell>
          <table:table-cell table:style-name="ce10" table:formula="of:=AVERAGE([.D97:.E97])" office:value-type="float" office:value="149.339" calcext:value-type="float">
            <text:p>149.34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1.207" calcext:value-type="float">
            <text:p>31.21</text:p>
          </table:table-cell>
          <table:table-cell table:style-name="ce12" table:formula="of:=[.G97]*INTERNAL_40" office:value-type="float" office:value="0" calcext:value-type="float">
            <text:p>0.00</text:p>
          </table:table-cell>
          <table:table-cell table:style-name="ce12" table:formula="of:=[.H97]*EXTERNAL_40" office:value-type="float" office:value="184.1213" calcext:value-type="float">
            <text:p>184.1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97]+VIA_13*[.L97]+VIA_16*[.M97]" office:value-type="float" office:value="12.14" calcext:value-type="float">
            <text:p>12.14</text:p>
          </table:table-cell>
          <table:table-cell table:style-name="ce12" table:formula="of:=[.I97]+[.J97]+[.N97]+[.F97]" office:value-type="float" office:value="345.6003" calcext:value-type="float">
            <text:p>345.60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97]-[.P97]" office:value-type="float" office:value="126.3543" calcext:value-type="float">
            <text:p>126.35</text:p>
          </table:table-cell>
          <table:table-cell table:formula="of:=([.P97]-([.F97]+[.N97]))" office:value-type="float" office:value="57.767" calcext:value-type="float">
            <text:p>57.77</text:p>
          </table:table-cell>
          <table:table-cell table:formula="of:=[.R97]/INTERNAL_40" office:value-type="float" office:value="8.88723076923077" calcext:value-type="float">
            <text:p>8.89</text:p>
          </table:table-cell>
          <table:table-cell table:formula="of:=[.R97]/EXTERNAL_40" office:value-type="float" office:value="9.79101694915254" calcext:value-type="float">
            <text:p>9.7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BA0</text:p>
          </table:table-cell>
          <table:table-cell table:style-name="ce4" office:value-type="string" calcext:value-type="string">
            <text:p>AE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35.223" calcext:value-type="float">
            <text:p>135.22</text:p>
          </table:table-cell>
          <table:table-cell table:style-name="ce7" office:value-type="float" office:value="136.583" calcext:value-type="float">
            <text:p>136.58</text:p>
          </table:table-cell>
          <table:table-cell table:style-name="ce10" table:formula="of:=AVERAGE([.D98:.E98])" office:value-type="float" office:value="135.903" calcext:value-type="float">
            <text:p>135.9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8.05" calcext:value-type="float">
            <text:p>18.05</text:p>
          </table:table-cell>
          <table:table-cell table:style-name="ce12" table:formula="of:=[.G98]*INTERNAL_40" office:value-type="float" office:value="0" calcext:value-type="float">
            <text:p>0.00</text:p>
          </table:table-cell>
          <table:table-cell table:style-name="ce12" table:formula="of:=[.H98]*EXTERNAL_40" office:value-type="float" office:value="106.495" calcext:value-type="float">
            <text:p>106.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98]+VIA_13*[.L98]+VIA_16*[.M98]" office:value-type="float" office:value="0" calcext:value-type="float">
            <text:p>0</text:p>
          </table:table-cell>
          <table:table-cell table:style-name="ce12" table:formula="of:=[.I98]+[.J98]+[.N98]+[.F98]" office:value-type="float" office:value="242.398" calcext:value-type="float">
            <text:p>242.40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98]-[.P98]" office:value-type="float" office:value="23.152" calcext:value-type="float">
            <text:p>23.15</text:p>
          </table:table-cell>
          <table:table-cell table:formula="of:=([.P98]-([.F98]+[.N98]))" office:value-type="float" office:value="83.343" calcext:value-type="float">
            <text:p>83.34</text:p>
          </table:table-cell>
          <table:table-cell table:formula="of:=[.R98]/INTERNAL_40" office:value-type="float" office:value="12.822" calcext:value-type="float">
            <text:p>12.82</text:p>
          </table:table-cell>
          <table:table-cell table:formula="of:=[.R98]/EXTERNAL_40" office:value-type="float" office:value="14.1259322033898" calcext:value-type="float">
            <text:p>14.1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BA1</text:p>
          </table:table-cell>
          <table:table-cell table:style-name="ce4" office:value-type="string" calcext:value-type="string">
            <text:p>AC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6.534" calcext:value-type="float">
            <text:p>126.53</text:p>
          </table:table-cell>
          <table:table-cell table:style-name="ce7" office:value-type="float" office:value="127.806" calcext:value-type="float">
            <text:p>127.81</text:p>
          </table:table-cell>
          <table:table-cell table:style-name="ce10" table:formula="of:=AVERAGE([.D99:.E99])" office:value-type="float" office:value="127.17" calcext:value-type="float">
            <text:p>127.1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8.159" calcext:value-type="float">
            <text:p>28.16</text:p>
          </table:table-cell>
          <table:table-cell table:style-name="ce12" table:formula="of:=[.G99]*INTERNAL_40" office:value-type="float" office:value="0" calcext:value-type="float">
            <text:p>0.00</text:p>
          </table:table-cell>
          <table:table-cell table:style-name="ce12" table:formula="of:=[.H99]*EXTERNAL_40" office:value-type="float" office:value="166.1381" calcext:value-type="float">
            <text:p>166.1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99]+VIA_13*[.L99]+VIA_16*[.M99]" office:value-type="float" office:value="12.14" calcext:value-type="float">
            <text:p>12.14</text:p>
          </table:table-cell>
          <table:table-cell table:style-name="ce12" table:formula="of:=[.I99]+[.J99]+[.N99]+[.F99]" office:value-type="float" office:value="305.4481" calcext:value-type="float">
            <text:p>305.45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99]-[.P99]" office:value-type="float" office:value="86.2021" calcext:value-type="float">
            <text:p>86.20</text:p>
          </table:table-cell>
          <table:table-cell table:formula="of:=([.P99]-([.F99]+[.N99]))" office:value-type="float" office:value="79.936" calcext:value-type="float">
            <text:p>79.94</text:p>
          </table:table-cell>
          <table:table-cell table:formula="of:=[.R99]/INTERNAL_40" office:value-type="float" office:value="12.2978461538462" calcext:value-type="float">
            <text:p>12.30</text:p>
          </table:table-cell>
          <table:table-cell table:formula="of:=[.R99]/EXTERNAL_40" office:value-type="float" office:value="13.5484745762712" calcext:value-type="float">
            <text:p>13.5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BA2</text:p>
          </table:table-cell>
          <table:table-cell table:style-name="ce4" office:value-type="string" calcext:value-type="string">
            <text:p>AF13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56.3" calcext:value-type="float">
            <text:p>156.30</text:p>
          </table:table-cell>
          <table:table-cell table:style-name="ce7" office:value-type="float" office:value="157.87" calcext:value-type="float">
            <text:p>157.87</text:p>
          </table:table-cell>
          <table:table-cell table:style-name="ce10" table:formula="of:=AVERAGE([.D100:.E100])" office:value-type="float" office:value="157.085" calcext:value-type="float">
            <text:p>157.0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7.778" calcext:value-type="float">
            <text:p>17.78</text:p>
          </table:table-cell>
          <table:table-cell table:style-name="ce12" table:formula="of:=[.G100]*INTERNAL_40" office:value-type="float" office:value="0" calcext:value-type="float">
            <text:p>0.00</text:p>
          </table:table-cell>
          <table:table-cell table:style-name="ce12" table:formula="of:=[.H100]*EXTERNAL_40" office:value-type="float" office:value="104.8902" calcext:value-type="float">
            <text:p>104.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100]+VIA_13*[.L100]+VIA_16*[.M100]" office:value-type="float" office:value="0" calcext:value-type="float">
            <text:p>0</text:p>
          </table:table-cell>
          <table:table-cell table:style-name="ce12" table:formula="of:=[.I100]+[.J100]+[.N100]+[.F100]" office:value-type="float" office:value="261.9752" calcext:value-type="float">
            <text:p>261.98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100]-[.P100]" office:value-type="float" office:value="42.7292" calcext:value-type="float">
            <text:p>42.73</text:p>
          </table:table-cell>
          <table:table-cell table:formula="of:=([.P100]-([.F100]+[.N100]))" office:value-type="float" office:value="62.161" calcext:value-type="float">
            <text:p>62.16</text:p>
          </table:table-cell>
          <table:table-cell table:formula="of:=[.R100]/INTERNAL_40" office:value-type="float" office:value="9.56323076923077" calcext:value-type="float">
            <text:p>9.56</text:p>
          </table:table-cell>
          <table:table-cell table:formula="of:=[.R100]/EXTERNAL_40" office:value-type="float" office:value="10.5357627118644" calcext:value-type="float">
            <text:p>10.5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RST#</text:p>
          </table:table-cell>
          <table:table-cell table:style-name="ce4" office:value-type="string" calcext:value-type="string">
            <text:p>AA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40.43" calcext:value-type="float">
            <text:p>140.43</text:p>
          </table:table-cell>
          <table:table-cell table:style-name="ce7" office:value-type="float" office:value="141.842" calcext:value-type="float">
            <text:p>141.84</text:p>
          </table:table-cell>
          <table:table-cell table:style-name="ce10" table:formula="of:=AVERAGE([.D101:.E101])" office:value-type="float" office:value="141.136" calcext:value-type="float">
            <text:p>141.14</text:p>
          </table:table-cell>
          <table:table-cell table:style-name="ce12" office:value-type="float" office:value="68.601" calcext:value-type="float">
            <text:p>68.6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101]*INTERNAL_40" office:value-type="float" office:value="445.9065" calcext:value-type="float">
            <text:p>445.91</text:p>
          </table:table-cell>
          <table:table-cell table:style-name="ce12" table:formula="of:=[.H101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101]+VIA_13*[.L101]+VIA_16*[.M101]" office:value-type="float" office:value="10.14" calcext:value-type="float">
            <text:p>10.14</text:p>
          </table:table-cell>
          <table:table-cell table:style-name="ce12" table:formula="of:=[.I101]+[.J101]+[.N101]+[.F101]" office:value-type="float" office:value="597.1825" calcext:value-type="float">
            <text:p>597.18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101]-[.P101]" office:value-type="float" office:value="377.9365" calcext:value-type="float">
            <text:p>377.94</text:p>
          </table:table-cell>
          <table:table-cell table:formula="of:=([.P101]-([.F101]+[.N101]))" office:value-type="float" office:value="67.97" calcext:value-type="float">
            <text:p>67.97</text:p>
          </table:table-cell>
          <table:table-cell table:formula="of:=[.R101]/INTERNAL_40" office:value-type="float" office:value="10.4569230769231" calcext:value-type="float">
            <text:p>10.46</text:p>
          </table:table-cell>
          <table:table-cell table:formula="of:=[.R101]/EXTERNAL_40" office:value-type="float" office:value="11.5203389830508" calcext:value-type="float">
            <text:p>11.5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CKE#</text:p>
          </table:table-cell>
          <table:table-cell table:style-name="ce4" office:value-type="string" calcext:value-type="string">
            <text:p>AE13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62.186" calcext:value-type="float">
            <text:p>162.19</text:p>
          </table:table-cell>
          <table:table-cell table:style-name="ce7" office:value-type="float" office:value="163.816" calcext:value-type="float">
            <text:p>163.82</text:p>
          </table:table-cell>
          <table:table-cell table:style-name="ce10" table:formula="of:=AVERAGE([.D102:.E102])" office:value-type="float" office:value="163.001" calcext:value-type="float">
            <text:p>163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9.533" calcext:value-type="float">
            <text:p>19.53</text:p>
          </table:table-cell>
          <table:table-cell table:style-name="ce12" table:formula="of:=[.G102]*INTERNAL_40" office:value-type="float" office:value="0" calcext:value-type="float">
            <text:p>0.00</text:p>
          </table:table-cell>
          <table:table-cell table:style-name="ce12" table:formula="of:=[.H102]*EXTERNAL_40" office:value-type="float" office:value="115.2447" calcext:value-type="float">
            <text:p>115.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102]+VIA_13*[.L102]+VIA_16*[.M102]" office:value-type="float" office:value="0" calcext:value-type="float">
            <text:p>0</text:p>
          </table:table-cell>
          <table:table-cell table:style-name="ce12" table:formula="of:=[.I102]+[.J102]+[.N102]+[.F102]" office:value-type="float" office:value="278.2457" calcext:value-type="float">
            <text:p>278.25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102]-[.P102]" office:value-type="float" office:value="58.9997" calcext:value-type="float">
            <text:p>59.00</text:p>
          </table:table-cell>
          <table:table-cell table:formula="of:=([.P102]-([.F102]+[.N102]))" office:value-type="float" office:value="56.245" calcext:value-type="float">
            <text:p>56.25</text:p>
          </table:table-cell>
          <table:table-cell table:formula="of:=[.R102]/INTERNAL_40" office:value-type="float" office:value="8.65307692307692" calcext:value-type="float">
            <text:p>8.65</text:p>
          </table:table-cell>
          <table:table-cell table:formula="of:=[.R102]/EXTERNAL_40" office:value-type="float" office:value="9.53305084745762" calcext:value-type="float">
            <text:p>9.5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CS#</text:p>
          </table:table-cell>
          <table:table-cell table:style-name="ce4" office:value-type="string" calcext:value-type="string">
            <text:p>AB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2.806" calcext:value-type="float">
            <text:p>102.81</text:p>
          </table:table-cell>
          <table:table-cell table:style-name="ce7" office:value-type="float" office:value="103.84" calcext:value-type="float">
            <text:p>103.84</text:p>
          </table:table-cell>
          <table:table-cell table:style-name="ce10" table:formula="of:=AVERAGE([.D103:.E103])" office:value-type="float" office:value="103.323" calcext:value-type="float">
            <text:p>103.3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9.457" calcext:value-type="float">
            <text:p>29.46</text:p>
          </table:table-cell>
          <table:table-cell table:style-name="ce12" table:formula="of:=[.G103]*INTERNAL_40" office:value-type="float" office:value="0" calcext:value-type="float">
            <text:p>0.00</text:p>
          </table:table-cell>
          <table:table-cell table:style-name="ce12" table:formula="of:=[.H103]*EXTERNAL_40" office:value-type="float" office:value="173.7963" calcext:value-type="float">
            <text:p>173.8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103]+VIA_13*[.L103]+VIA_16*[.M103]" office:value-type="float" office:value="12.14" calcext:value-type="float">
            <text:p>12.14</text:p>
          </table:table-cell>
          <table:table-cell table:style-name="ce12" table:formula="of:=[.I103]+[.J103]+[.N103]+[.F103]" office:value-type="float" office:value="289.2593" calcext:value-type="float">
            <text:p>289.26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103]-[.P103]" office:value-type="float" office:value="70.0133" calcext:value-type="float">
            <text:p>70.01</text:p>
          </table:table-cell>
          <table:table-cell table:formula="of:=([.P103]-([.F103]+[.N103]))" office:value-type="float" office:value="103.783" calcext:value-type="float">
            <text:p>103.78</text:p>
          </table:table-cell>
          <table:table-cell table:formula="of:=[.R103]/INTERNAL_40" office:value-type="float" office:value="15.9666153846154" calcext:value-type="float">
            <text:p>15.97</text:p>
          </table:table-cell>
          <table:table-cell table:formula="of:=[.R103]/EXTERNAL_40" office:value-type="float" office:value="17.5903389830508" calcext:value-type="float">
            <text:p>17.5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ODT</text:p>
          </table:table-cell>
          <table:table-cell table:style-name="ce4" office:value-type="string" calcext:value-type="string">
            <text:p>AC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8.278" calcext:value-type="float">
            <text:p>118.28</text:p>
          </table:table-cell>
          <table:table-cell table:style-name="ce7" office:value-type="float" office:value="119.466" calcext:value-type="float">
            <text:p>119.47</text:p>
          </table:table-cell>
          <table:table-cell table:style-name="ce10" table:formula="of:=AVERAGE([.D104:.E104])" office:value-type="float" office:value="118.872" calcext:value-type="float">
            <text:p>118.8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8.325" calcext:value-type="float">
            <text:p>28.33</text:p>
          </table:table-cell>
          <table:table-cell table:style-name="ce12" table:formula="of:=[.G104]*INTERNAL_40" office:value-type="float" office:value="0" calcext:value-type="float">
            <text:p>0.00</text:p>
          </table:table-cell>
          <table:table-cell table:style-name="ce12" table:formula="of:=[.H104]*EXTERNAL_40" office:value-type="float" office:value="167.1175" calcext:value-type="float">
            <text:p>167.1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104]+VIA_13*[.L104]+VIA_16*[.M104]" office:value-type="float" office:value="12.14" calcext:value-type="float">
            <text:p>12.14</text:p>
          </table:table-cell>
          <table:table-cell table:style-name="ce12" table:formula="of:=[.I104]+[.J104]+[.N104]+[.F104]" office:value-type="float" office:value="298.1295" calcext:value-type="float">
            <text:p>298.13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104]-[.P104]" office:value-type="float" office:value="78.8835" calcext:value-type="float">
            <text:p>78.88</text:p>
          </table:table-cell>
          <table:table-cell table:formula="of:=([.P104]-([.F104]+[.N104]))" office:value-type="float" office:value="88.234" calcext:value-type="float">
            <text:p>88.23</text:p>
          </table:table-cell>
          <table:table-cell table:formula="of:=[.R104]/INTERNAL_40" office:value-type="float" office:value="13.5744615384615" calcext:value-type="float">
            <text:p>13.57</text:p>
          </table:table-cell>
          <table:table-cell table:formula="of:=[.R104]/EXTERNAL_40" office:value-type="float" office:value="14.9549152542373" calcext:value-type="float">
            <text:p>14.9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WE#</text:p>
          </table:table-cell>
          <table:table-cell table:style-name="ce4" office:value-type="string" calcext:value-type="string">
            <text:p>AF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39.22" calcext:value-type="float">
            <text:p>139.22</text:p>
          </table:table-cell>
          <table:table-cell table:style-name="ce7" office:value-type="float" office:value="140.62" calcext:value-type="float">
            <text:p>140.62</text:p>
          </table:table-cell>
          <table:table-cell table:style-name="ce10" table:formula="of:=AVERAGE([.D105:.E105])" office:value-type="float" office:value="139.92" calcext:value-type="float">
            <text:p>139.9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7.166" calcext:value-type="float">
            <text:p>17.17</text:p>
          </table:table-cell>
          <table:table-cell table:style-name="ce12" table:formula="of:=[.G105]*INTERNAL_40" office:value-type="float" office:value="0" calcext:value-type="float">
            <text:p>0.00</text:p>
          </table:table-cell>
          <table:table-cell table:style-name="ce12" table:formula="of:=[.H105]*EXTERNAL_40" office:value-type="float" office:value="101.2794" calcext:value-type="float">
            <text:p>101.2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105]+VIA_13*[.L105]+VIA_16*[.M105]" office:value-type="float" office:value="0" calcext:value-type="float">
            <text:p>0</text:p>
          </table:table-cell>
          <table:table-cell table:style-name="ce12" table:formula="of:=[.I105]+[.J105]+[.N105]+[.F105]" office:value-type="float" office:value="241.1994" calcext:value-type="float">
            <text:p>241.20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105]-[.P105]" office:value-type="float" office:value="21.9534" calcext:value-type="float">
            <text:p>21.95</text:p>
          </table:table-cell>
          <table:table-cell table:formula="of:=([.P105]-([.F105]+[.N105]))" office:value-type="float" office:value="79.326" calcext:value-type="float">
            <text:p>79.33</text:p>
          </table:table-cell>
          <table:table-cell table:formula="of:=[.R105]/INTERNAL_40" office:value-type="float" office:value="12.204" calcext:value-type="float">
            <text:p>12.20</text:p>
          </table:table-cell>
          <table:table-cell table:formula="of:=[.R105]/EXTERNAL_40" office:value-type="float" office:value="13.4450847457627" calcext:value-type="float">
            <text:p>13.4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CAS#</text:p>
          </table:table-cell>
          <table:table-cell table:style-name="ce4" office:value-type="string" calcext:value-type="string">
            <text:p>AE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97.303" calcext:value-type="float">
            <text:p>197.30</text:p>
          </table:table-cell>
          <table:table-cell table:style-name="ce7" office:value-type="float" office:value="199.285" calcext:value-type="float">
            <text:p>199.29</text:p>
          </table:table-cell>
          <table:table-cell table:style-name="ce10" table:formula="of:=AVERAGE([.D106:.E106])" office:value-type="float" office:value="198.294" calcext:value-type="float">
            <text:p>198.2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8.448" calcext:value-type="float">
            <text:p>18.45</text:p>
          </table:table-cell>
          <table:table-cell table:style-name="ce12" table:formula="of:=[.G106]*INTERNAL_40" office:value-type="float" office:value="0" calcext:value-type="float">
            <text:p>0.00</text:p>
          </table:table-cell>
          <table:table-cell table:style-name="ce12" table:formula="of:=[.H106]*EXTERNAL_40" office:value-type="float" office:value="108.8432" calcext:value-type="float">
            <text:p>108.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106]+VIA_13*[.L106]+VIA_16*[.M106]" office:value-type="float" office:value="0" calcext:value-type="float">
            <text:p>0</text:p>
          </table:table-cell>
          <table:table-cell table:style-name="ce12" table:formula="of:=[.I106]+[.J106]+[.N106]+[.F106]" office:value-type="float" office:value="307.1372" calcext:value-type="float">
            <text:p>307.14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106]-[.P106]" office:value-type="float" office:value="87.8912" calcext:value-type="float">
            <text:p>87.89</text:p>
          </table:table-cell>
          <table:table-cell table:formula="of:=([.P106]-([.F106]+[.N106]))" office:value-type="float" office:value="20.952" calcext:value-type="float">
            <text:p>20.95</text:p>
          </table:table-cell>
          <table:table-cell table:formula="of:=[.R106]/INTERNAL_40" office:value-type="float" office:value="3.22338461538461" calcext:value-type="float">
            <text:p>3.22</text:p>
          </table:table-cell>
          <table:table-cell table:formula="of:=[.R106]/EXTERNAL_40" office:value-type="float" office:value="3.55118644067797" calcext:value-type="float">
            <text:p>3.5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RAS#</text:p>
          </table:table-cell>
          <table:table-cell table:style-name="ce4" office:value-type="string" calcext:value-type="string">
            <text:p>AD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31.94" calcext:value-type="float">
            <text:p>131.94</text:p>
          </table:table-cell>
          <table:table-cell table:style-name="ce7" office:value-type="float" office:value="133.266" calcext:value-type="float">
            <text:p>133.27</text:p>
          </table:table-cell>
          <table:table-cell table:style-name="ce10" table:formula="of:=AVERAGE([.D107:.E107])" office:value-type="float" office:value="132.603" calcext:value-type="float">
            <text:p>132.6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26.994" calcext:value-type="float">
            <text:p>26.99</text:p>
          </table:table-cell>
          <table:table-cell table:style-name="ce12" table:formula="of:=[.G107]*INTERNAL_40" office:value-type="float" office:value="0" calcext:value-type="float">
            <text:p>0.00</text:p>
          </table:table-cell>
          <table:table-cell table:style-name="ce12" table:formula="of:=[.H107]*EXTERNAL_40" office:value-type="float" office:value="159.2646" calcext:value-type="float">
            <text:p>159.2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107]+VIA_13*[.L107]+VIA_16*[.M107]" office:value-type="float" office:value="12.14" calcext:value-type="float">
            <text:p>12.14</text:p>
          </table:table-cell>
          <table:table-cell table:style-name="ce12" table:formula="of:=[.I107]+[.J107]+[.N107]+[.F107]" office:value-type="float" office:value="304.0076" calcext:value-type="float">
            <text:p>304.01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6" table:formula="of:=[.O107]-[.P107]" office:value-type="float" office:value="84.7616" calcext:value-type="float">
            <text:p>84.76</text:p>
          </table:table-cell>
          <table:table-cell table:formula="of:=([.P107]-([.F107]+[.N107]))" office:value-type="float" office:value="74.503" calcext:value-type="float">
            <text:p>74.50</text:p>
          </table:table-cell>
          <table:table-cell table:formula="of:=[.R107]/INTERNAL_40" office:value-type="float" office:value="11.462" calcext:value-type="float">
            <text:p>11.46</text:p>
          </table:table-cell>
          <table:table-cell table:formula="of:=[.R107]/EXTERNAL_40" office:value-type="float" office:value="12.6276271186441" calcext:value-type="float">
            <text:p>12.6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CLK</text:p>
          </table:table-cell>
          <table:table-cell table:style-name="ce4" office:value-type="string" calcext:value-type="string">
            <text:p>W1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4.88" calcext:value-type="float">
            <text:p>84.88</text:p>
          </table:table-cell>
          <table:table-cell table:style-name="ce7" office:value-type="float" office:value="85.733" calcext:value-type="float">
            <text:p>85.73</text:p>
          </table:table-cell>
          <table:table-cell table:style-name="ce10" table:formula="of:=AVERAGE([.D108:.E108])" office:value-type="float" office:value="85.3065" calcext:value-type="float">
            <text:p>85.31</text:p>
          </table:table-cell>
          <table:table-cell table:style-name="ce12" office:value-type="float" office:value="23.669" calcext:value-type="float">
            <text:p>23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108]*INTERNAL_80" office:value-type="float" office:value="130.1795" calcext:value-type="float">
            <text:p>130.18</text:p>
          </table:table-cell>
          <table:table-cell table:style-name="ce12" table:formula="of:=[.H108]*EXTERNAL_8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108]+VIA_13*[.L108]+VIA_16*[.M108]" office:value-type="float" office:value="3.76" calcext:value-type="float">
            <text:p>3.76</text:p>
          </table:table-cell>
          <table:table-cell table:style-name="ce12" table:formula="of:=[.I108]+[.J108]+[.N108]+[.F108]" office:value-type="float" office:value="219.246" calcext:value-type="float">
            <text:p>219.25</text:p>
          </table:table-cell>
          <table:table-cell table:style-name="ce12" table:formula="of:=CLK" office:value-type="float" office:value="219.246" calcext:value-type="float">
            <text:p>219.25</text:p>
          </table:table-cell>
          <table:table-cell table:style-name="ce17" table:formula="of:=[.O108]-SLOWEST_DQS" office:value-type="float" office:value="-220.547" calcext:value-type="float">
            <text:p>-220.55</text:p>
          </table:table-cell>
          <table:table-cell table:number-columns-repeated="1007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Q2:Sheet1.Q81">
            <calcext:condition calcext:apply-style-name="DarkBlue" calcext:value="&lt;-1*DQ_TO_DQS" calcext:base-cell-address="Sheet1.Q2"/>
            <calcext:condition calcext:apply-style-name="LightBlue" calcext:value="&lt;-5" calcext:base-cell-address="Sheet1.Q2"/>
            <calcext:condition calcext:apply-style-name="DarkRed" calcext:value="&gt;DQ_TO_DQS" calcext:base-cell-address="Sheet1.Q2"/>
            <calcext:condition calcext:apply-style-name="LightRed" calcext:value="&gt;5" calcext:base-cell-address="Sheet1.Q2"/>
            <calcext:condition calcext:apply-style-name="Green" calcext:value="between(-5,5)" calcext:base-cell-address="Sheet1.Q2"/>
          </calcext:conditional-format>
          <calcext:conditional-format calcext:target-range-address="Sheet1.Q82:Sheet1.Q107">
            <calcext:condition calcext:apply-style-name="DarkBlue" calcext:value="&lt;-CLK_TO_DQ" calcext:base-cell-address="Sheet1.Q82"/>
            <calcext:condition calcext:apply-style-name="LightBlue" calcext:value="&lt;-5" calcext:base-cell-address="Sheet1.Q82"/>
            <calcext:condition calcext:apply-style-name="DarkRed" calcext:value="&gt;CLK_TO_DQ" calcext:base-cell-address="Sheet1.Q82"/>
            <calcext:condition calcext:apply-style-name="LightRed" calcext:value="&gt;5" calcext:base-cell-address="Sheet1.Q82"/>
            <calcext:condition calcext:apply-style-name="Green" calcext:value="between(-5,5)" calcext:base-cell-address="Sheet1.Q82"/>
          </calcext:conditional-format>
          <calcext:conditional-format calcext:target-range-address="Sheet1.Q108:Sheet1.Q108">
            <calcext:condition calcext:apply-style-name="DarkBlue" calcext:value="&lt;0" calcext:base-cell-address="Sheet1.Q108"/>
            <calcext:condition calcext:apply-style-name="LightBlue" calcext:value="&lt;400" calcext:base-cell-address="Sheet1.Q108"/>
            <calcext:condition calcext:apply-style-name="DarkRed" calcext:value="&gt;1600" calcext:base-cell-address="Sheet1.Q108"/>
            <calcext:condition calcext:apply-style-name="LightRed" calcext:value="&gt;800" calcext:base-cell-address="Sheet1.Q108"/>
            <calcext:condition calcext:apply-style-name="Green" calcext:value="between(400,800)" calcext:base-cell-address="Sheet1.Q108"/>
          </calcext:conditional-format>
        </calcext:conditional-formats>
      </table:table>
      <table:named-expressions>
        <table:named-range table:name="CLK" table:base-cell-address="$Sheet1.$O$108" table:cell-range-address="$Sheet1.$O$108"/>
        <table:named-range table:name="CLK_TO_DQ" table:base-cell-address="$Sheet1.$Y$15" table:cell-range-address="$Sheet1.$Y$15"/>
        <table:named-range table:name="DQS0" table:base-cell-address="$Sheet1.$O$11" table:cell-range-address="$Sheet1.$O$11"/>
        <table:named-range table:name="DQS1" table:base-cell-address="$Sheet1.$O$21" table:cell-range-address="$Sheet1.$O$21"/>
        <table:named-range table:name="DQS2" table:base-cell-address="$Sheet1.$O$31" table:cell-range-address="$Sheet1.$O$31"/>
        <table:named-range table:name="DQS3" table:base-cell-address="$Sheet1.$O$41" table:cell-range-address="$Sheet1.$O$41"/>
        <table:named-range table:name="DQS4" table:base-cell-address="$Sheet1.$O$51" table:cell-range-address="$Sheet1.$O$51"/>
        <table:named-range table:name="DQS5" table:base-cell-address="$Sheet1.$O$61" table:cell-range-address="$Sheet1.$O$61"/>
        <table:named-range table:name="DQS6" table:base-cell-address="$Sheet1.$O$71" table:cell-range-address="$Sheet1.$O$71"/>
        <table:named-range table:name="DQS7" table:base-cell-address="$Sheet1.$O$81" table:cell-range-address="$Sheet1.$O$81"/>
        <table:named-range table:name="DQ_TO_DQS" table:base-cell-address="$Sheet1.$Y$14" table:cell-range-address="$Sheet1.$Y$14"/>
        <table:named-range table:name="EXTERNAL_40" table:base-cell-address="$Sheet1.$J$4" table:cell-range-address="$Sheet1.$Y$4"/>
        <table:named-range table:name="EXTERNAL_80" table:base-cell-address="$Sheet1.$J$5" table:cell-range-address="$Sheet1.$Y$5"/>
        <table:named-range table:name="INTERNAL_40" table:base-cell-address="$Sheet1.$J$2" table:cell-range-address="$Sheet1.$Y$2"/>
        <table:named-range table:name="INTERNAL_80" table:base-cell-address="$Sheet1.$J$3" table:cell-range-address="$Sheet1.$Y$3"/>
        <table:named-range table:name="SLOWEST_DQS" table:base-cell-address="$Sheet1.$Y$17" table:cell-range-address="$Sheet1.$Y$17"/>
        <table:named-range table:name="VIA_13" table:base-cell-address="$Sheet1.$Y$10" table:cell-range-address="$Sheet1.$Y$10"/>
        <table:named-range table:name="VIA_16" table:base-cell-address="$Sheet1.$Y$11" table:cell-range-address="$Sheet1.$Y$11"/>
        <table:named-range table:name="VIA_18" table:base-cell-address="$Sheet1.$Y$9" table:cell-range-address="$Sheet1.$Y$9"/>
        <table:named-range table:name="VIA_36" table:base-cell-address="$Sheet1.$Y$12" table:cell-range-address="$Sheet1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LightRed" style:family="table-cell" style:parent-style-name="Default">
      <style:table-cell-properties fo:background-color="#ffcccc"/>
    </style:style>
    <style:style style:name="DarkRed" style:family="table-cell" style:parent-style-name="Default">
      <style:table-cell-properties fo:background-color="#ff6666"/>
    </style:style>
    <style:style style:name="Green" style:family="table-cell" style:parent-style-name="Default">
      <style:table-cell-properties fo:background-color="#99ff99"/>
    </style:style>
    <style:style style:name="DarkBlue" style:family="table-cell" style:parent-style-name="Default">
      <style:table-cell-properties fo:background-color="#3399ff"/>
    </style:style>
    <style:style style:name="LightBlue" style:family="table-cell" style:parent-style-name="Default">
      <style:table-cell-properties fo:background-color="#99cc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21:50:02.302906206</meta:creation-date>
    <meta:generator>LibreOffice/6.1.5.2$Linux_X86_64 LibreOffice_project/10$Build-2</meta:generator>
    <dc:date>2020-07-13T08:32:21.788566053</dc:date>
    <meta:editing-duration>P3DT10H8M10S</meta:editing-duration>
    <meta:editing-cycles>117</meta:editing-cycles>
    <meta:document-statistic meta:table-count="1" meta:cell-count="2158" meta:object-count="0"/>
  </office:meta>
</office:document-meta>
</file>